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1.87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12.33mm"/>
    </style:style>
    <style:style style:name="co9" style:family="table-column">
      <style:table-column-properties fo:break-before="auto" style:column-width="31.86mm"/>
    </style:style>
    <style:style style:name="co10" style:family="table-column">
      <style:table-column-properties fo:break-before="auto" style:column-width="31.04mm"/>
    </style:style>
    <style:style style:name="co11" style:family="table-column">
      <style:table-column-properties fo:break-before="auto" style:column-width="39.76mm"/>
    </style:style>
    <style:style style:name="co12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fessor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rofessor</text:p>
          </table:table-cell>
          <table:table-cell office:value-type="string" calcext:value-type="string">
            <text:p>Hores</text:p>
          </table:table-cell>
        </table:table-row>
        <table:table-row table:style-name="ro1">
          <table:table-cell office:value-type="string" calcext:value-type="string">
            <text:p>Prof_10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115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142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144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152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157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175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Prof_186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189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189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1922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Prof_21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219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2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237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242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24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25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261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277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280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16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34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353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58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6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62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66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368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372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37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39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f_403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412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41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43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437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44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460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46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463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465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f_467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473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of_485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48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505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518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523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53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of_545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554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572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597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598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rof_6094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19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23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31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33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664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78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79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68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6856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Prof_6898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Prof_694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695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69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70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709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f_716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720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722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740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757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768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77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782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78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78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7880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79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801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80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810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81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82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830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83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83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841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849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85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859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f_862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8703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881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906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907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908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Prof_911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93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9580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963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rof_963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964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rof_964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Prof_96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_985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Prof_9963</text:p>
          </table:table-cell>
          <table:table-cell office:value-type="float" office:value="160" calcext:value-type="float">
            <text:p>160</text:p>
          </table:table-cell>
        </table:table-row>
      </table:table>
      <table:table table:name="PlaDoc_Anonim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-group>
          <table:table-column table:style-name="co2" table:default-cell-style-name="Default"/>
        </table:table-column-group>
        <table:table-column table:style-name="co4" table:default-cell-style-name="Default"/>
        <table:table-row table:style-name="ro1">
          <table:table-cell office:value-type="string" calcext:value-type="string">
            <text:p>Titulacio</text:p>
          </table:table-cell>
          <table:table-cell office:value-type="string" calcext:value-type="string">
            <text:p>Assignatura</text:p>
          </table:table-cell>
          <table:table-cell office:value-type="string" calcext:value-type="string">
            <text:p>Curs</text:p>
          </table:table-cell>
          <table:table-cell office:value-type="string" calcext:value-type="string">
            <text:p>Semestre</text:p>
          </table:table-cell>
          <table:table-cell office:value-type="string" calcext:value-type="string">
            <text:p>SubGrup</text:p>
          </table:table-cell>
          <table:table-cell office:value-type="string" calcext:value-type="string">
            <text:p>Hores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Assignatura</text:p>
          </table:table-cell>
        </table:table-row>
        <table:table-row-group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table:style-name="ce1" office:value-type="string" calcext:value-type="string">
                <text:p>Assig_856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089</text:p>
              </table:table-cell>
              <table:table-cell table:style-name="ce1" office:value-type="string" calcext:value-type="string">
                <text:p>Assig_856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56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089</text:p>
              </table:table-cell>
              <table:table-cell office:value-type="string" calcext:value-type="string">
                <text:p>Assig_856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64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089</text:p>
              </table:table-cell>
              <table:table-cell office:value-type="string" calcext:value-type="string">
                <text:p>Assig_264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64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089</text:p>
              </table:table-cell>
              <table:table-cell office:value-type="string" calcext:value-type="string">
                <text:p>Assig_26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:.$F$5])" office:value-type="float" office:value="88" calcext:value-type="float">
              <text:p>88</text:p>
            </table:table-cell>
            <table:table-cell office:value-type="string" calcext:value-type="string">
              <text:p>Prof_108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606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6064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33-34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43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7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44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7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44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7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157</text:p>
              </table:table-cell>
              <table:table-cell office:value-type="string" calcext:value-type="string">
                <text:p>Assig_4472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:.$F$13])" office:value-type="float" office:value="150" calcext:value-type="float">
              <text:p>150</text:p>
            </table:table-cell>
            <table:table-cell office:value-type="string" calcext:value-type="string">
              <text:p>Prof_115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4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421</text:p>
              </table:table-cell>
              <table:table-cell office:value-type="string" calcext:value-type="string">
                <text:p>Assig_496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5:.$F$20])" office:value-type="float" office:value="120" calcext:value-type="float">
              <text:p>120</text:p>
            </table:table-cell>
            <table:table-cell office:value-type="string" calcext:value-type="string">
              <text:p>Prof_142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687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687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6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796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6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796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6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796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6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Prof_1448</text:p>
              </table:table-cell>
              <table:table-cell office:value-type="string" calcext:value-type="string">
                <text:p>Assig_796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2:.$F$26])" office:value-type="float" office:value="99" calcext:value-type="float">
              <text:p>99</text:p>
            </table:table-cell>
            <table:table-cell office:value-type="string" calcext:value-type="string">
              <text:p>Prof_144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569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64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264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64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264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383</text:p>
              </table:table-cell>
              <table:table-cell office:value-type="string" calcext:value-type="string">
                <text:p>Assig_1989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1526</text:p>
              </table:table-cell>
              <table:table-cell office:value-type="string" calcext:value-type="string">
                <text:p>Assig_198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8:.$F$32])" office:value-type="float" office:value="80" calcext:value-type="float">
              <text:p>80</text:p>
            </table:table-cell>
            <table:table-cell office:value-type="string" calcext:value-type="string">
              <text:p>Prof_152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294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2944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916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916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875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594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594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594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5947</text:p>
              </table:table-cell>
            </table:table-row>
            <table:table-row table:style-name="ro1">
              <table:table-cell office:value-type="string" calcext:value-type="string">
                <text:p>Titulacio_163</text:p>
              </table:table-cell>
              <table:table-cell office:value-type="string" calcext:value-type="string">
                <text:p>Assig_975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1579</text:p>
              </table:table-cell>
              <table:table-cell office:value-type="string" calcext:value-type="string">
                <text:p>Assig_975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4:.$F$42])" office:value-type="float" office:value="156" calcext:value-type="float">
              <text:p>156</text:p>
            </table:table-cell>
            <table:table-cell office:value-type="string" calcext:value-type="string">
              <text:p>Prof_157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72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216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72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21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62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62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74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3741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7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708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7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77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653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9.5" calcext:value-type="float">
                <text:p>9.5</text:p>
              </table:table-cell>
              <table:table-cell office:value-type="string" calcext:value-type="string">
                <text:p>Prof_1755</text:p>
              </table:table-cell>
              <table:table-cell office:value-type="string" calcext:value-type="string">
                <text:p>Assig_653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4:.$F$54])" office:value-type="float" office:value="184.5" calcext:value-type="float">
              <text:p>184.5</text:p>
            </table:table-cell>
            <table:table-cell office:value-type="string" calcext:value-type="string">
              <text:p>Prof_175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49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1860</text:p>
              </table:table-cell>
              <table:table-cell office:value-type="string" calcext:value-type="string">
                <text:p>Assig_454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49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1860</text:p>
              </table:table-cell>
              <table:table-cell office:value-type="string" calcext:value-type="string">
                <text:p>Assig_454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6:.$F$57])" office:value-type="float" office:value="20" calcext:value-type="float">
              <text:p>20</text:p>
            </table:table-cell>
            <table:table-cell office:value-type="string" calcext:value-type="string">
              <text:p>Prof_186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60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960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60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960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778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890</text:p>
              </table:table-cell>
              <table:table-cell office:value-type="string" calcext:value-type="string">
                <text:p>Assig_77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9:.$F$63])" office:value-type="float" office:value="106" calcext:value-type="float">
              <text:p>106</text:p>
            </table:table-cell>
            <table:table-cell office:value-type="string" calcext:value-type="string">
              <text:p>Prof_189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7621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578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578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3930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896</text:p>
              </table:table-cell>
              <table:table-cell office:value-type="string" calcext:value-type="string">
                <text:p>Assig_39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5:.$F$70])" office:value-type="float" office:value="108" calcext:value-type="float">
              <text:p>108</text:p>
            </table:table-cell>
            <table:table-cell office:value-type="string" calcext:value-type="string">
              <text:p>Prof_189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s2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3-24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5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6513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51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6513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51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213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213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8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8852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1922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2:.$F$83])" office:value-type="float" office:value="226" calcext:value-type="float">
              <text:p>226</text:p>
            </table:table-cell>
            <table:table-cell office:value-type="string" calcext:value-type="string">
              <text:p>Prof_192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5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7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192</text:p>
              </table:table-cell>
              <table:table-cell office:value-type="string" calcext:value-type="string">
                <text:p>Assig_650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85:.$F$90])" office:value-type="float" office:value="60" calcext:value-type="float">
              <text:p>60</text:p>
            </table:table-cell>
            <table:table-cell office:value-type="string" calcext:value-type="string">
              <text:p>Prof_219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2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49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2199</text:p>
              </table:table-cell>
              <table:table-cell office:value-type="string" calcext:value-type="string">
                <text:p>Assig_454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92:.$F$96])" office:value-type="float" office:value="128" calcext:value-type="float">
              <text:p>128</text:p>
            </table:table-cell>
            <table:table-cell office:value-type="string" calcext:value-type="string">
              <text:p>Prof_219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93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342</text:p>
              </table:table-cell>
              <table:table-cell office:value-type="string" calcext:value-type="string">
                <text:p>Assig_893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93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342</text:p>
              </table:table-cell>
              <table:table-cell office:value-type="string" calcext:value-type="string">
                <text:p>Assig_893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98:.$F$99])" office:value-type="float" office:value="56" calcext:value-type="float">
              <text:p>56</text:p>
            </table:table-cell>
            <table:table-cell office:value-type="string" calcext:value-type="string">
              <text:p>Prof_234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2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1120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2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112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9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79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34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9343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288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276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375</text:p>
              </table:table-cell>
              <table:table-cell office:value-type="string" calcext:value-type="string">
                <text:p>Assig_22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01:.$F$107])" office:value-type="float" office:value="109" calcext:value-type="float">
              <text:p>109</text:p>
            </table:table-cell>
            <table:table-cell office:value-type="string" calcext:value-type="string">
              <text:p>Prof_237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1" calcext:value-type="float">
                <text:p>31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28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28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97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39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97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39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97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39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2427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09:.$F$117])" office:value-type="float" office:value="139" calcext:value-type="float">
              <text:p>139</text:p>
            </table:table-cell>
            <table:table-cell office:value-type="string" calcext:value-type="string">
              <text:p>Prof_242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59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859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1661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1661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459</text:p>
              </table:table-cell>
              <table:table-cell office:value-type="string" calcext:value-type="string">
                <text:p>post</text:p>
              </table:table-cell>
              <table:table-cell/>
              <table:table-cell office:value-type="string" calcext:value-type="string">
                <text:p>Teo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Prof_2441</text:p>
              </table:table-cell>
              <table:table-cell office:value-type="string" calcext:value-type="string">
                <text:p>Assig_245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19:.$F$125])" office:value-type="float" office:value="154" calcext:value-type="float">
              <text:p>154</text:p>
            </table:table-cell>
            <table:table-cell office:value-type="string" calcext:value-type="string">
              <text:p>Prof_244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97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589</text:p>
              </table:table-cell>
              <table:table-cell office:value-type="string" calcext:value-type="string">
                <text:p>Assig_397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589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589</text:p>
              </table:table-cell>
              <table:table-cell office:value-type="string" calcext:value-type="string">
                <text:p>Assig_239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27:.$F$129])" office:value-type="float" office:value="20" calcext:value-type="float">
              <text:p>20</text:p>
            </table:table-cell>
            <table:table-cell office:value-type="string" calcext:value-type="string">
              <text:p>Prof_258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615</text:p>
              </table:table-cell>
              <table:table-cell office:value-type="string" calcext:value-type="string">
                <text:p>Assig_1173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Prof_2615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2615</text:p>
              </table:table-cell>
              <table:table-cell office:value-type="string" calcext:value-type="string">
                <text:p>Assig_452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2615</text:p>
              </table:table-cell>
              <table:table-cell office:value-type="string" calcext:value-type="string">
                <text:p>Assig_452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31:.$F$134])" office:value-type="float" office:value="132" calcext:value-type="float">
              <text:p>132</text:p>
            </table:table-cell>
            <table:table-cell office:value-type="string" calcext:value-type="string">
              <text:p>Prof_261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213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2132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213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2779</text:p>
              </table:table-cell>
              <table:table-cell office:value-type="string" calcext:value-type="string">
                <text:p>Assig_2132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36:.$F$145])" office:value-type="float" office:value="96" calcext:value-type="float">
              <text:p>96</text:p>
            </table:table-cell>
            <table:table-cell office:value-type="string" calcext:value-type="string">
              <text:p>Prof_277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518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0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690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0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690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0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28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0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28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2808</text:p>
              </table:table-cell>
              <table:table-cell office:value-type="string" calcext:value-type="string">
                <text:p>Assig_239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47:.$F$153])" office:value-type="float" office:value="156" calcext:value-type="float">
              <text:p>156</text:p>
            </table:table-cell>
            <table:table-cell office:value-type="string" calcext:value-type="string">
              <text:p>Prof_280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3164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164</text:p>
              </table:table-cell>
              <table:table-cell office:value-type="string" calcext:value-type="string">
                <text:p>Assig_86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55:.$F$156])" office:value-type="float" office:value="12" calcext:value-type="float">
              <text:p>12</text:p>
            </table:table-cell>
            <table:table-cell office:value-type="string" calcext:value-type="string">
              <text:p>Prof_316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66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466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66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466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0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902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0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400</text:p>
              </table:table-cell>
              <table:table-cell office:value-type="string" calcext:value-type="string">
                <text:p>Assig_90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58:.$F$162])" office:value-type="float" office:value="106" calcext:value-type="float">
              <text:p>106</text:p>
            </table:table-cell>
            <table:table-cell office:value-type="string" calcext:value-type="string">
              <text:p>Prof_340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34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434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34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4343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220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2203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220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2203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220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220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61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61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6126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533</text:p>
              </table:table-cell>
              <table:table-cell office:value-type="string" calcext:value-type="string">
                <text:p>Assig_288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64:.$F$173])" office:value-type="float" office:value="179" calcext:value-type="float">
              <text:p>179</text:p>
            </table:table-cell>
            <table:table-cell office:value-type="string" calcext:value-type="string">
              <text:p>Prof_353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969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9696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969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9696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969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969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12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312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12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312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12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312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214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421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575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Prof_3588</text:p>
              </table:table-cell>
              <table:table-cell office:value-type="string" calcext:value-type="string">
                <text:p>Assig_257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75:.$F$182])" office:value-type="float" office:value="136" calcext:value-type="float">
              <text:p>136</text:p>
            </table:table-cell>
            <table:table-cell office:value-type="string" calcext:value-type="string">
              <text:p>Prof_358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294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2944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606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50" calcext:value-type="float">
                <text:p>50</text:p>
              </table:table-cell>
              <table:table-cell office:value-type="string" calcext:value-type="string">
                <text:p>Prof_3616</text:p>
              </table:table-cell>
              <table:table-cell office:value-type="string" calcext:value-type="string">
                <text:p>Assig_606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84:.$F$188])" office:value-type="float" office:value="126" calcext:value-type="float">
              <text:p>126</text:p>
            </table:table-cell>
            <table:table-cell office:value-type="string" calcext:value-type="string">
              <text:p>Prof_361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3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3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3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5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3625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90:.$F$195])" office:value-type="float" office:value="123" calcext:value-type="float">
              <text:p>123</text:p>
            </table:table-cell>
            <table:table-cell office:value-type="string" calcext:value-type="string">
              <text:p>Prof_362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214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662</text:p>
              </table:table-cell>
              <table:table-cell office:value-type="string" calcext:value-type="string">
                <text:p>Assig_421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97:.$F$197])" office:value-type="float" office:value="14" calcext:value-type="float">
              <text:p>14</text:p>
            </table:table-cell>
            <table:table-cell office:value-type="string" calcext:value-type="string">
              <text:p>Prof_366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687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6879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65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7652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65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7652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4s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4s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Prof_3684</text:p>
              </table:table-cell>
              <table:table-cell office:value-type="string" calcext:value-type="string">
                <text:p>Assig_9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199:.$F$212])" office:value-type="float" office:value="144" calcext:value-type="float">
              <text:p>144</text:p>
            </table:table-cell>
            <table:table-cell office:value-type="string" calcext:value-type="string">
              <text:p>Prof_368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4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372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565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721</text:p>
              </table:table-cell>
              <table:table-cell office:value-type="string" calcext:value-type="string">
                <text:p>Assig_565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14:.$F$215])" office:value-type="float" office:value="17" calcext:value-type="float">
              <text:p>17</text:p>
            </table:table-cell>
            <table:table-cell office:value-type="string" calcext:value-type="string">
              <text:p>Prof_372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960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725</text:p>
              </table:table-cell>
              <table:table-cell office:value-type="string" calcext:value-type="string">
                <text:p>Assig_960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725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36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3725</text:p>
              </table:table-cell>
              <table:table-cell office:value-type="string" calcext:value-type="string">
                <text:p>Assig_136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36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3725</text:p>
              </table:table-cell>
              <table:table-cell office:value-type="string" calcext:value-type="string">
                <text:p>Assig_136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17:.$F$220])" office:value-type="float" office:value="78" calcext:value-type="float">
              <text:p>78</text:p>
            </table:table-cell>
            <table:table-cell office:value-type="string" calcext:value-type="string">
              <text:p>Prof_372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578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5784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578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578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594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3976</text:p>
              </table:table-cell>
              <table:table-cell office:value-type="string" calcext:value-type="string">
                <text:p>Assig_59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22:.$F$227])" office:value-type="float" office:value="93" calcext:value-type="float">
              <text:p>93</text:p>
            </table:table-cell>
            <table:table-cell office:value-type="string" calcext:value-type="string">
              <text:p>Prof_397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6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1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1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1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611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1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611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11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611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4034</text:p>
              </table:table-cell>
              <table:table-cell office:value-type="string" calcext:value-type="string">
                <text:p>Assig_239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29:.$F$237])" office:value-type="float" office:value="154" calcext:value-type="float">
              <text:p>154</text:p>
            </table:table-cell>
            <table:table-cell office:value-type="string" calcext:value-type="string">
              <text:p>Prof_403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6513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6513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6513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128</text:p>
              </table:table-cell>
              <table:table-cell office:value-type="string" calcext:value-type="string">
                <text:p>Assig_651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39:.$F$244])" office:value-type="float" office:value="54" calcext:value-type="float">
              <text:p>54</text:p>
            </table:table-cell>
            <table:table-cell office:value-type="string" calcext:value-type="string">
              <text:p>Prof_412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s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s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1s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2s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8752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5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6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138</text:p>
              </table:table-cell>
              <table:table-cell office:value-type="string" calcext:value-type="string">
                <text:p>Assig_32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46:.$F$253])" office:value-type="float" office:value="88" calcext:value-type="float">
              <text:p>88</text:p>
            </table:table-cell>
            <table:table-cell office:value-type="string" calcext:value-type="string">
              <text:p>Prof_413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339</text:p>
              </table:table-cell>
              <table:table-cell office:value-type="string" calcext:value-type="string">
                <text:p>Assig_409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55:.$F$255])" office:value-type="float" office:value="16" calcext:value-type="float">
              <text:p>16</text:p>
            </table:table-cell>
            <table:table-cell office:value-type="string" calcext:value-type="string">
              <text:p>Prof_433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117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117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1173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4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7435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4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7435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205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372</text:p>
              </table:table-cell>
              <table:table-cell office:value-type="string" calcext:value-type="string">
                <text:p>Assig_2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57:.$F$262])" office:value-type="float" office:value="92" calcext:value-type="float">
              <text:p>92</text:p>
            </table:table-cell>
            <table:table-cell office:value-type="string" calcext:value-type="string">
              <text:p>Prof_437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4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4491</text:p>
              </table:table-cell>
              <table:table-cell office:value-type="string" calcext:value-type="string">
                <text:p>Assig_74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64:.$F$268])" office:value-type="float" office:value="52" calcext:value-type="float">
              <text:p>52</text:p>
            </table:table-cell>
            <table:table-cell office:value-type="string" calcext:value-type="string">
              <text:p>Prof_449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s1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s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1-3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45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1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1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601</text:p>
              </table:table-cell>
              <table:table-cell office:value-type="string" calcext:value-type="string">
                <text:p>Assig_64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70:.$F$277])" office:value-type="float" office:value="168" calcext:value-type="float">
              <text:p>168</text:p>
            </table:table-cell>
            <table:table-cell office:value-type="string" calcext:value-type="string">
              <text:p>Prof_460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4607</text:p>
              </table:table-cell>
              <table:table-cell office:value-type="string" calcext:value-type="string">
                <text:p>Assig_762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79:.$F$279])" office:value-type="float" office:value="28" calcext:value-type="float">
              <text:p>28</text:p>
            </table:table-cell>
            <table:table-cell office:value-type="string" calcext:value-type="string">
              <text:p>Prof_460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02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4634</text:p>
              </table:table-cell>
              <table:table-cell office:value-type="string" calcext:value-type="string">
                <text:p>Assig_502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02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4634</text:p>
              </table:table-cell>
              <table:table-cell office:value-type="string" calcext:value-type="string">
                <text:p>Assig_5023</text:p>
              </table:table-cell>
            </table:table-row>
            <table:table-row table:style-name="ro1">
              <table:table-cell office:value-type="string" calcext:value-type="string">
                <text:p>Titulacio_559</text:p>
              </table:table-cell>
              <table:table-cell office:value-type="string" calcext:value-type="string">
                <text:p>Assig_201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634</text:p>
              </table:table-cell>
              <table:table-cell office:value-type="string" calcext:value-type="string">
                <text:p>Assig_201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575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4634</text:p>
              </table:table-cell>
              <table:table-cell office:value-type="string" calcext:value-type="string">
                <text:p>Assig_257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81:.$F$284])" office:value-type="float" office:value="64" calcext:value-type="float">
              <text:p>64</text:p>
            </table:table-cell>
            <table:table-cell office:value-type="string" calcext:value-type="string">
              <text:p>Prof_463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4650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33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4650</text:p>
              </table:table-cell>
              <table:table-cell office:value-type="string" calcext:value-type="string">
                <text:p>Assig_733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650</text:p>
              </table:table-cell>
              <table:table-cell office:value-type="string" calcext:value-type="string">
                <text:p>Assig_38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4650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86:.$F$289])" office:value-type="float" office:value="64" calcext:value-type="float">
              <text:p>64</text:p>
            </table:table-cell>
            <table:table-cell office:value-type="string" calcext:value-type="string">
              <text:p>Prof_465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1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5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6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47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674</text:p>
              </table:table-cell>
              <table:table-cell office:value-type="string" calcext:value-type="string">
                <text:p>Assig_801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91:.$F$297])" office:value-type="float" office:value="88" calcext:value-type="float">
              <text:p>88</text:p>
            </table:table-cell>
            <table:table-cell office:value-type="string" calcext:value-type="string">
              <text:p>Prof_467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738</text:p>
              </table:table-cell>
              <table:table-cell office:value-type="string" calcext:value-type="string">
                <text:p>Assig_38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4738</text:p>
              </table:table-cell>
              <table:table-cell office:value-type="string" calcext:value-type="string">
                <text:p>Assig_381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299:.$F$300])" office:value-type="float" office:value="32" calcext:value-type="float">
              <text:p>32</text:p>
            </table:table-cell>
            <table:table-cell office:value-type="string" calcext:value-type="string">
              <text:p>Prof_473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4857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606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rof_4857</text:p>
              </table:table-cell>
              <table:table-cell office:value-type="string" calcext:value-type="string">
                <text:p>Assig_6064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1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857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565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4857</text:p>
              </table:table-cell>
              <table:table-cell office:value-type="string" calcext:value-type="string">
                <text:p>Assig_565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02:.$F$305])" office:value-type="float" office:value="96" calcext:value-type="float">
              <text:p>96</text:p>
            </table:table-cell>
            <table:table-cell office:value-type="string" calcext:value-type="string">
              <text:p>Prof_485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4871</text:p>
              </table:table-cell>
              <table:table-cell office:value-type="string" calcext:value-type="string">
                <text:p>Assig_4524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8715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4871</text:p>
              </table:table-cell>
              <table:table-cell office:value-type="string" calcext:value-type="string">
                <text:p>Assig_871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07:.$F$308])" office:value-type="float" office:value="35" calcext:value-type="float">
              <text:p>35</text:p>
            </table:table-cell>
            <table:table-cell office:value-type="string" calcext:value-type="string">
              <text:p>Prof_487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77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053</text:p>
              </table:table-cell>
              <table:table-cell office:value-type="string" calcext:value-type="string">
                <text:p>Assig_770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653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Prof_5053</text:p>
              </table:table-cell>
              <table:table-cell office:value-type="string" calcext:value-type="string">
                <text:p>Assig_653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276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053</text:p>
              </table:table-cell>
              <table:table-cell office:value-type="string" calcext:value-type="string">
                <text:p>Assig_22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10:.$F$312])" office:value-type="float" office:value="55" calcext:value-type="float">
              <text:p>55</text:p>
            </table:table-cell>
            <table:table-cell office:value-type="string" calcext:value-type="string">
              <text:p>Prof_505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8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8876</text:p>
              </table:table-cell>
            </table:table-row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8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8876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185</text:p>
              </table:table-cell>
              <table:table-cell office:value-type="string" calcext:value-type="string">
                <text:p>Assig_9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14:.$F$318])" office:value-type="float" office:value="49" calcext:value-type="float">
              <text:p>49</text:p>
            </table:table-cell>
            <table:table-cell office:value-type="string" calcext:value-type="string">
              <text:p>Prof_518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3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231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20:.$F$324])" office:value-type="float" office:value="133" calcext:value-type="float">
              <text:p>133</text:p>
            </table:table-cell>
            <table:table-cell office:value-type="string" calcext:value-type="string">
              <text:p>Prof_523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59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859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0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207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2397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205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5364</text:p>
              </table:table-cell>
              <table:table-cell office:value-type="string" calcext:value-type="string">
                <text:p>Assig_2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26:.$F$330])" office:value-type="float" office:value="97" calcext:value-type="float">
              <text:p>97</text:p>
            </table:table-cell>
            <table:table-cell office:value-type="string" calcext:value-type="string">
              <text:p>Prof_536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46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46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2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521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2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521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2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521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5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695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575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456</text:p>
              </table:table-cell>
              <table:table-cell office:value-type="string" calcext:value-type="string">
                <text:p>Assig_257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32:.$F$339])" office:value-type="float" office:value="184" calcext:value-type="float">
              <text:p>184</text:p>
            </table:table-cell>
            <table:table-cell office:value-type="string" calcext:value-type="string">
              <text:p>Prof_545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5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875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5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75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542</text:p>
              </table:table-cell>
              <table:table-cell office:value-type="string" calcext:value-type="string">
                <text:p>Assig_239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41:.$F$348])" office:value-type="float" office:value="129" calcext:value-type="float">
              <text:p>129</text:p>
            </table:table-cell>
            <table:table-cell office:value-type="string" calcext:value-type="string">
              <text:p>Prof_554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872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8729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58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7588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58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7588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58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758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39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339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39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339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39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729</text:p>
              </table:table-cell>
              <table:table-cell office:value-type="string" calcext:value-type="string">
                <text:p>Assig_339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50:.$F$360])" office:value-type="float" office:value="126" calcext:value-type="float">
              <text:p>126</text:p>
            </table:table-cell>
            <table:table-cell office:value-type="string" calcext:value-type="string">
              <text:p>Prof_572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687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5" calcext:value-type="float">
                <text:p>3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6879</text:p>
              </table:table-cell>
            </table:table-row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59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25" calcext:value-type="float">
                <text:p>2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8591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5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4969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969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90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03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5971</text:p>
              </table:table-cell>
              <table:table-cell office:value-type="string" calcext:value-type="string">
                <text:p>Assig_403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62:.$F$371])" office:value-type="float" office:value="161" calcext:value-type="float">
              <text:p>161</text:p>
            </table:table-cell>
            <table:table-cell office:value-type="string" calcext:value-type="string">
              <text:p>Prof_597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575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457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575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457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559</text:p>
              </table:table-cell>
              <table:table-cell office:value-type="string" calcext:value-type="string">
                <text:p>Assig_201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201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575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3" calcext:value-type="float">
                <text:p>13</text:p>
              </table:table-cell>
              <table:table-cell office:value-type="string" calcext:value-type="string">
                <text:p>Prof_5989</text:p>
              </table:table-cell>
              <table:table-cell office:value-type="string" calcext:value-type="string">
                <text:p>Assig_257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73:.$F$377])" office:value-type="float" office:value="89" calcext:value-type="float">
              <text:p>89</text:p>
            </table:table-cell>
            <table:table-cell office:value-type="string" calcext:value-type="string">
              <text:p>Prof_598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205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2056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961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094</text:p>
              </table:table-cell>
              <table:table-cell office:value-type="string" calcext:value-type="string">
                <text:p>Assig_961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79:.$F$383])" office:value-type="float" office:value="110" calcext:value-type="float">
              <text:p>110</text:p>
            </table:table-cell>
            <table:table-cell office:value-type="string" calcext:value-type="string">
              <text:p>Prof_609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3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3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5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7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179</text:p>
              </table:table-cell>
              <table:table-cell office:value-type="string" calcext:value-type="string">
                <text:p>Assig_125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1254</text:p>
              </table:table-cell>
            </table:table-row>
            <table:table-row table:style-name="ro1">
              <table:table-cell office:value-type="string" calcext:value-type="string">
                <text:p>Titulacio_179</text:p>
              </table:table-cell>
              <table:table-cell office:value-type="string" calcext:value-type="string">
                <text:p>Assig_125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1254</text:p>
              </table:table-cell>
            </table:table-row>
            <table:table-row table:style-name="ro1">
              <table:table-cell office:value-type="string" calcext:value-type="string">
                <text:p>Titulacio_179</text:p>
              </table:table-cell>
              <table:table-cell office:value-type="string" calcext:value-type="string">
                <text:p>Assig_125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3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1254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1184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6190</text:p>
              </table:table-cell>
              <table:table-cell office:value-type="string" calcext:value-type="string">
                <text:p>Assig_118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85:.$F$392])" office:value-type="float" office:value="140" calcext:value-type="float">
              <text:p>140</text:p>
            </table:table-cell>
            <table:table-cell office:value-type="string" calcext:value-type="string">
              <text:p>Prof_619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778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40" calcext:value-type="float">
                <text:p>40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397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2397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961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232</text:p>
              </table:table-cell>
              <table:table-cell office:value-type="string" calcext:value-type="string">
                <text:p>Assig_961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394:.$F$398])" office:value-type="float" office:value="121" calcext:value-type="float">
              <text:p>121</text:p>
            </table:table-cell>
            <table:table-cell office:value-type="string" calcext:value-type="string">
              <text:p>Prof_623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33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733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33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733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38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9" calcext:value-type="float">
                <text:p>9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238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523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5234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276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317</text:p>
              </table:table-cell>
              <table:table-cell office:value-type="string" calcext:value-type="string">
                <text:p>Assig_22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00:.$F$405])" office:value-type="float" office:value="125" calcext:value-type="float">
              <text:p>125</text:p>
            </table:table-cell>
            <table:table-cell office:value-type="string" calcext:value-type="string">
              <text:p>Prof_631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330</text:p>
              </table:table-cell>
              <table:table-cell office:value-type="string" calcext:value-type="string">
                <text:p>Assig_569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330</text:p>
              </table:table-cell>
              <table:table-cell office:value-type="string" calcext:value-type="string">
                <text:p>Assig_569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07:.$F$408])" office:value-type="float" office:value="56" calcext:value-type="float">
              <text:p>56</text:p>
            </table:table-cell>
            <table:table-cell office:value-type="string" calcext:value-type="string">
              <text:p>Prof_633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1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89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9894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1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7183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1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7183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1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7183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1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6649</text:p>
              </table:table-cell>
              <table:table-cell office:value-type="string" calcext:value-type="string">
                <text:p>Assig_71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10:.$F$418])" office:value-type="float" office:value="140" calcext:value-type="float">
              <text:p>140</text:p>
            </table:table-cell>
            <table:table-cell office:value-type="string" calcext:value-type="string">
              <text:p>Prof_664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38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381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381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783</text:p>
              </table:table-cell>
              <table:table-cell office:value-type="string" calcext:value-type="string">
                <text:p>Assig_77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20:.$F$424])" office:value-type="float" office:value="150" calcext:value-type="float">
              <text:p>150</text:p>
            </table:table-cell>
            <table:table-cell office:value-type="string" calcext:value-type="string">
              <text:p>Prof_678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46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463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2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4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5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6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1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1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2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793</text:p>
              </table:table-cell>
              <table:table-cell office:value-type="string" calcext:value-type="string">
                <text:p>Assig_391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26:.$F$437])" office:value-type="float" office:value="161" calcext:value-type="float">
              <text:p>161</text:p>
            </table:table-cell>
            <table:table-cell office:value-type="string" calcext:value-type="string">
              <text:p>Prof_679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31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6819</text:p>
              </table:table-cell>
              <table:table-cell office:value-type="string" calcext:value-type="string">
                <text:p>Assig_31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39:.$F$439])" office:value-type="float" office:value="11" calcext:value-type="float">
              <text:p>11</text:p>
            </table:table-cell>
            <table:table-cell office:value-type="string" calcext:value-type="string">
              <text:p>Prof_681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213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213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8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68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8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68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8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68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68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68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214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56</text:p>
              </table:table-cell>
              <table:table-cell office:value-type="string" calcext:value-type="string">
                <text:p>Assig_421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41:.$F$447])" office:value-type="float" office:value="135" calcext:value-type="float">
              <text:p>135</text:p>
            </table:table-cell>
            <table:table-cell office:value-type="string" calcext:value-type="string">
              <text:p>Prof_685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5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7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8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08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808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08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808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08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8087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6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7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8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20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898</text:p>
              </table:table-cell>
              <table:table-cell office:value-type="string" calcext:value-type="string">
                <text:p>Assig_64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49:.$F$465])" office:value-type="float" office:value="224" calcext:value-type="float">
              <text:p>224</text:p>
            </table:table-cell>
            <table:table-cell office:value-type="string" calcext:value-type="string">
              <text:p>Prof_689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74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374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74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1" calcext:value-type="float">
                <text:p>21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3741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1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3910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1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3910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916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9167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916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916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5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75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5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75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56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756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6945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67:.$F$478])" office:value-type="float" office:value="172" calcext:value-type="float">
              <text:p>172</text:p>
            </table:table-cell>
            <table:table-cell office:value-type="string" calcext:value-type="string">
              <text:p>Prof_694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46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546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46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546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46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546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778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778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7781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57</text:p>
              </table:table-cell>
              <table:table-cell office:value-type="string" calcext:value-type="string">
                <text:p>Assig_589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80:.$F$487])" office:value-type="float" office:value="150" calcext:value-type="float">
              <text:p>150</text:p>
            </table:table-cell>
            <table:table-cell office:value-type="string" calcext:value-type="string">
              <text:p>Prof_695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72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7216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72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721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7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2056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4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6961</text:p>
              </table:table-cell>
              <table:table-cell office:value-type="string" calcext:value-type="string">
                <text:p>Assig_205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89:.$F$496])" office:value-type="float" office:value="78" calcext:value-type="float">
              <text:p>78</text:p>
            </table:table-cell>
            <table:table-cell office:value-type="string" calcext:value-type="string">
              <text:p>Prof_696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s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2s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21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391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0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033</text:p>
              </table:table-cell>
              <table:table-cell office:value-type="string" calcext:value-type="string">
                <text:p>Assig_20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498:.$F$503])" office:value-type="float" office:value="60" calcext:value-type="float">
              <text:p>60</text:p>
            </table:table-cell>
            <table:table-cell office:value-type="string" calcext:value-type="string">
              <text:p>Prof_703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098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s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098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098</text:p>
              </table:table-cell>
              <table:table-cell office:value-type="string" calcext:value-type="string">
                <text:p>Assig_403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05:.$F$507])" office:value-type="float" office:value="75" calcext:value-type="float">
              <text:p>75</text:p>
            </table:table-cell>
            <table:table-cell office:value-type="string" calcext:value-type="string">
              <text:p>Prof_709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1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5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7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7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801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8013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1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74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2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74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3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160</text:p>
              </table:table-cell>
              <table:table-cell office:value-type="string" calcext:value-type="string">
                <text:p>Assig_721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09:.$F$520])" office:value-type="float" office:value="156" calcext:value-type="float">
              <text:p>156</text:p>
            </table:table-cell>
            <table:table-cell office:value-type="string" calcext:value-type="string">
              <text:p>Prof_716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767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767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17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217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17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217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17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2173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459</text:p>
              </table:table-cell>
              <table:table-cell office:value-type="string" calcext:value-type="string">
                <text:p>post</text:p>
              </table:table-cell>
              <table:table-cell/>
              <table:table-cell office:value-type="string" calcext:value-type="string">
                <text:p>Teo2</text:p>
              </table:table-cell>
              <table:table-cell office:value-type="float" office:value="38" calcext:value-type="float">
                <text:p>38</text:p>
              </table:table-cell>
              <table:table-cell office:value-type="string" calcext:value-type="string">
                <text:p>Prof_7203</text:p>
              </table:table-cell>
              <table:table-cell office:value-type="string" calcext:value-type="string">
                <text:p>Assig_245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22:.$F$526])" office:value-type="float" office:value="118" calcext:value-type="float">
              <text:p>118</text:p>
            </table:table-cell>
            <table:table-cell office:value-type="string" calcext:value-type="string">
              <text:p>Prof_720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294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294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924</text:p>
              </table:table-cell>
              <table:table-cell office:value-type="string" calcext:value-type="string">
                <text:p>Assig_642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642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65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865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65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227</text:p>
              </table:table-cell>
              <table:table-cell office:value-type="string" calcext:value-type="string">
                <text:p>Assig_865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28:.$F$535])" office:value-type="float" office:value="152" calcext:value-type="float">
              <text:p>152</text:p>
            </table:table-cell>
            <table:table-cell office:value-type="string" calcext:value-type="string">
              <text:p>Prof_722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0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406</text:p>
              </table:table-cell>
              <table:table-cell office:value-type="string" calcext:value-type="string">
                <text:p>Assig_690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4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406</text:p>
              </table:table-cell>
              <table:table-cell office:value-type="string" calcext:value-type="string">
                <text:p>Assig_647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4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8" calcext:value-type="float">
                <text:p>18</text:p>
              </table:table-cell>
              <table:table-cell office:value-type="string" calcext:value-type="string">
                <text:p>Prof_7406</text:p>
              </table:table-cell>
              <table:table-cell office:value-type="string" calcext:value-type="string">
                <text:p>Assig_64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37:.$F$539])" office:value-type="float" office:value="44" calcext:value-type="float">
              <text:p>44</text:p>
            </table:table-cell>
            <table:table-cell office:value-type="string" calcext:value-type="string">
              <text:p>Prof_740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755</text:p>
              </table:table-cell>
              <table:table-cell office:value-type="string" calcext:value-type="string">
                <text:p>Assig_174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740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12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120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577</text:p>
              </table:table-cell>
              <table:table-cell office:value-type="string" calcext:value-type="string">
                <text:p>Assig_19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41:.$F$548])" office:value-type="float" office:value="84" calcext:value-type="float">
              <text:p>84</text:p>
            </table:table-cell>
            <table:table-cell office:value-type="string" calcext:value-type="string">
              <text:p>Prof_757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294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2944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8119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43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391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1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3910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3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7684</text:p>
              </table:table-cell>
              <table:table-cell office:value-type="string" calcext:value-type="string">
                <text:p>Assig_8752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50:.$F$557])" office:value-type="float" office:value="167" calcext:value-type="float">
              <text:p>167</text:p>
            </table:table-cell>
            <table:table-cell office:value-type="string" calcext:value-type="string">
              <text:p>Prof_768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4s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4s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1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1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3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50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50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43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7716</text:p>
              </table:table-cell>
              <table:table-cell office:value-type="string" calcext:value-type="string">
                <text:p>Assig_650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59:.$F$567])" office:value-type="float" office:value="146" calcext:value-type="float">
              <text:p>146</text:p>
            </table:table-cell>
            <table:table-cell office:value-type="string" calcext:value-type="string">
              <text:p>Prof_771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7824</text:p>
              </table:table-cell>
              <table:table-cell office:value-type="string" calcext:value-type="string">
                <text:p>Assig_452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7824</text:p>
              </table:table-cell>
              <table:table-cell office:value-type="string" calcext:value-type="string">
                <text:p>Assig_28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7824</text:p>
              </table:table-cell>
              <table:table-cell office:value-type="string" calcext:value-type="string">
                <text:p>Assig_28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69:.$F$571])" office:value-type="float" office:value="47" calcext:value-type="float">
              <text:p>47</text:p>
            </table:table-cell>
            <table:table-cell office:value-type="string" calcext:value-type="string">
              <text:p>Prof_782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3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329</text:p>
              </table:table-cell>
              <table:table-cell office:value-type="string" calcext:value-type="string">
                <text:p>Assig_41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4" calcext:value-type="float">
                <text:p>44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4121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81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3-34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7841</text:p>
              </table:table-cell>
              <table:table-cell office:value-type="string" calcext:value-type="string">
                <text:p>Assig_8119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73:.$F$578])" office:value-type="float" office:value="152" calcext:value-type="float">
              <text:p>152</text:p>
            </table:table-cell>
            <table:table-cell office:value-type="string" calcext:value-type="string">
              <text:p>Prof_784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5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19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2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7861</text:p>
              </table:table-cell>
              <table:table-cell office:value-type="string" calcext:value-type="string">
                <text:p>Assig_64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80:.$F$585])" office:value-type="float" office:value="72" calcext:value-type="float">
              <text:p>72</text:p>
            </table:table-cell>
            <table:table-cell office:value-type="string" calcext:value-type="string">
              <text:p>Prof_786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46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4635</text:p>
              </table:table-cell>
            </table:table-row>
            <table:table-row table:style-name="ro1">
              <table:table-cell office:value-type="string" calcext:value-type="string">
                <text:p>Titulacio_825</text:p>
              </table:table-cell>
              <table:table-cell office:value-type="string" calcext:value-type="string">
                <text:p>Assig_463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4635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974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48" calcext:value-type="float">
                <text:p>48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9745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958</text:p>
              </table:table-cell>
              <table:table-cell office:value-type="string" calcext:value-type="string">
                <text:p>Assig_698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82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3s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3s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403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Semi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7880</text:p>
              </table:table-cell>
              <table:table-cell office:value-type="string" calcext:value-type="string">
                <text:p>Assig_403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87:.$F$596])" office:value-type="float" office:value="186" calcext:value-type="float">
              <text:p>186</text:p>
            </table:table-cell>
            <table:table-cell office:value-type="string" calcext:value-type="string">
              <text:p>Prof_788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7961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47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7961</text:p>
              </table:table-cell>
              <table:table-cell office:value-type="string" calcext:value-type="string">
                <text:p>Assig_4718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34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42" calcext:value-type="float">
                <text:p>42</text:p>
              </table:table-cell>
              <table:table-cell office:value-type="string" calcext:value-type="string">
                <text:p>Prof_7961</text:p>
              </table:table-cell>
              <table:table-cell office:value-type="string" calcext:value-type="string">
                <text:p>Assig_434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598:.$F$600])" office:value-type="float" office:value="92" calcext:value-type="float">
              <text:p>92</text:p>
            </table:table-cell>
            <table:table-cell office:value-type="string" calcext:value-type="string">
              <text:p>Prof_796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8016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50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016</text:p>
              </table:table-cell>
              <table:table-cell office:value-type="string" calcext:value-type="string">
                <text:p>Assig_6950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6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016</text:p>
              </table:table-cell>
              <table:table-cell office:value-type="string" calcext:value-type="string">
                <text:p>Assig_5661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653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9.5" calcext:value-type="float">
                <text:p>9.5</text:p>
              </table:table-cell>
              <table:table-cell office:value-type="string" calcext:value-type="string">
                <text:p>Prof_8016</text:p>
              </table:table-cell>
              <table:table-cell office:value-type="string" calcext:value-type="string">
                <text:p>Assig_653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02:.$F$605])" office:value-type="float" office:value="85.5" calcext:value-type="float">
              <text:p>85.5</text:p>
            </table:table-cell>
            <table:table-cell office:value-type="string" calcext:value-type="string">
              <text:p>Prof_801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90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90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90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9008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096</text:p>
              </table:table-cell>
              <table:table-cell office:value-type="string" calcext:value-type="string">
                <text:p>Assig_900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07:.$F$611])" office:value-type="float" office:value="51" calcext:value-type="float">
              <text:p>51</text:p>
            </table:table-cell>
            <table:table-cell office:value-type="string" calcext:value-type="string">
              <text:p>Prof_809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s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1s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s2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99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4992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5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346</text:p>
              </table:table-cell>
              <table:table-cell office:value-type="string" calcext:value-type="string">
                <text:p>Assig_64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45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6430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5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152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5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8107</text:p>
              </table:table-cell>
              <table:table-cell office:value-type="string" calcext:value-type="string">
                <text:p>Assig_15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13:.$F$622])" office:value-type="float" office:value="133" calcext:value-type="float">
              <text:p>133</text:p>
            </table:table-cell>
            <table:table-cell office:value-type="string" calcext:value-type="string">
              <text:p>Prof_810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52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8109</text:p>
              </table:table-cell>
              <table:table-cell office:value-type="string" calcext:value-type="string">
                <text:p>Assig_452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24:.$F$624])" office:value-type="float" office:value="16" calcext:value-type="float">
              <text:p>16</text:p>
            </table:table-cell>
            <table:table-cell office:value-type="string" calcext:value-type="string">
              <text:p>Prof_810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590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8261</text:p>
              </table:table-cell>
              <table:table-cell office:value-type="string" calcext:value-type="string">
                <text:p>Assig_590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26:.$F$631])" office:value-type="float" office:value="86" calcext:value-type="float">
              <text:p>86</text:p>
            </table:table-cell>
            <table:table-cell office:value-type="string" calcext:value-type="string">
              <text:p>Prof_826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374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374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561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27" calcext:value-type="float">
                <text:p>27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561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482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7" calcext:value-type="float">
                <text:p>7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4825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8715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5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8306</text:p>
              </table:table-cell>
              <table:table-cell office:value-type="string" calcext:value-type="string">
                <text:p>Assig_871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33:.$F$637])" office:value-type="float" office:value="139" calcext:value-type="float">
              <text:p>139</text:p>
            </table:table-cell>
            <table:table-cell office:value-type="string" calcext:value-type="string">
              <text:p>Prof_830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7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355</text:p>
              </table:table-cell>
              <table:table-cell office:value-type="string" calcext:value-type="string">
                <text:p>Assig_875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00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9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8355</text:p>
              </table:table-cell>
              <table:table-cell office:value-type="string" calcext:value-type="string">
                <text:p>Assig_100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65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8355</text:p>
              </table:table-cell>
              <table:table-cell office:value-type="string" calcext:value-type="string">
                <text:p>Assig_8651</text:p>
              </table:table-cell>
            </table:table-row>
            <table:table-row table:style-name="ro1">
              <table:table-cell office:value-type="string" calcext:value-type="string">
                <text:p>Titulacio_270</text:p>
              </table:table-cell>
              <table:table-cell office:value-type="string" calcext:value-type="string">
                <text:p>Assig_8715</text:p>
              </table:table-cell>
              <table:table-cell office:value-type="string" calcext:value-type="string">
                <text:p>pre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2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8355</text:p>
              </table:table-cell>
              <table:table-cell office:value-type="string" calcext:value-type="string">
                <text:p>Assig_871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39:.$F$642])" office:value-type="float" office:value="61" calcext:value-type="float">
              <text:p>61</text:p>
            </table:table-cell>
            <table:table-cell office:value-type="string" calcext:value-type="string">
              <text:p>Prof_835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395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8395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395</text:p>
              </table:table-cell>
              <table:table-cell office:value-type="string" calcext:value-type="string">
                <text:p>Assig_64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44:.$F$646])" office:value-type="float" office:value="27" calcext:value-type="float">
              <text:p>27</text:p>
            </table:table-cell>
            <table:table-cell office:value-type="string" calcext:value-type="string">
              <text:p>Prof_839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6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70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870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70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8702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935</text:p>
              </table:table-cell>
              <table:table-cell office:value-type="string" calcext:value-type="string">
                <text:p>Assig_32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322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8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8852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85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885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0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28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09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28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417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48:.$F$657])" office:value-type="float" office:value="176" calcext:value-type="float">
              <text:p>176</text:p>
            </table:table-cell>
            <table:table-cell office:value-type="string" calcext:value-type="string">
              <text:p>Prof_841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3s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8496</text:p>
              </table:table-cell>
              <table:table-cell office:value-type="string" calcext:value-type="string">
                <text:p>Assig_6916</text:p>
              </table:table-cell>
            </table:table-row>
            <table:table-row table:style-name="ro1">
              <table:table-cell office:value-type="string" calcext:value-type="string">
                <text:p>Titulacio_925</text:p>
              </table:table-cell>
              <table:table-cell office:value-type="string" calcext:value-type="string">
                <text:p>Assig_691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3s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Prof_8496</text:p>
              </table:table-cell>
              <table:table-cell office:value-type="string" calcext:value-type="string">
                <text:p>Assig_691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59:.$F$660])" office:value-type="float" office:value="24" calcext:value-type="float">
              <text:p>24</text:p>
            </table:table-cell>
            <table:table-cell office:value-type="string" calcext:value-type="string">
              <text:p>Prof_8496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970</text:p>
              </table:table-cell>
              <table:table-cell office:value-type="string" calcext:value-type="string">
                <text:p>Assig_88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9" calcext:value-type="float">
                <text:p>29</text:p>
              </table:table-cell>
              <table:table-cell office:value-type="string" calcext:value-type="string">
                <text:p>Prof_8550</text:p>
              </table:table-cell>
              <table:table-cell office:value-type="string" calcext:value-type="string">
                <text:p>Assig_8876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89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550</text:p>
              </table:table-cell>
              <table:table-cell office:value-type="string" calcext:value-type="string">
                <text:p>Assig_2893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289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8550</text:p>
              </table:table-cell>
              <table:table-cell office:value-type="string" calcext:value-type="string">
                <text:p>Assig_2893</text:p>
              </table:table-cell>
            </table:table-row>
            <table:table-row table:style-name="ro1">
              <table:table-cell office:value-type="string" calcext:value-type="string">
                <text:p>Titulacio_374</text:p>
              </table:table-cell>
              <table:table-cell office:value-type="string" calcext:value-type="string">
                <text:p>Assig_684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8550</text:p>
              </table:table-cell>
              <table:table-cell office:value-type="string" calcext:value-type="string">
                <text:p>Assig_684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62:.$F$665])" office:value-type="float" office:value="83" calcext:value-type="float">
              <text:p>83</text:p>
            </table:table-cell>
            <table:table-cell office:value-type="string" calcext:value-type="string">
              <text:p>Prof_855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21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593</text:p>
              </table:table-cell>
              <table:table-cell office:value-type="string" calcext:value-type="string">
                <text:p>Assig_5219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66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593</text:p>
              </table:table-cell>
              <table:table-cell office:value-type="string" calcext:value-type="string">
                <text:p>Assig_566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67:.$F$668])" office:value-type="float" office:value="56" calcext:value-type="float">
              <text:p>56</text:p>
            </table:table-cell>
            <table:table-cell office:value-type="string" calcext:value-type="string">
              <text:p>Prof_859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7" calcext:value-type="float">
                <text:p>17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56</text:p>
              </table:table-cell>
              <table:table-cell office:value-type="string" calcext:value-type="string">
                <text:p>Assig_354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3" calcext:value-type="float">
                <text:p>33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3546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3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3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4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5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Semi316</text:p>
              </table:table-cell>
              <table:table-cell office:value-type="float" office:value="5" calcext:value-type="float">
                <text:p>5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483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31-32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648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384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8622</text:p>
              </table:table-cell>
              <table:table-cell office:value-type="string" calcext:value-type="string">
                <text:p>Assig_2384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70:.$F$679])" office:value-type="float" office:value="133" calcext:value-type="float">
              <text:p>133</text:p>
            </table:table-cell>
            <table:table-cell office:value-type="string" calcext:value-type="string">
              <text:p>Prof_8622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33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703</text:p>
              </table:table-cell>
              <table:table-cell office:value-type="string" calcext:value-type="string">
                <text:p>Assig_1337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133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8703</text:p>
              </table:table-cell>
              <table:table-cell office:value-type="string" calcext:value-type="string">
                <text:p>Assig_133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81:.$F$682])" office:value-type="float" office:value="56" calcext:value-type="float">
              <text:p>56</text:p>
            </table:table-cell>
            <table:table-cell office:value-type="string" calcext:value-type="string">
              <text:p>Prof_870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8815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1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8815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3</text:p>
              </table:table-cell>
              <table:table-cell office:value-type="float" office:value="11" calcext:value-type="float">
                <text:p>11</text:p>
              </table:table-cell>
              <table:table-cell office:value-type="string" calcext:value-type="string">
                <text:p>Prof_8815</text:p>
              </table:table-cell>
              <table:table-cell office:value-type="string" calcext:value-type="string">
                <text:p>Assig_721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84:.$F$686])" office:value-type="float" office:value="37" calcext:value-type="float">
              <text:p>37</text:p>
            </table:table-cell>
            <table:table-cell office:value-type="string" calcext:value-type="string">
              <text:p>Prof_8815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94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3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4094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788</text:p>
              </table:table-cell>
              <table:table-cell office:value-type="string" calcext:value-type="string">
                <text:p>Assig_864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8647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31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3176</text:p>
              </table:table-cell>
            </table:table-row>
            <table:table-row table:style-name="ro1">
              <table:table-cell office:value-type="string" calcext:value-type="string">
                <text:p>Titulacio_228</text:p>
              </table:table-cell>
              <table:table-cell office:value-type="string" calcext:value-type="string">
                <text:p>Assig_3176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317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82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9069</text:p>
              </table:table-cell>
              <table:table-cell office:value-type="string" calcext:value-type="string">
                <text:p>Assig_28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88:.$F$695])" office:value-type="float" office:value="177" calcext:value-type="float">
              <text:p>177</text:p>
            </table:table-cell>
            <table:table-cell office:value-type="string" calcext:value-type="string">
              <text:p>Prof_9069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765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7652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112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Semi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392</text:p>
              </table:table-cell>
              <table:table-cell office:value-type="string" calcext:value-type="string">
                <text:p>Assig_721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12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7218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40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2.5" calcext:value-type="float">
                <text:p>12.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4030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40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2.5" calcext:value-type="float">
                <text:p>12.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4030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40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3</text:p>
              </table:table-cell>
              <table:table-cell office:value-type="float" office:value="12.5" calcext:value-type="float">
                <text:p>12.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4030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4030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4</text:p>
              </table:table-cell>
              <table:table-cell office:value-type="float" office:value="12.5" calcext:value-type="float">
                <text:p>12.5</text:p>
              </table:table-cell>
              <table:table-cell office:value-type="string" calcext:value-type="string">
                <text:p>Prof_9077</text:p>
              </table:table-cell>
              <table:table-cell office:value-type="string" calcext:value-type="string">
                <text:p>Assig_40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697:.$F$704])" office:value-type="float" office:value="153" calcext:value-type="float">
              <text:p>153</text:p>
            </table:table-cell>
            <table:table-cell office:value-type="string" calcext:value-type="string">
              <text:p>Prof_907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526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081</text:p>
              </table:table-cell>
              <table:table-cell office:value-type="string" calcext:value-type="string">
                <text:p>Assig_152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06:.$F$706])" office:value-type="float" office:value="30" calcext:value-type="float">
              <text:p>30</text:p>
            </table:table-cell>
            <table:table-cell office:value-type="string" calcext:value-type="string">
              <text:p>Prof_9081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114</text:p>
              </table:table-cell>
              <table:table-cell office:value-type="string" calcext:value-type="string">
                <text:p>Assig_7783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7783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114</text:p>
              </table:table-cell>
              <table:table-cell office:value-type="string" calcext:value-type="string">
                <text:p>Assig_7783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08:.$F$709])" office:value-type="float" office:value="12" calcext:value-type="float">
              <text:p>12</text:p>
            </table:table-cell>
            <table:table-cell office:value-type="string" calcext:value-type="string">
              <text:p>Prof_911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702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8702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5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95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5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95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95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30" calcext:value-type="float">
                <text:p>30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95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9384</text:p>
              </table:table-cell>
              <table:table-cell office:value-type="string" calcext:value-type="string">
                <text:p>Assig_589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11:.$F$716])" office:value-type="float" office:value="110" calcext:value-type="float">
              <text:p>110</text:p>
            </table:table-cell>
            <table:table-cell office:value-type="string" calcext:value-type="string">
              <text:p>Prof_9384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26</text:p>
              </table:table-cell>
              <table:table-cell office:value-type="string" calcext:value-type="string">
                <text:p>Assig_6962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31-32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6962</text:p>
              </table:table-cell>
            </table:table-row>
            <table:table-row table:style-name="ro1">
              <table:table-cell office:value-type="string" calcext:value-type="string">
                <text:p>Titulacio_416</text:p>
              </table:table-cell>
              <table:table-cell office:value-type="string" calcext:value-type="string">
                <text:p>Assig_905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905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037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4037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8" calcext:value-type="float">
                <text:p>8</text:p>
              </table:table-cell>
              <table:table-cell office:value-type="string" calcext:value-type="string">
                <text:p>Prof_9580</text:p>
              </table:table-cell>
              <table:table-cell office:value-type="string" calcext:value-type="string">
                <text:p>Assig_1135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18:.$F$724])" office:value-type="float" office:value="156" calcext:value-type="float">
              <text:p>156</text:p>
            </table:table-cell>
            <table:table-cell office:value-type="string" calcext:value-type="string">
              <text:p>Prof_958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637</text:p>
              </table:table-cell>
              <table:table-cell office:value-type="string" calcext:value-type="string">
                <text:p>Assig_5187</text:p>
              </table:table-cell>
            </table:table-row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637</text:p>
              </table:table-cell>
              <table:table-cell office:value-type="string" calcext:value-type="string">
                <text:p>Assig_5187</text:p>
              </table:table-cell>
            </table:table-row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7</text:p>
              </table:table-cell>
              <table:table-cell office:value-type="string" calcext:value-type="string">
                <text:p>Assig_5187</text:p>
              </table:table-cell>
            </table:table-row>
            <table:table-row table:style-name="ro1">
              <table:table-cell office:value-type="string" calcext:value-type="string">
                <text:p>Titulacio_156</text:p>
              </table:table-cell>
              <table:table-cell office:value-type="string" calcext:value-type="string">
                <text:p>Assig_5187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7</text:p>
              </table:table-cell>
              <table:table-cell office:value-type="string" calcext:value-type="string">
                <text:p>Assig_518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26:.$F$729])" office:value-type="float" office:value="40" calcext:value-type="float">
              <text:p>40</text:p>
            </table:table-cell>
            <table:table-cell office:value-type="string" calcext:value-type="string">
              <text:p>Prof_963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5" calcext:value-type="float">
                <text:p>15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09</text:p>
              </table:table-cell>
              <table:table-cell office:value-type="string" calcext:value-type="string">
                <text:p>Assig_1698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2" calcext:value-type="float">
                <text:p>2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698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301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3016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301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3016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301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3016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12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1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221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12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2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221</text:p>
              </table:table-cell>
            </table:table-row>
            <table:table-row table:style-name="ro1">
              <table:table-cell office:value-type="string" calcext:value-type="string">
                <text:p>Titulacio_268</text:p>
              </table:table-cell>
              <table:table-cell office:value-type="string" calcext:value-type="string">
                <text:p>Assig_12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221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3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947</text:p>
              </table:table-cell>
            </table:table-row>
            <table:table-row table:style-name="ro1">
              <table:table-cell office:value-type="string" calcext:value-type="string">
                <text:p>Titulacio_334</text:p>
              </table:table-cell>
              <table:table-cell office:value-type="string" calcext:value-type="string">
                <text:p>Assig_1947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4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38</text:p>
              </table:table-cell>
              <table:table-cell office:value-type="string" calcext:value-type="string">
                <text:p>Assig_1947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31:.$F$744])" office:value-type="float" office:value="155" calcext:value-type="float">
              <text:p>155</text:p>
            </table:table-cell>
            <table:table-cell office:value-type="string" calcext:value-type="string">
              <text:p>Prof_963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609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eo2</text:p>
              </table:table-cell>
              <table:table-cell office:value-type="float" office:value="60" calcext:value-type="float">
                <text:p>60</text:p>
              </table:table-cell>
              <table:table-cell office:value-type="string" calcext:value-type="string">
                <text:p>Prof_9643</text:p>
              </table:table-cell>
              <table:table-cell office:value-type="string" calcext:value-type="string">
                <text:p>Assig_4609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765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Prt4</text:p>
              </table:table-cell>
              <table:table-cell office:value-type="float" office:value="46" calcext:value-type="float">
                <text:p>46</text:p>
              </table:table-cell>
              <table:table-cell office:value-type="string" calcext:value-type="string">
                <text:p>Prof_9643</text:p>
              </table:table-cell>
              <table:table-cell office:value-type="string" calcext:value-type="string">
                <text:p>Assig_176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762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32" calcext:value-type="float">
                <text:p>32</text:p>
              </table:table-cell>
              <table:table-cell office:value-type="string" calcext:value-type="string">
                <text:p>Prof_9643</text:p>
              </table:table-cell>
              <table:table-cell office:value-type="string" calcext:value-type="string">
                <text:p>Assig_7621</text:p>
              </table:table-cell>
            </table:table-row>
            <table:table-row table:style-name="ro1">
              <table:table-cell office:value-type="string" calcext:value-type="string">
                <text:p>Titulacio_448</text:p>
              </table:table-cell>
              <table:table-cell office:value-type="string" calcext:value-type="string">
                <text:p>Assig_5651</text:p>
              </table:table-cell>
              <table:table-cell office:value-type="float" office:value="1" calcext:value-type="float">
                <text:p>1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43</text:p>
              </table:table-cell>
              <table:table-cell office:value-type="string" calcext:value-type="string">
                <text:p>Assig_5651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46:.$F$749])" office:value-type="float" office:value="150" calcext:value-type="float">
              <text:p>150</text:p>
            </table:table-cell>
            <table:table-cell office:value-type="string" calcext:value-type="string">
              <text:p>Prof_9643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8121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3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8121</text:p>
              </table:table-cell>
            </table:table-row>
            <table:table-row table:style-name="ro1">
              <table:table-cell office:value-type="string" calcext:value-type="string">
                <text:p>Titulacio_691</text:p>
              </table:table-cell>
              <table:table-cell office:value-type="string" calcext:value-type="string">
                <text:p>Assig_8686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45" calcext:value-type="float">
                <text:p>45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868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0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1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44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0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1</text:p>
              </table:table-cell>
              <table:table-cell office:value-type="float" office:value="10" calcext:value-type="float">
                <text:p>10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4408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440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1</text:p>
              </table:table-cell>
              <table:table-cell office:value-type="float" office:value="26" calcext:value-type="float">
                <text:p>26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440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1661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19" calcext:value-type="float">
                <text:p>19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1661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48</text:p>
              </table:table-cell>
              <table:table-cell office:value-type="string" calcext:value-type="string">
                <text:p>Assig_2888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51:.$F$760])" office:value-type="float" office:value="234" calcext:value-type="float">
              <text:p>234</text:p>
            </table:table-cell>
            <table:table-cell office:value-type="string" calcext:value-type="string">
              <text:p>Prof_9648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24" calcext:value-type="float">
                <text:p>24</text:p>
              </table:table-cell>
              <table:table-cell office:value-type="string" calcext:value-type="string">
                <text:p>Prof_9687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687</text:p>
              </table:table-cell>
              <table:table-cell office:value-type="string" calcext:value-type="string">
                <text:p>Assig_288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3930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687</text:p>
              </table:table-cell>
              <table:table-cell office:value-type="string" calcext:value-type="string">
                <text:p>Assig_3930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62:.$F$764])" office:value-type="float" office:value="42" calcext:value-type="float">
              <text:p>42</text:p>
            </table:table-cell>
            <table:table-cell office:value-type="string" calcext:value-type="string">
              <text:p>Prof_9687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0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1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850</text:p>
              </table:table-cell>
              <table:table-cell office:value-type="string" calcext:value-type="string">
                <text:p>Assig_2076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2076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Prt2</text:p>
              </table:table-cell>
              <table:table-cell office:value-type="float" office:value="6" calcext:value-type="float">
                <text:p>6</text:p>
              </table:table-cell>
              <table:table-cell office:value-type="string" calcext:value-type="string">
                <text:p>Prof_9850</text:p>
              </table:table-cell>
              <table:table-cell office:value-type="string" calcext:value-type="string">
                <text:p>Assig_2076</text:p>
              </table:table-cell>
            </table:table-row>
          </table:table-row-group>
          <table:table-row table:style-name="ro1">
            <table:table-cell table:number-columns-repeated="5"/>
            <table:table-cell table:formula="of:=SUBTOTAL(9;[.$F$766:.$F$767])" office:value-type="float" office:value="12" calcext:value-type="float">
              <text:p>12</text:p>
            </table:table-cell>
            <table:table-cell office:value-type="string" calcext:value-type="string">
              <text:p>Prof_9850 Sum</text:p>
            </table:table-cell>
            <table:table-cell/>
          </table:table-row>
          <table:table-row-group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6904</text:p>
              </table:table-cell>
              <table:table-cell office:value-type="float" office:value="2" calcext:value-type="float">
                <text:p>2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Prt2</text:p>
              </table:table-cell>
              <table:table-cell office:value-type="float" office:value="14" calcext:value-type="float">
                <text:p>14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6904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8931</text:p>
              </table:table-cell>
              <table:table-cell office:value-type="float" office:value="3" calcext:value-type="float">
                <text:p>3</text:p>
              </table:table-cell>
              <table:table-cell office:value-type="string" calcext:value-type="string">
                <text:p>sem1</text:p>
              </table:table-cell>
              <table:table-cell office:value-type="string" calcext:value-type="string">
                <text:p>Teo1</text:p>
              </table:table-cell>
              <table:table-cell office:value-type="float" office:value="28" calcext:value-type="float">
                <text:p>28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8931</text:p>
              </table:table-cell>
            </table:table-row>
            <table:table-row table:style-name="ro1">
              <table:table-cell office:value-type="string" calcext:value-type="string">
                <text:p>Titulacio_130</text:p>
              </table:table-cell>
              <table:table-cell office:value-type="string" calcext:value-type="string">
                <text:p>Assig_1135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16" calcext:value-type="float">
                <text:p>16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1135</text:p>
              </table:table-cell>
            </table:table-row>
            <table:table-row table:style-name="ro1">
              <table:table-cell office:value-type="string" calcext:value-type="string">
                <text:p>Titulacio_804</text:p>
              </table:table-cell>
              <table:table-cell office:value-type="string" calcext:value-type="string">
                <text:p>Assig_5898</text:p>
              </table:table-cell>
              <table:table-cell office:value-type="float" office:value="4" calcext:value-type="float">
                <text:p>4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G</text:p>
              </table:table-cell>
              <table:table-cell office:value-type="float" office:value="36" calcext:value-type="float">
                <text:p>36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589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2888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anual</text:p>
              </table:table-cell>
              <table:table-cell office:value-type="string" calcext:value-type="string">
                <text:p>TFM</text:p>
              </table:table-cell>
              <table:table-cell office:value-type="float" office:value="12" calcext:value-type="float">
                <text:p>12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2888</text:p>
              </table:table-cell>
            </table:table-row>
            <table:table-row table:style-name="ro1">
              <table:table-cell office:value-type="string" calcext:value-type="string">
                <text:p>Titulacio_631</text:p>
              </table:table-cell>
              <table:table-cell office:value-type="string" calcext:value-type="string">
                <text:p>Assig_3930</text:p>
              </table:table-cell>
              <table:table-cell office:value-type="string" calcext:value-type="string">
                <text:p>post</text:p>
              </table:table-cell>
              <table:table-cell office:value-type="string" calcext:value-type="string">
                <text:p>sem2</text:p>
              </table:table-cell>
              <table:table-cell office:value-type="string" calcext:value-type="string">
                <text:p>Teo</text:p>
              </table:table-cell>
              <table:table-cell office:value-type="float" office:value="20" calcext:value-type="float">
                <text:p>20</text:p>
              </table:table-cell>
              <table:table-cell office:value-type="string" calcext:value-type="string">
                <text:p>Prof_9963</text:p>
              </table:table-cell>
              <table:table-cell office:value-type="string" calcext:value-type="string">
                <text:p>Assig_3930</text:p>
              </table:table-cell>
            </table:table-row>
          </table:table-row-group>
        </table:table-row-group>
        <table:table-row table:style-name="ro1">
          <table:table-cell table:number-columns-repeated="5"/>
          <table:table-cell table:formula="of:=SUBTOTAL(9;[.$F$769:.$F$774])" office:value-type="float" office:value="126" calcext:value-type="float">
            <text:p>126</text:p>
          </table:table-cell>
          <table:table-cell office:value-type="string" calcext:value-type="string">
            <text:p>Prof_9963 Sum</text:p>
          </table:table-cell>
          <table:table-cell/>
        </table:table-row>
        <table:table-row table:style-name="ro1">
          <table:table-cell table:number-columns-repeated="5"/>
          <table:table-cell table:formula="of:=SUBTOTAL(9;[.$F$2:.$F$774])" office:value-type="float" office:value="11354" calcext:value-type="float">
            <text:p>11354</text:p>
          </table:table-cell>
          <table:table-cell office:value-type="string" calcext:value-type="string">
            <text:p>Grand Sum</text:p>
          </table:table-cell>
          <table:table-cell/>
        </table:table-row>
      </table:table>
      <table:table table:name="Sheet3" table:style-name="ta1">
        <table:shapes>
          <draw:frame draw:z-index="0" draw:style-name="gr1" draw:text-style-name="P1" svg:width="257.01mm" svg:height="144.56mm" svg:x="288.73mm" svg:y="6.58mm">
            <draw:object draw:notify-on-update-of-ranges="Sheet3.D1:Sheet3.D1 Sheet3.D2:Sheet3.D112 Sheet3.H1:Sheet3.H1 Sheet3.H2:Sheet3.H1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47.91mm" svg:height="139.44mm" svg:x="296.21mm" svg:y="158.78mm">
            <draw:object draw:notify-on-update-of-ranges="Sheet3.E1:Sheet3.E1 Sheet3.E2:Sheet3.E112 Sheet3.I1:Sheet3.I1 Sheet3.I2:Sheet3.I1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40.96mm" svg:height="135.54mm" svg:x="295.2mm" svg:y="300.89mm">
            <draw:object draw:notify-on-update-of-ranges="Sheet3.D2:Sheet3.D11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96.94mm" svg:y="443.79mm">
            <draw:object draw:notify-on-update-of-ranges="Sheet3.F1:Sheet3.F1 Sheet3.F2:Sheet3.F112 Sheet3.J1:Sheet3.J1 Sheet3.J2:Sheet3.J11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292.2mm" svg:y="544.46mm">
            <draw:object draw:notify-on-update-of-ranges="Sheet3.F1:Sheet3.F1 Sheet3.F2:Sheet3.F1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ce3"/>
        <table:table-column table:style-name="co2" table:default-cell-style-name="ce4"/>
        <table:table-column table:style-name="co2" table:default-cell-style-name="ce5"/>
        <table:table-column table:style-name="co2" table:default-cell-style-name="Default"/>
        <table:table-column table:style-name="co2" table:default-cell-style-name="ce6"/>
        <table:table-column table:style-name="co12" table:default-cell-style-name="ce7"/>
        <table:table-column table:style-name="co2" table:default-cell-style-name="ce8"/>
        <table:table-column table:style-name="co2" table:default-cell-style-name="Default"/>
        <table:table-row table:style-name="ro1">
          <table:table-cell office:value-type="string" calcext:value-type="string">
            <text:p>Prof</text:p>
          </table:table-cell>
          <table:table-cell office:value-type="string" calcext:value-type="string">
            <text:p>Hores fetes</text:p>
          </table:table-cell>
          <table:table-cell office:value-type="string" calcext:value-type="string">
            <text:p>Hores que hauria de fer</text:p>
          </table:table-cell>
          <table:table-cell table:style-name="Default" office:value-type="string" calcext:value-type="string">
            <text:p>Diff_actual</text:p>
          </table:table-cell>
          <table:table-cell table:style-name="Default" office:value-type="string" calcext:value-type="string">
            <text:p>Diff_actual (%)</text:p>
          </table:table-cell>
          <table:table-cell table:style-name="Default" office:value-type="string" calcext:value-type="string">
            <text:p>Dispersió_actual</text:p>
          </table:table-cell>
          <table:table-cell office:value-type="string" calcext:value-type="string">
            <text:p>Hores</text:p>
          </table:table-cell>
          <table:table-cell table:style-name="Default" office:value-type="string" calcext:value-type="string">
            <text:p>Diff_funció</text:p>
          </table:table-cell>
          <table:table-cell table:style-name="Default" office:value-type="string" calcext:value-type="string">
            <text:p>Diff_funció (%)</text:p>
          </table:table-cell>
          <table:table-cell table:style-name="Default" office:value-type="string" calcext:value-type="string">
            <text:p>Dispersió_funció</text:p>
          </table:table-cell>
          <table:table-cell/>
        </table:table-row>
        <table:table-row table:style-name="ro1">
          <table:table-cell office:value-type="string" calcext:value-type="string">
            <text:p>Prof_1089 </text:p>
          </table:table-cell>
          <table:table-cell office:value-type="float" office:value="88" calcext:value-type="float">
            <text:p>88</text:p>
          </table:table-cell>
          <table:table-cell table:formula="of:=[$Professors.B2]" office:value-type="float" office:value="90" calcext:value-type="float">
            <text:p>90</text:p>
          </table:table-cell>
          <table:table-cell table:formula="of:=[.B2]-[.C2]" office:value-type="float" office:value="-2" calcext:value-type="float">
            <text:p>-2</text:p>
          </table:table-cell>
          <table:table-cell table:formula="of:=([.D2]/[.C2])*100" office:value-type="float" office:value="-2.22222222222222" calcext:value-type="float">
            <text:p>-2.22222222222222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2]/[.C2])*100" office:value-type="float" office:value="-13.3333333333333" calcext:value-type="float">
            <text:p>-13.3333333333333</text:p>
          </table:table-cell>
          <table:table-cell office:value-type="float" office:value="9" calcext:value-type="float">
            <text:p>9</text:p>
          </table:table-cell>
          <table:table-cell table:formula="of:=SUMPRODUCT((EXP((ROW([.A1:.A1])-1)*LN(PI()))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of_1157 </text:p>
          </table:table-cell>
          <table:table-cell office:value-type="float" office:value="150" calcext:value-type="float">
            <text:p>150</text:p>
          </table:table-cell>
          <table:table-cell table:formula="of:=[$Professors.B3]" office:value-type="float" office:value="160" calcext:value-type="float">
            <text:p>160</text:p>
          </table:table-cell>
          <table:table-cell table:formula="of:=[.B3]-[.C3]" office:value-type="float" office:value="-10" calcext:value-type="float">
            <text:p>-10</text:p>
          </table:table-cell>
          <table:table-cell table:formula="of:=([.D3]/[.C3])*100" office:value-type="float" office:value="-6.25" calcext:value-type="float">
            <text:p>-6.25</text:p>
          </table:table-cell>
          <table:table-cell office:value-type="float" office:value="7" calcext:value-type="float">
            <text:p>7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3]/[.C3])*100" office:value-type="float" office:value="-7.5" calcext:value-type="float">
            <text:p>-7.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rof_1421 </text:p>
          </table:table-cell>
          <table:table-cell office:value-type="float" office:value="120" calcext:value-type="float">
            <text:p>120</text:p>
          </table:table-cell>
          <table:table-cell table:formula="of:=[$Professors.B4]" office:value-type="float" office:value="160" calcext:value-type="float">
            <text:p>160</text:p>
          </table:table-cell>
          <table:table-cell table:formula="of:=[.B4]-[.C4]" office:value-type="float" office:value="-40" calcext:value-type="float">
            <text:p>-40</text:p>
          </table:table-cell>
          <table:table-cell table:formula="of:=([.D4]/[.C4])*100" office:value-type="float" office:value="-25" calcext:value-type="float">
            <text:p>-25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4]/[.C4])*100" office:value-type="float" office:value="-7.5" calcext:value-type="float">
            <text:p>-7.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rof_1448 </text:p>
          </table:table-cell>
          <table:table-cell office:value-type="float" office:value="99" calcext:value-type="float">
            <text:p>99</text:p>
          </table:table-cell>
          <table:table-cell table:formula="of:=[$Professors.B5]" office:value-type="float" office:value="160" calcext:value-type="float">
            <text:p>160</text:p>
          </table:table-cell>
          <table:table-cell table:formula="of:=[.B5]-[.C5]" office:value-type="float" office:value="-61" calcext:value-type="float">
            <text:p>-61</text:p>
          </table:table-cell>
          <table:table-cell table:formula="of:=([.D5]/[.C5])*100" office:value-type="float" office:value="-38.125" calcext:value-type="float">
            <text:p>-38.125</text:p>
          </table:table-cell>
          <table:table-cell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office:value-type="float" office:value="-11" calcext:value-type="float">
            <text:p>-11</text:p>
          </table:table-cell>
          <table:table-cell table:formula="of:=([.H5]/[.C5])*100" office:value-type="float" office:value="-6.875" calcext:value-type="float">
            <text:p>-6.8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rof_1526 </text:p>
          </table:table-cell>
          <table:table-cell office:value-type="float" office:value="80" calcext:value-type="float">
            <text:p>80</text:p>
          </table:table-cell>
          <table:table-cell table:formula="of:=[$Professors.B6]" office:value-type="float" office:value="90" calcext:value-type="float">
            <text:p>90</text:p>
          </table:table-cell>
          <table:table-cell table:formula="of:=[.B6]-[.C6]" office:value-type="float" office:value="-10" calcext:value-type="float">
            <text:p>-10</text:p>
          </table:table-cell>
          <table:table-cell table:formula="of:=([.D6]/[.C6])*100" office:value-type="float" office:value="-11.1111111111111" calcext:value-type="float">
            <text:p>-11.1111111111111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-10" calcext:value-type="float">
            <text:p>-10</text:p>
          </table:table-cell>
          <table:table-cell table:formula="of:=([.H6]/[.C6])*100" office:value-type="float" office:value="-11.1111111111111" calcext:value-type="float">
            <text:p>-11.11111111111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f_1579 </text:p>
          </table:table-cell>
          <table:table-cell office:value-type="float" office:value="156" calcext:value-type="float">
            <text:p>156</text:p>
          </table:table-cell>
          <table:table-cell table:formula="of:=[$Professors.B7]" office:value-type="float" office:value="172" calcext:value-type="float">
            <text:p>172</text:p>
          </table:table-cell>
          <table:table-cell table:formula="of:=[.B7]-[.C7]" office:value-type="float" office:value="-16" calcext:value-type="float">
            <text:p>-16</text:p>
          </table:table-cell>
          <table:table-cell table:formula="of:=([.D7]/[.C7])*100" office:value-type="float" office:value="-9.30232558139535" calcext:value-type="float">
            <text:p>-9.30232558139535</text:p>
          </table:table-cell>
          <table:table-cell office:value-type="float" office:value="9" calcext:value-type="float">
            <text:p>9</text:p>
          </table:table-cell>
          <table:table-cell office:value-type="float" office:value="158" calcext:value-type="float">
            <text:p>158</text:p>
          </table:table-cell>
          <table:table-cell office:value-type="float" office:value="-14" calcext:value-type="float">
            <text:p>-14</text:p>
          </table:table-cell>
          <table:table-cell table:formula="of:=([.H7]/[.C7])*100" office:value-type="float" office:value="-8.13953488372093" calcext:value-type="float">
            <text:p>-8.13953488372093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rof_1755 </text:p>
          </table:table-cell>
          <table:table-cell office:value-type="float" office:value="184.5" calcext:value-type="float">
            <text:p>184.5</text:p>
          </table:table-cell>
          <table:table-cell table:formula="of:=[$Professors.B8]" office:value-type="float" office:value="208" calcext:value-type="float">
            <text:p>208</text:p>
          </table:table-cell>
          <table:table-cell table:formula="of:=[.B8]-[.C8]" office:value-type="float" office:value="-23.5" calcext:value-type="float">
            <text:p>-23.5</text:p>
          </table:table-cell>
          <table:table-cell table:formula="of:=([.D8]/[.C8])*100" office:value-type="float" office:value="-11.2980769230769" calcext:value-type="float">
            <text:p>-11.2980769230769</text:p>
          </table:table-cell>
          <table:table-cell office:value-type="float" office:value="11" calcext:value-type="float">
            <text:p>11</text:p>
          </table:table-cell>
          <table:table-cell office:value-type="float" office:value="194" calcext:value-type="float">
            <text:p>194</text:p>
          </table:table-cell>
          <table:table-cell office:value-type="float" office:value="-14" calcext:value-type="float">
            <text:p>-14</text:p>
          </table:table-cell>
          <table:table-cell table:formula="of:=([.H8]/[.C8])*100" office:value-type="float" office:value="-6.73076923076923" calcext:value-type="float">
            <text:p>-6.7307692307692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rof_1860 </text:p>
          </table:table-cell>
          <table:table-cell office:value-type="float" office:value="20" calcext:value-type="float">
            <text:p>20</text:p>
          </table:table-cell>
          <table:table-cell table:formula="of:=[$Professors.B9]" office:value-type="float" office:value="60" calcext:value-type="float">
            <text:p>60</text:p>
          </table:table-cell>
          <table:table-cell table:formula="of:=[.B9]-[.C9]" office:value-type="float" office:value="-40" calcext:value-type="float">
            <text:p>-40</text:p>
          </table:table-cell>
          <table:table-cell table:formula="of:=([.D9]/[.C9])*100" office:value-type="float" office:value="-66.6666666666667" calcext:value-type="float">
            <text:p>-66.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9]/[.C9])*100" office:value-type="float" office:value="-18.3333333333333" calcext:value-type="float">
            <text:p>-18.333333333333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f_1890 </text:p>
          </table:table-cell>
          <table:table-cell office:value-type="float" office:value="106" calcext:value-type="float">
            <text:p>106</text:p>
          </table:table-cell>
          <table:table-cell table:formula="of:=[$Professors.B10]" office:value-type="float" office:value="90" calcext:value-type="float">
            <text:p>90</text:p>
          </table:table-cell>
          <table:table-cell table:formula="of:=[.B10]-[.C10]" office:value-type="float" office:value="16" calcext:value-type="float">
            <text:p>16</text:p>
          </table:table-cell>
          <table:table-cell table:formula="of:=([.D10]/[.C10])*100" office:value-type="float" office:value="17.7777777777778" calcext:value-type="float">
            <text:p>17.7777777777778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-10" calcext:value-type="float">
            <text:p>-10</text:p>
          </table:table-cell>
          <table:table-cell table:formula="of:=([.H10]/[.C10])*100" office:value-type="float" office:value="-11.1111111111111" calcext:value-type="float">
            <text:p>-11.111111111111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rof_1896 </text:p>
          </table:table-cell>
          <table:table-cell office:value-type="float" office:value="108" calcext:value-type="float">
            <text:p>108</text:p>
          </table:table-cell>
          <table:table-cell table:formula="of:=[$Professors.B11]" office:value-type="float" office:value="172" calcext:value-type="float">
            <text:p>172</text:p>
          </table:table-cell>
          <table:table-cell table:formula="of:=[.B11]-[.C11]" office:value-type="float" office:value="-64" calcext:value-type="float">
            <text:p>-64</text:p>
          </table:table-cell>
          <table:table-cell table:formula="of:=([.D11]/[.C11])*100" office:value-type="float" office:value="-37.2093023255814" calcext:value-type="float">
            <text:p>-37.2093023255814</text:p>
          </table:table-cell>
          <table:table-cell office:value-type="float" office:value="6" calcext:value-type="float">
            <text:p>6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table:formula="of:=([.H11]/[.C11])*100" office:value-type="float" office:value="-6.3953488372093" calcext:value-type="float">
            <text:p>-6.3953488372093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rof_1922 </text:p>
          </table:table-cell>
          <table:table-cell office:value-type="float" office:value="226" calcext:value-type="float">
            <text:p>226</text:p>
          </table:table-cell>
          <table:table-cell table:formula="of:=[$Professors.B12]" office:value-type="float" office:value="208" calcext:value-type="float">
            <text:p>208</text:p>
          </table:table-cell>
          <table:table-cell table:formula="of:=[.B12]-[.C12]" office:value-type="float" office:value="18" calcext:value-type="float">
            <text:p>18</text:p>
          </table:table-cell>
          <table:table-cell table:formula="of:=([.D12]/[.C12])*100" office:value-type="float" office:value="8.65384615384615" calcext:value-type="float">
            <text:p>8.65384615384615</text:p>
          </table:table-cell>
          <table:table-cell office:value-type="float" office:value="12" calcext:value-type="float">
            <text:p>12</text:p>
          </table:table-cell>
          <table:table-cell office:value-type="float" office:value="193" calcext:value-type="float">
            <text:p>193</text:p>
          </table:table-cell>
          <table:table-cell office:value-type="float" office:value="-15" calcext:value-type="float">
            <text:p>-15</text:p>
          </table:table-cell>
          <table:table-cell table:formula="of:=([.H12]/[.C12])*100" office:value-type="float" office:value="-7.21153846153846" calcext:value-type="float">
            <text:p>-7.2115384615384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rof_2192 </text:p>
          </table:table-cell>
          <table:table-cell office:value-type="float" office:value="60" calcext:value-type="float">
            <text:p>60</text:p>
          </table:table-cell>
          <table:table-cell table:formula="of:=[$Professors.B13]" office:value-type="float" office:value="60" calcext:value-type="float">
            <text:p>60</text:p>
          </table:table-cell>
          <table:table-cell table:formula="of:=[.B13]-[.C13]" office:value-type="float" office:value="0" calcext:value-type="float">
            <text:p>0</text:p>
          </table:table-cell>
          <table:table-cell table:formula="of:=([.D13]/[.C13])*10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13]/[.C13])*100" office:value-type="float" office:value="-18.3333333333333" calcext:value-type="float">
            <text:p>-18.333333333333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f_2199 </text:p>
          </table:table-cell>
          <table:table-cell office:value-type="float" office:value="128" calcext:value-type="float">
            <text:p>128</text:p>
          </table:table-cell>
          <table:table-cell table:formula="of:=[$Professors.B14]" office:value-type="float" office:value="172" calcext:value-type="float">
            <text:p>172</text:p>
          </table:table-cell>
          <table:table-cell table:formula="of:=[.B14]-[.C14]" office:value-type="float" office:value="-44" calcext:value-type="float">
            <text:p>-44</text:p>
          </table:table-cell>
          <table:table-cell table:formula="of:=([.D14]/[.C14])*100" office:value-type="float" office:value="-25.5813953488372" calcext:value-type="float">
            <text:p>-25.5813953488372</text:p>
          </table:table-cell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-14" calcext:value-type="float">
            <text:p>-14</text:p>
          </table:table-cell>
          <table:table-cell table:formula="of:=([.H14]/[.C14])*100" office:value-type="float" office:value="-8.13953488372093" calcext:value-type="float">
            <text:p>-8.139534883720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rof_2342 </text:p>
          </table:table-cell>
          <table:table-cell office:value-type="float" office:value="56" calcext:value-type="float">
            <text:p>56</text:p>
          </table:table-cell>
          <table:table-cell table:formula="of:=[$Professors.B15]" office:value-type="float" office:value="0" calcext:value-type="float">
            <text:p>0</text:p>
          </table:table-cell>
          <table:table-cell table:formula="of:=[.B15]-[.C15]" office:value-type="float" office:value="56" calcext:value-type="float">
            <text:p>56</text:p>
          </table:table-cell>
          <table:table-cell table:formula="of:=([.D15]/[.C15])*100" office:value-type="string" office:string-value="" calcext:value-type="error">
            <text:p>#DIV/0!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15]/[.C15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f_2375 </text:p>
          </table:table-cell>
          <table:table-cell office:value-type="float" office:value="109" calcext:value-type="float">
            <text:p>109</text:p>
          </table:table-cell>
          <table:table-cell table:formula="of:=[$Professors.B16]" office:value-type="float" office:value="90" calcext:value-type="float">
            <text:p>90</text:p>
          </table:table-cell>
          <table:table-cell table:formula="of:=[.B16]-[.C16]" office:value-type="float" office:value="19" calcext:value-type="float">
            <text:p>19</text:p>
          </table:table-cell>
          <table:table-cell table:formula="of:=([.D16]/[.C16])*100" office:value-type="float" office:value="21.1111111111111" calcext:value-type="float">
            <text:p>21.1111111111111</text:p>
          </table:table-cell>
          <table:table-cell office:value-type="float" office:value="7" calcext:value-type="float">
            <text:p>7</text:p>
          </table:table-cell>
          <table:table-cell office:value-type="float" office:value="77.5" calcext:value-type="float">
            <text:p>77.5</text:p>
          </table:table-cell>
          <table:table-cell office:value-type="float" office:value="-12.5" calcext:value-type="float">
            <text:p>-12.5</text:p>
          </table:table-cell>
          <table:table-cell table:formula="of:=([.H16]/[.C16])*100" office:value-type="float" office:value="-13.8888888888889" calcext:value-type="float">
            <text:p>-13.888888888888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rof_2427 </text:p>
          </table:table-cell>
          <table:table-cell office:value-type="float" office:value="139" calcext:value-type="float">
            <text:p>139</text:p>
          </table:table-cell>
          <table:table-cell table:formula="of:=[$Professors.B17]" office:value-type="float" office:value="160" calcext:value-type="float">
            <text:p>160</text:p>
          </table:table-cell>
          <table:table-cell table:formula="of:=[.B17]-[.C17]" office:value-type="float" office:value="-21" calcext:value-type="float">
            <text:p>-21</text:p>
          </table:table-cell>
          <table:table-cell table:formula="of:=([.D17]/[.C17])*100" office:value-type="float" office:value="-13.125" calcext:value-type="float">
            <text:p>-13.125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table:formula="of:=([.H17]/[.C17])*100" office:value-type="float" office:value="-8.75" calcext:value-type="float">
            <text:p>-8.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rof_2441 </text:p>
          </table:table-cell>
          <table:table-cell office:value-type="float" office:value="154" calcext:value-type="float">
            <text:p>154</text:p>
          </table:table-cell>
          <table:table-cell table:formula="of:=[$Professors.B18]" office:value-type="float" office:value="172" calcext:value-type="float">
            <text:p>172</text:p>
          </table:table-cell>
          <table:table-cell table:formula="of:=[.B18]-[.C18]" office:value-type="float" office:value="-18" calcext:value-type="float">
            <text:p>-18</text:p>
          </table:table-cell>
          <table:table-cell table:formula="of:=([.D18]/[.C18])*100" office:value-type="float" office:value="-10.4651162790698" calcext:value-type="float">
            <text:p>-10.4651162790698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-7" calcext:value-type="float">
            <text:p>-7</text:p>
          </table:table-cell>
          <table:table-cell table:formula="of:=([.H18]/[.C18])*100" office:value-type="float" office:value="-4.06976744186047" calcext:value-type="float">
            <text:p>-4.0697674418604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rof_2589 </text:p>
          </table:table-cell>
          <table:table-cell office:value-type="float" office:value="20" calcext:value-type="float">
            <text:p>20</text:p>
          </table:table-cell>
          <table:table-cell table:formula="of:=[$Professors.B19]" office:value-type="float" office:value="0" calcext:value-type="float">
            <text:p>0</text:p>
          </table:table-cell>
          <table:table-cell table:formula="of:=[.B19]-[.C19]" office:value-type="float" office:value="20" calcext:value-type="float">
            <text:p>20</text:p>
          </table:table-cell>
          <table:table-cell table:formula="of:=([.D19]/[.C19])*100" office:value-type="string" office:string-value="" calcext:value-type="error">
            <text:p>#DIV/0!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19]/[.C19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f_2615 </text:p>
          </table:table-cell>
          <table:table-cell office:value-type="float" office:value="132" calcext:value-type="float">
            <text:p>132</text:p>
          </table:table-cell>
          <table:table-cell table:formula="of:=[$Professors.B20]" office:value-type="float" office:value="160" calcext:value-type="float">
            <text:p>160</text:p>
          </table:table-cell>
          <table:table-cell table:formula="of:=[.B20]-[.C20]" office:value-type="float" office:value="-28" calcext:value-type="float">
            <text:p>-28</text:p>
          </table:table-cell>
          <table:table-cell table:formula="of:=([.D20]/[.C20])*100" office:value-type="float" office:value="-17.5" calcext:value-type="float">
            <text:p>-17.5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20]/[.C20])*100" office:value-type="float" office:value="-6.25" calcext:value-type="float">
            <text:p>-6.2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rof_2779 </text:p>
          </table:table-cell>
          <table:table-cell office:value-type="float" office:value="96" calcext:value-type="float">
            <text:p>96</text:p>
          </table:table-cell>
          <table:table-cell table:formula="of:=[$Professors.B21]" office:value-type="float" office:value="60" calcext:value-type="float">
            <text:p>60</text:p>
          </table:table-cell>
          <table:table-cell table:formula="of:=[.B21]-[.C21]" office:value-type="float" office:value="36" calcext:value-type="float">
            <text:p>36</text:p>
          </table:table-cell>
          <table:table-cell table:formula="of:=([.D21]/[.C21])*100"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21]/[.C21])*100" office:value-type="float" office:value="-16.6666666666667" calcext:value-type="float">
            <text:p>-16.666666666666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of_2808 </text:p>
          </table:table-cell>
          <table:table-cell office:value-type="float" office:value="156" calcext:value-type="float">
            <text:p>156</text:p>
          </table:table-cell>
          <table:table-cell table:formula="of:=[$Professors.B22]" office:value-type="float" office:value="160" calcext:value-type="float">
            <text:p>160</text:p>
          </table:table-cell>
          <table:table-cell table:formula="of:=[.B22]-[.C22]" office:value-type="float" office:value="-4" calcext:value-type="float">
            <text:p>-4</text:p>
          </table:table-cell>
          <table:table-cell table:formula="of:=([.D22]/[.C22])*100" office:value-type="float" office:value="-2.5" calcext:value-type="float">
            <text:p>-2.5</text:p>
          </table:table-cell>
          <table:table-cell office:value-type="float" office:value="7" calcext:value-type="float">
            <text:p>7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table:formula="of:=([.H22]/[.C22])*100" office:value-type="float" office:value="-8.75" calcext:value-type="float">
            <text:p>-8.7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rof_3164 </text:p>
          </table:table-cell>
          <table:table-cell office:value-type="float" office:value="12" calcext:value-type="float">
            <text:p>12</text:p>
          </table:table-cell>
          <table:table-cell table:formula="of:=[$Professors.B23]" office:value-type="float" office:value="60" calcext:value-type="float">
            <text:p>60</text:p>
          </table:table-cell>
          <table:table-cell table:formula="of:=[.B23]-[.C23]" office:value-type="float" office:value="-48" calcext:value-type="float">
            <text:p>-48</text:p>
          </table:table-cell>
          <table:table-cell table:formula="of:=([.D23]/[.C23])*100" office:value-type="float" office:value="-80" calcext:value-type="float">
            <text:p>-8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23]/[.C23])*100" office:value-type="float" office:value="-18.3333333333333" calcext:value-type="float">
            <text:p>-18.333333333333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f_3400 </text:p>
          </table:table-cell>
          <table:table-cell office:value-type="float" office:value="106" calcext:value-type="float">
            <text:p>106</text:p>
          </table:table-cell>
          <table:table-cell table:formula="of:=[$Professors.B24]" office:value-type="float" office:value="90" calcext:value-type="float">
            <text:p>90</text:p>
          </table:table-cell>
          <table:table-cell table:formula="of:=[.B24]-[.C24]" office:value-type="float" office:value="16" calcext:value-type="float">
            <text:p>16</text:p>
          </table:table-cell>
          <table:table-cell table:formula="of:=([.D24]/[.C24])*100" office:value-type="float" office:value="17.7777777777778" calcext:value-type="float">
            <text:p>17.7777777777778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24]/[.C24])*100" office:value-type="float" office:value="-13.3333333333333" calcext:value-type="float">
            <text:p>-13.333333333333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f_3533 </text:p>
          </table:table-cell>
          <table:table-cell office:value-type="float" office:value="179" calcext:value-type="float">
            <text:p>179</text:p>
          </table:table-cell>
          <table:table-cell table:formula="of:=[$Professors.B25]" office:value-type="float" office:value="160" calcext:value-type="float">
            <text:p>160</text:p>
          </table:table-cell>
          <table:table-cell table:formula="of:=[.B25]-[.C25]" office:value-type="float" office:value="19" calcext:value-type="float">
            <text:p>19</text:p>
          </table:table-cell>
          <table:table-cell table:formula="of:=([.D25]/[.C25])*100" office:value-type="float" office:value="11.875" calcext:value-type="float">
            <text:p>11.875</text:p>
          </table:table-cell>
          <table:table-cell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25]/[.C25])*100" office:value-type="float" office:value="-8.125" calcext:value-type="float">
            <text:p>-8.12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rof_3588 </text:p>
          </table:table-cell>
          <table:table-cell office:value-type="float" office:value="136" calcext:value-type="float">
            <text:p>136</text:p>
          </table:table-cell>
          <table:table-cell table:formula="of:=[$Professors.B26]" office:value-type="float" office:value="160" calcext:value-type="float">
            <text:p>160</text:p>
          </table:table-cell>
          <table:table-cell table:formula="of:=[.B26]-[.C26]" office:value-type="float" office:value="-24" calcext:value-type="float">
            <text:p>-24</text:p>
          </table:table-cell>
          <table:table-cell table:formula="of:=([.D26]/[.C26])*100" office:value-type="float" office:value="-15" calcext:value-type="float">
            <text:p>-15</text:p>
          </table:table-cell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26]/[.C26])*100" office:value-type="float" office:value="-7.5" calcext:value-type="float">
            <text:p>-7.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rof_3616 </text:p>
          </table:table-cell>
          <table:table-cell office:value-type="float" office:value="126" calcext:value-type="float">
            <text:p>126</text:p>
          </table:table-cell>
          <table:table-cell table:formula="of:=[$Professors.B27]" office:value-type="float" office:value="160" calcext:value-type="float">
            <text:p>160</text:p>
          </table:table-cell>
          <table:table-cell table:formula="of:=[.B27]-[.C27]" office:value-type="float" office:value="-34" calcext:value-type="float">
            <text:p>-34</text:p>
          </table:table-cell>
          <table:table-cell table:formula="of:=([.D27]/[.C27])*100" office:value-type="float" office:value="-21.25" calcext:value-type="float">
            <text:p>-21.25</text:p>
          </table:table-cell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27]/[.C27])*100" office:value-type="float" office:value="-8.125" calcext:value-type="float">
            <text:p>-8.12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rof_3625 </text:p>
          </table:table-cell>
          <table:table-cell office:value-type="float" office:value="123" calcext:value-type="float">
            <text:p>123</text:p>
          </table:table-cell>
          <table:table-cell table:formula="of:=[$Professors.B28]" office:value-type="float" office:value="160" calcext:value-type="float">
            <text:p>160</text:p>
          </table:table-cell>
          <table:table-cell table:formula="of:=[.B28]-[.C28]" office:value-type="float" office:value="-37" calcext:value-type="float">
            <text:p>-37</text:p>
          </table:table-cell>
          <table:table-cell table:formula="of:=([.D28]/[.C28])*100" office:value-type="float" office:value="-23.125" calcext:value-type="float">
            <text:p>-23.125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28]/[.C28])*100" office:value-type="float" office:value="-6.25" calcext:value-type="float">
            <text:p>-6.2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rof_3662 </text:p>
          </table:table-cell>
          <table:table-cell office:value-type="float" office:value="14" calcext:value-type="float">
            <text:p>14</text:p>
          </table:table-cell>
          <table:table-cell table:formula="of:=[$Professors.B29]" office:value-type="float" office:value="45" calcext:value-type="float">
            <text:p>45</text:p>
          </table:table-cell>
          <table:table-cell table:formula="of:=[.B29]-[.C29]" office:value-type="float" office:value="-31" calcext:value-type="float">
            <text:p>-31</text:p>
          </table:table-cell>
          <table:table-cell table:formula="of:=([.D29]/[.C29])*100" office:value-type="float" office:value="-68.8888888888889" calcext:value-type="float">
            <text:p>-68.888888888888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-10" calcext:value-type="float">
            <text:p>-10</text:p>
          </table:table-cell>
          <table:table-cell table:formula="of:=([.H29]/[.C29])*100" office:value-type="float" office:value="-22.2222222222222" calcext:value-type="float">
            <text:p>-22.22222222222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f_3684 </text:p>
          </table:table-cell>
          <table:table-cell office:value-type="float" office:value="144" calcext:value-type="float">
            <text:p>144</text:p>
          </table:table-cell>
          <table:table-cell table:formula="of:=[$Professors.B30]" office:value-type="float" office:value="160" calcext:value-type="float">
            <text:p>160</text:p>
          </table:table-cell>
          <table:table-cell table:formula="of:=[.B30]-[.C30]" office:value-type="float" office:value="-16" calcext:value-type="float">
            <text:p>-16</text:p>
          </table:table-cell>
          <table:table-cell table:formula="of:=([.D30]/[.C30])*100" office:value-type="float" office:value="-10" calcext:value-type="float">
            <text:p>-10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30]/[.C30])*100" office:value-type="float" office:value="-7.5" calcext:value-type="float">
            <text:p>-7.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rof_3721 </text:p>
          </table:table-cell>
          <table:table-cell office:value-type="float" office:value="17" calcext:value-type="float">
            <text:p>17</text:p>
          </table:table-cell>
          <table:table-cell table:formula="of:=[$Professors.B31]" office:value-type="float" office:value="60" calcext:value-type="float">
            <text:p>60</text:p>
          </table:table-cell>
          <table:table-cell table:formula="of:=[.B31]-[.C31]" office:value-type="float" office:value="-43" calcext:value-type="float">
            <text:p>-43</text:p>
          </table:table-cell>
          <table:table-cell table:formula="of:=([.D31]/[.C31])*100" office:value-type="float" office:value="-71.6666666666667" calcext:value-type="float">
            <text:p>-71.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-13" calcext:value-type="float">
            <text:p>-13</text:p>
          </table:table-cell>
          <table:table-cell table:formula="of:=([.H31]/[.C31])*100" office:value-type="float" office:value="-21.6666666666667" calcext:value-type="float">
            <text:p>-21.666666666666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f_3725 </text:p>
          </table:table-cell>
          <table:table-cell office:value-type="float" office:value="78" calcext:value-type="float">
            <text:p>78</text:p>
          </table:table-cell>
          <table:table-cell table:formula="of:=[$Professors.B32]" office:value-type="float" office:value="90" calcext:value-type="float">
            <text:p>90</text:p>
          </table:table-cell>
          <table:table-cell table:formula="of:=[.B32]-[.C32]" office:value-type="float" office:value="-12" calcext:value-type="float">
            <text:p>-12</text:p>
          </table:table-cell>
          <table:table-cell table:formula="of:=([.D32]/[.C32])*100" office:value-type="float" office:value="-13.3333333333333" calcext:value-type="float">
            <text:p>-13.3333333333333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32]/[.C32])*100" office:value-type="float" office:value="-13.3333333333333" calcext:value-type="float">
            <text:p>-13.333333333333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f_3976 </text:p>
          </table:table-cell>
          <table:table-cell office:value-type="float" office:value="93" calcext:value-type="float">
            <text:p>93</text:p>
          </table:table-cell>
          <table:table-cell table:formula="of:=[$Professors.B33]" office:value-type="float" office:value="80" calcext:value-type="float">
            <text:p>80</text:p>
          </table:table-cell>
          <table:table-cell table:formula="of:=[.B33]-[.C33]" office:value-type="float" office:value="13" calcext:value-type="float">
            <text:p>13</text:p>
          </table:table-cell>
          <table:table-cell table:formula="of:=([.D33]/[.C33])*100" office:value-type="float" office:value="16.25" calcext:value-type="float">
            <text:p>16.25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-13" calcext:value-type="float">
            <text:p>-13</text:p>
          </table:table-cell>
          <table:table-cell table:formula="of:=([.H33]/[.C33])*100" office:value-type="float" office:value="-16.25" calcext:value-type="float">
            <text:p>-16.2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f_4034 </text:p>
          </table:table-cell>
          <table:table-cell office:value-type="float" office:value="154" calcext:value-type="float">
            <text:p>154</text:p>
          </table:table-cell>
          <table:table-cell table:formula="of:=[$Professors.B34]" office:value-type="float" office:value="160" calcext:value-type="float">
            <text:p>160</text:p>
          </table:table-cell>
          <table:table-cell table:formula="of:=[.B34]-[.C34]" office:value-type="float" office:value="-6" calcext:value-type="float">
            <text:p>-6</text:p>
          </table:table-cell>
          <table:table-cell table:formula="of:=([.D34]/[.C34])*100" office:value-type="float" office:value="-3.75" calcext:value-type="float">
            <text:p>-3.75</text:p>
          </table:table-cell>
          <table:table-cell office:value-type="float" office:value="9" calcext:value-type="float">
            <text:p>9</text:p>
          </table:table-cell>
          <table:table-cell office:value-type="float" office:value="148.5" calcext:value-type="float">
            <text:p>148.5</text:p>
          </table:table-cell>
          <table:table-cell office:value-type="float" office:value="-11.5" calcext:value-type="float">
            <text:p>-11.5</text:p>
          </table:table-cell>
          <table:table-cell table:formula="of:=([.H34]/[.C34])*100" office:value-type="float" office:value="-7.1875" calcext:value-type="float">
            <text:p>-7.18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rof_4128 </text:p>
          </table:table-cell>
          <table:table-cell office:value-type="float" office:value="54" calcext:value-type="float">
            <text:p>54</text:p>
          </table:table-cell>
          <table:table-cell table:formula="of:=[$Professors.B35]" office:value-type="float" office:value="60" calcext:value-type="float">
            <text:p>60</text:p>
          </table:table-cell>
          <table:table-cell table:formula="of:=[.B35]-[.C35]" office:value-type="float" office:value="-6" calcext:value-type="float">
            <text:p>-6</text:p>
          </table:table-cell>
          <table:table-cell table:formula="of:=([.D35]/[.C35])*100"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-12" calcext:value-type="float">
            <text:p>-12</text:p>
          </table:table-cell>
          <table:table-cell table:formula="of:=([.H35]/[.C35])*100"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f_4138 </text:p>
          </table:table-cell>
          <table:table-cell office:value-type="float" office:value="88" calcext:value-type="float">
            <text:p>88</text:p>
          </table:table-cell>
          <table:table-cell table:formula="of:=[$Professors.B36]" office:value-type="float" office:value="60" calcext:value-type="float">
            <text:p>60</text:p>
          </table:table-cell>
          <table:table-cell table:formula="of:=[.B36]-[.C36]" office:value-type="float" office:value="28" calcext:value-type="float">
            <text:p>28</text:p>
          </table:table-cell>
          <table:table-cell table:formula="of:=([.D36]/[.C36])*100" office:value-type="float" office:value="46.6666666666667" calcext:value-type="float">
            <text:p>46.6666666666667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36]/[.C36])*100" office:value-type="float" office:value="-18.3333333333333" calcext:value-type="float">
            <text:p>-18.333333333333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of_4339 </text:p>
          </table:table-cell>
          <table:table-cell office:value-type="float" office:value="16" calcext:value-type="float">
            <text:p>16</text:p>
          </table:table-cell>
          <table:table-cell table:formula="of:=[$Professors.B37]" office:value-type="float" office:value="0" calcext:value-type="float">
            <text:p>0</text:p>
          </table:table-cell>
          <table:table-cell table:formula="of:=[.B37]-[.C37]" office:value-type="float" office:value="16" calcext:value-type="float">
            <text:p>16</text:p>
          </table:table-cell>
          <table:table-cell table:formula="of:=([.D37]/[.C37])*100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37]/[.C37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f_4372 </text:p>
          </table:table-cell>
          <table:table-cell office:value-type="float" office:value="92" calcext:value-type="float">
            <text:p>92</text:p>
          </table:table-cell>
          <table:table-cell table:formula="of:=[$Professors.B38]" office:value-type="float" office:value="172" calcext:value-type="float">
            <text:p>172</text:p>
          </table:table-cell>
          <table:table-cell table:formula="of:=[.B38]-[.C38]" office:value-type="float" office:value="-80" calcext:value-type="float">
            <text:p>-80</text:p>
          </table:table-cell>
          <table:table-cell table:formula="of:=([.D38]/[.C38])*100" office:value-type="float" office:value="-46.5116279069767" calcext:value-type="float">
            <text:p>-46.5116279069767</text:p>
          </table:table-cell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-12" calcext:value-type="float">
            <text:p>-12</text:p>
          </table:table-cell>
          <table:table-cell table:formula="of:=([.H38]/[.C38])*100" office:value-type="float" office:value="-6.97674418604651" calcext:value-type="float">
            <text:p>-6.9767441860465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rof_4491 </text:p>
          </table:table-cell>
          <table:table-cell office:value-type="float" office:value="52" calcext:value-type="float">
            <text:p>52</text:p>
          </table:table-cell>
          <table:table-cell table:formula="of:=[$Professors.B39]" office:value-type="float" office:value="0" calcext:value-type="float">
            <text:p>0</text:p>
          </table:table-cell>
          <table:table-cell table:formula="of:=[.B39]-[.C39]" office:value-type="float" office:value="52" calcext:value-type="float">
            <text:p>52</text:p>
          </table:table-cell>
          <table:table-cell table:formula="of:=([.D39]/[.C39])*100" office:value-type="string" office:string-value="" calcext:value-type="error">
            <text:p>#DIV/0!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39]/[.C39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f_4601 </text:p>
          </table:table-cell>
          <table:table-cell office:value-type="float" office:value="168" calcext:value-type="float">
            <text:p>168</text:p>
          </table:table-cell>
          <table:table-cell table:formula="of:=[$Professors.B40]" office:value-type="float" office:value="172" calcext:value-type="float">
            <text:p>172</text:p>
          </table:table-cell>
          <table:table-cell table:formula="of:=[.B40]-[.C40]" office:value-type="float" office:value="-4" calcext:value-type="float">
            <text:p>-4</text:p>
          </table:table-cell>
          <table:table-cell table:formula="of:=([.D40]/[.C40])*100" office:value-type="float" office:value="-2.32558139534884" calcext:value-type="float">
            <text:p>-2.32558139534884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-12" calcext:value-type="float">
            <text:p>-12</text:p>
          </table:table-cell>
          <table:table-cell table:formula="of:=([.H40]/[.C40])*100" office:value-type="float" office:value="-6.97674418604651" calcext:value-type="float">
            <text:p>-6.97674418604651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rof_4607 </text:p>
          </table:table-cell>
          <table:table-cell office:value-type="float" office:value="28" calcext:value-type="float">
            <text:p>28</text:p>
          </table:table-cell>
          <table:table-cell table:formula="of:=[$Professors.B41]" office:value-type="float" office:value="0" calcext:value-type="float">
            <text:p>0</text:p>
          </table:table-cell>
          <table:table-cell table:formula="of:=[.B41]-[.C41]" office:value-type="float" office:value="28" calcext:value-type="float">
            <text:p>28</text:p>
          </table:table-cell>
          <table:table-cell table:formula="of:=([.D41]/[.C41])*100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41]/[.C41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f_4634 </text:p>
          </table:table-cell>
          <table:table-cell office:value-type="float" office:value="64" calcext:value-type="float">
            <text:p>64</text:p>
          </table:table-cell>
          <table:table-cell table:formula="of:=[$Professors.B42]" office:value-type="float" office:value="90" calcext:value-type="float">
            <text:p>90</text:p>
          </table:table-cell>
          <table:table-cell table:formula="of:=[.B42]-[.C42]" office:value-type="float" office:value="-26" calcext:value-type="float">
            <text:p>-26</text:p>
          </table:table-cell>
          <table:table-cell table:formula="of:=([.D42]/[.C42])*100" office:value-type="float" office:value="-28.8888888888889" calcext:value-type="float">
            <text:p>-28.8888888888889</text:p>
          </table:table-cell>
          <table:table-cell office:value-type="float" office:value="4" calcext:value-type="float">
            <text:p>4</text:p>
          </table:table-cell>
          <table:table-cell office:value-type="float" office:value="79.5" calcext:value-type="float">
            <text:p>79.5</text:p>
          </table:table-cell>
          <table:table-cell office:value-type="float" office:value="-10.5" calcext:value-type="float">
            <text:p>-10.5</text:p>
          </table:table-cell>
          <table:table-cell table:formula="of:=([.H42]/[.C42])*100" office:value-type="float" office:value="-11.6666666666667" calcext:value-type="float">
            <text:p>-11.6666666666667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f_4650 </text:p>
          </table:table-cell>
          <table:table-cell office:value-type="float" office:value="64" calcext:value-type="float">
            <text:p>64</text:p>
          </table:table-cell>
          <table:table-cell table:formula="of:=[$Professors.B43]" office:value-type="float" office:value="80" calcext:value-type="float">
            <text:p>80</text:p>
          </table:table-cell>
          <table:table-cell table:formula="of:=[.B43]-[.C43]" office:value-type="float" office:value="-16" calcext:value-type="float">
            <text:p>-16</text:p>
          </table:table-cell>
          <table:table-cell table:formula="of:=([.D43]/[.C43])*100" office:value-type="float" office:value="-20" calcext:value-type="float">
            <text:p>-20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-12" calcext:value-type="float">
            <text:p>-12</text:p>
          </table:table-cell>
          <table:table-cell table:formula="of:=([.H43]/[.C43])*100" office:value-type="float" office:value="-15" calcext:value-type="float">
            <text:p>-1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f_4674 </text:p>
          </table:table-cell>
          <table:table-cell office:value-type="float" office:value="88" calcext:value-type="float">
            <text:p>88</text:p>
          </table:table-cell>
          <table:table-cell table:formula="of:=[$Professors.B44]" office:value-type="float" office:value="90" calcext:value-type="float">
            <text:p>90</text:p>
          </table:table-cell>
          <table:table-cell table:formula="of:=[.B44]-[.C44]" office:value-type="float" office:value="-2" calcext:value-type="float">
            <text:p>-2</text:p>
          </table:table-cell>
          <table:table-cell table:formula="of:=([.D44]/[.C44])*100" office:value-type="float" office:value="-2.22222222222222" calcext:value-type="float">
            <text:p>-2.22222222222222</text:p>
          </table:table-cell>
          <table:table-cell office:value-type="float" office:value="7" calcext:value-type="float">
            <text:p>7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44]/[.C44])*100" office:value-type="float" office:value="-13.3333333333333" calcext:value-type="float">
            <text:p>-13.333333333333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f_4738 </text:p>
          </table:table-cell>
          <table:table-cell office:value-type="float" office:value="32" calcext:value-type="float">
            <text:p>32</text:p>
          </table:table-cell>
          <table:table-cell table:formula="of:=[$Professors.B45]" office:value-type="float" office:value="30" calcext:value-type="float">
            <text:p>30</text:p>
          </table:table-cell>
          <table:table-cell table:formula="of:=[.B45]-[.C45]" office:value-type="float" office:value="2" calcext:value-type="float">
            <text:p>2</text:p>
          </table:table-cell>
          <table:table-cell table:formula="of:=([.D45]/[.C45])*100" office:value-type="float" office:value="6.66666666666667" calcext:value-type="float">
            <text:p>6.6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formula="of:=([.H45]/[.C45])*100" office:value-type="float" office:value="-40" calcext:value-type="float">
            <text:p>-4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f_4857 </text:p>
          </table:table-cell>
          <table:table-cell office:value-type="float" office:value="96" calcext:value-type="float">
            <text:p>96</text:p>
          </table:table-cell>
          <table:table-cell table:formula="of:=[$Professors.B46]" office:value-type="float" office:value="160" calcext:value-type="float">
            <text:p>160</text:p>
          </table:table-cell>
          <table:table-cell table:formula="of:=[.B46]-[.C46]" office:value-type="float" office:value="-64" calcext:value-type="float">
            <text:p>-64</text:p>
          </table:table-cell>
          <table:table-cell table:formula="of:=([.D46]/[.C46])*100" office:value-type="float" office:value="-40" calcext:value-type="float">
            <text:p>-4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46]/[.C46])*100" office:value-type="float" office:value="-6.25" calcext:value-type="float">
            <text:p>-6.2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rof_4871 </text:p>
          </table:table-cell>
          <table:table-cell office:value-type="float" office:value="35" calcext:value-type="float">
            <text:p>35</text:p>
          </table:table-cell>
          <table:table-cell table:formula="of:=[$Professors.B47]" office:value-type="float" office:value="0" calcext:value-type="float">
            <text:p>0</text:p>
          </table:table-cell>
          <table:table-cell table:formula="of:=[.B47]-[.C47]" office:value-type="float" office:value="35" calcext:value-type="float">
            <text:p>35</text:p>
          </table:table-cell>
          <table:table-cell table:formula="of:=([.D47]/[.C47])*100" office:value-type="string" office:string-value="" calcext:value-type="error">
            <text:p>#DIV/0!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47]/[.C47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f_5053 </text:p>
          </table:table-cell>
          <table:table-cell office:value-type="float" office:value="55" calcext:value-type="float">
            <text:p>55</text:p>
          </table:table-cell>
          <table:table-cell table:formula="of:=[$Professors.B48]" office:value-type="float" office:value="60" calcext:value-type="float">
            <text:p>60</text:p>
          </table:table-cell>
          <table:table-cell table:formula="of:=[.B48]-[.C48]" office:value-type="float" office:value="-5" calcext:value-type="float">
            <text:p>-5</text:p>
          </table:table-cell>
          <table:table-cell table:formula="of:=([.D48]/[.C48])*100" office:value-type="float" office:value="-8.33333333333333" calcext:value-type="float">
            <text:p>-8.3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48]/[.C48])*100" office:value-type="float" office:value="-16.6666666666667" calcext:value-type="float">
            <text:p>-16.666666666666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f_5185 </text:p>
          </table:table-cell>
          <table:table-cell office:value-type="float" office:value="49" calcext:value-type="float">
            <text:p>49</text:p>
          </table:table-cell>
          <table:table-cell table:formula="of:=[$Professors.B49]" office:value-type="float" office:value="60" calcext:value-type="float">
            <text:p>60</text:p>
          </table:table-cell>
          <table:table-cell table:formula="of:=[.B49]-[.C49]" office:value-type="float" office:value="-11" calcext:value-type="float">
            <text:p>-11</text:p>
          </table:table-cell>
          <table:table-cell table:formula="of:=([.D49]/[.C49])*100" office:value-type="float" office:value="-18.3333333333333" calcext:value-type="float">
            <text:p>-18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-4" calcext:value-type="float">
            <text:p>-4</text:p>
          </table:table-cell>
          <table:table-cell table:formula="of:=([.H49]/[.C49])*100" office:value-type="float" office:value="-6.66666666666667" calcext:value-type="float">
            <text:p>-6.666666666666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f_5231 </text:p>
          </table:table-cell>
          <table:table-cell office:value-type="float" office:value="133" calcext:value-type="float">
            <text:p>133</text:p>
          </table:table-cell>
          <table:table-cell table:formula="of:=[$Professors.B50]" office:value-type="float" office:value="172" calcext:value-type="float">
            <text:p>172</text:p>
          </table:table-cell>
          <table:table-cell table:formula="of:=[.B50]-[.C50]" office:value-type="float" office:value="-39" calcext:value-type="float">
            <text:p>-39</text:p>
          </table:table-cell>
          <table:table-cell table:formula="of:=([.D50]/[.C50])*100" office:value-type="float" office:value="-22.6744186046512" calcext:value-type="float">
            <text:p>-22.6744186046512</text:p>
          </table:table-cell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table:formula="of:=([.H50]/[.C50])*100" office:value-type="float" office:value="-5.81395348837209" calcext:value-type="float">
            <text:p>-5.8139534883720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rof_5364 </text:p>
          </table:table-cell>
          <table:table-cell office:value-type="float" office:value="97" calcext:value-type="float">
            <text:p>97</text:p>
          </table:table-cell>
          <table:table-cell table:formula="of:=[$Professors.B51]" office:value-type="float" office:value="100" calcext:value-type="float">
            <text:p>100</text:p>
          </table:table-cell>
          <table:table-cell table:formula="of:=[.B51]-[.C51]" office:value-type="float" office:value="-3" calcext:value-type="float">
            <text:p>-3</text:p>
          </table:table-cell>
          <table:table-cell table:formula="of:=([.D51]/[.C51])*100"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89" calcext:value-type="float">
            <text:p>89</text:p>
          </table:table-cell>
          <table:table-cell office:value-type="float" office:value="-11" calcext:value-type="float">
            <text:p>-11</text:p>
          </table:table-cell>
          <table:table-cell table:formula="of:=([.H51]/[.C51])*100"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f_5456 </text:p>
          </table:table-cell>
          <table:table-cell office:value-type="float" office:value="184" calcext:value-type="float">
            <text:p>184</text:p>
          </table:table-cell>
          <table:table-cell table:formula="of:=[$Professors.B52]" office:value-type="float" office:value="172" calcext:value-type="float">
            <text:p>172</text:p>
          </table:table-cell>
          <table:table-cell table:formula="of:=[.B52]-[.C52]" office:value-type="float" office:value="12" calcext:value-type="float">
            <text:p>12</text:p>
          </table:table-cell>
          <table:table-cell table:formula="of:=([.D52]/[.C52])*100" office:value-type="float" office:value="6.97674418604651" calcext:value-type="float">
            <text:p>6.97674418604651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-15" calcext:value-type="float">
            <text:p>-15</text:p>
          </table:table-cell>
          <table:table-cell table:formula="of:=([.H52]/[.C52])*100" office:value-type="float" office:value="-8.72093023255814" calcext:value-type="float">
            <text:p>-8.72093023255814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rof_5542 </text:p>
          </table:table-cell>
          <table:table-cell office:value-type="float" office:value="129" calcext:value-type="float">
            <text:p>129</text:p>
          </table:table-cell>
          <table:table-cell table:formula="of:=[$Professors.B53]" office:value-type="float" office:value="160" calcext:value-type="float">
            <text:p>160</text:p>
          </table:table-cell>
          <table:table-cell table:formula="of:=[.B53]-[.C53]" office:value-type="float" office:value="-31" calcext:value-type="float">
            <text:p>-31</text:p>
          </table:table-cell>
          <table:table-cell table:formula="of:=([.D53]/[.C53])*100" office:value-type="float" office:value="-19.375" calcext:value-type="float">
            <text:p>-19.375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53]/[.C53])*100" office:value-type="float" office:value="-8.125" calcext:value-type="float">
            <text:p>-8.12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rof_5729 </text:p>
          </table:table-cell>
          <table:table-cell office:value-type="float" office:value="126" calcext:value-type="float">
            <text:p>126</text:p>
          </table:table-cell>
          <table:table-cell table:formula="of:=[$Professors.B54]" office:value-type="float" office:value="160" calcext:value-type="float">
            <text:p>160</text:p>
          </table:table-cell>
          <table:table-cell table:formula="of:=[.B54]-[.C54]" office:value-type="float" office:value="-34" calcext:value-type="float">
            <text:p>-34</text:p>
          </table:table-cell>
          <table:table-cell table:formula="of:=([.D54]/[.C54])*100" office:value-type="float" office:value="-21.25" calcext:value-type="float">
            <text:p>-21.25</text:p>
          </table:table-cell>
          <table:table-cell office:value-type="float" office:value="11" calcext:value-type="float">
            <text:p>11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54]/[.C54])*100" office:value-type="float" office:value="-6.25" calcext:value-type="float">
            <text:p>-6.2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rof_5971 </text:p>
          </table:table-cell>
          <table:table-cell office:value-type="float" office:value="161" calcext:value-type="float">
            <text:p>161</text:p>
          </table:table-cell>
          <table:table-cell table:formula="of:=[$Professors.B55]" office:value-type="float" office:value="160" calcext:value-type="float">
            <text:p>160</text:p>
          </table:table-cell>
          <table:table-cell table:formula="of:=[.B55]-[.C55]" office:value-type="float" office:value="1" calcext:value-type="float">
            <text:p>1</text:p>
          </table:table-cell>
          <table:table-cell table:formula="of:=([.D55]/[.C55])*100" office:value-type="float" office:value="0.625" calcext:value-type="float">
            <text:p>0.625</text:p>
          </table:table-cell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55]/[.C55])*100" office:value-type="float" office:value="-7.5" calcext:value-type="float">
            <text:p>-7.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rof_5989 </text:p>
          </table:table-cell>
          <table:table-cell office:value-type="float" office:value="89" calcext:value-type="float">
            <text:p>89</text:p>
          </table:table-cell>
          <table:table-cell table:formula="of:=[$Professors.B56]" office:value-type="float" office:value="100" calcext:value-type="float">
            <text:p>100</text:p>
          </table:table-cell>
          <table:table-cell table:formula="of:=[.B56]-[.C56]" office:value-type="float" office:value="-11" calcext:value-type="float">
            <text:p>-11</text:p>
          </table:table-cell>
          <table:table-cell table:formula="of:=([.D56]/[.C56])*100"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-9" calcext:value-type="float">
            <text:p>-9</text:p>
          </table:table-cell>
          <table:table-cell table:formula="of:=([.H56]/[.C56])*100" office:value-type="float" office:value="-9" calcext:value-type="float">
            <text:p>-9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f_6094 </text:p>
          </table:table-cell>
          <table:table-cell office:value-type="float" office:value="110" calcext:value-type="float">
            <text:p>110</text:p>
          </table:table-cell>
          <table:table-cell table:formula="of:=[$Professors.B57]" office:value-type="float" office:value="160" calcext:value-type="float">
            <text:p>160</text:p>
          </table:table-cell>
          <table:table-cell table:formula="of:=[.B57]-[.C57]" office:value-type="float" office:value="-50" calcext:value-type="float">
            <text:p>-50</text:p>
          </table:table-cell>
          <table:table-cell table:formula="of:=([.D57]/[.C57])*100" office:value-type="float" office:value="-31.25" calcext:value-type="float">
            <text:p>-31.25</text:p>
          </table:table-cell>
          <table:table-cell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57]/[.C57])*100" office:value-type="float" office:value="-7.5" calcext:value-type="float">
            <text:p>-7.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rof_6190 </text:p>
          </table:table-cell>
          <table:table-cell office:value-type="float" office:value="140" calcext:value-type="float">
            <text:p>140</text:p>
          </table:table-cell>
          <table:table-cell table:formula="of:=[$Professors.B58]" office:value-type="float" office:value="160" calcext:value-type="float">
            <text:p>160</text:p>
          </table:table-cell>
          <table:table-cell table:formula="of:=[.B58]-[.C58]" office:value-type="float" office:value="-20" calcext:value-type="float">
            <text:p>-20</text:p>
          </table:table-cell>
          <table:table-cell table:formula="of:=([.D58]/[.C58])*100" office:value-type="float" office:value="-12.5" calcext:value-type="float">
            <text:p>-12.5</text:p>
          </table:table-cell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58]/[.C58])*100" office:value-type="float" office:value="-8.125" calcext:value-type="float">
            <text:p>-8.12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rof_6232 </text:p>
          </table:table-cell>
          <table:table-cell office:value-type="float" office:value="121" calcext:value-type="float">
            <text:p>121</text:p>
          </table:table-cell>
          <table:table-cell table:formula="of:=[$Professors.B59]" office:value-type="float" office:value="160" calcext:value-type="float">
            <text:p>160</text:p>
          </table:table-cell>
          <table:table-cell table:formula="of:=[.B59]-[.C59]" office:value-type="float" office:value="-39" calcext:value-type="float">
            <text:p>-39</text:p>
          </table:table-cell>
          <table:table-cell table:formula="of:=([.D59]/[.C59])*100" office:value-type="float" office:value="-24.375" calcext:value-type="float">
            <text:p>-24.375</text:p>
          </table:table-cell>
          <table:table-cell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table:formula="of:=([.H59]/[.C59])*100" office:value-type="float" office:value="-8.75" calcext:value-type="float">
            <text:p>-8.7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rof_6317 </text:p>
          </table:table-cell>
          <table:table-cell office:value-type="float" office:value="125" calcext:value-type="float">
            <text:p>125</text:p>
          </table:table-cell>
          <table:table-cell table:formula="of:=[$Professors.B60]" office:value-type="float" office:value="160" calcext:value-type="float">
            <text:p>160</text:p>
          </table:table-cell>
          <table:table-cell table:formula="of:=[.B60]-[.C60]" office:value-type="float" office:value="-35" calcext:value-type="float">
            <text:p>-35</text:p>
          </table:table-cell>
          <table:table-cell table:formula="of:=([.D60]/[.C60])*100" office:value-type="float" office:value="-21.875" calcext:value-type="float">
            <text:p>-21.875</text:p>
          </table:table-cell>
          <table:table-cell office:value-type="float" office:value="6" calcext:value-type="float">
            <text:p>6</text:p>
          </table:table-cell>
          <table:table-cell office:value-type="float" office:value="152.5" calcext:value-type="float">
            <text:p>152.5</text:p>
          </table:table-cell>
          <table:table-cell office:value-type="float" office:value="-7.5" calcext:value-type="float">
            <text:p>-7.5</text:p>
          </table:table-cell>
          <table:table-cell table:formula="of:=([.H60]/[.C60])*100" office:value-type="float" office:value="-4.6875" calcext:value-type="float">
            <text:p>-4.687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rof_6330 </text:p>
          </table:table-cell>
          <table:table-cell office:value-type="float" office:value="56" calcext:value-type="float">
            <text:p>56</text:p>
          </table:table-cell>
          <table:table-cell table:formula="of:=[$Professors.B61]" office:value-type="float" office:value="45" calcext:value-type="float">
            <text:p>45</text:p>
          </table:table-cell>
          <table:table-cell table:formula="of:=[.B61]-[.C61]" office:value-type="float" office:value="11" calcext:value-type="float">
            <text:p>11</text:p>
          </table:table-cell>
          <table:table-cell table:formula="of:=([.D61]/[.C61])*100" office:value-type="float" office:value="24.4444444444444" calcext:value-type="float">
            <text:p>24.444444444444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-12" calcext:value-type="float">
            <text:p>-12</text:p>
          </table:table-cell>
          <table:table-cell table:formula="of:=([.H61]/[.C61])*100" office:value-type="float" office:value="-26.6666666666667" calcext:value-type="float">
            <text:p>-26.666666666666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of_6649 </text:p>
          </table:table-cell>
          <table:table-cell office:value-type="float" office:value="140" calcext:value-type="float">
            <text:p>140</text:p>
          </table:table-cell>
          <table:table-cell table:formula="of:=[$Professors.B62]" office:value-type="float" office:value="160" calcext:value-type="float">
            <text:p>160</text:p>
          </table:table-cell>
          <table:table-cell table:formula="of:=[.B62]-[.C62]" office:value-type="float" office:value="-20" calcext:value-type="float">
            <text:p>-20</text:p>
          </table:table-cell>
          <table:table-cell table:formula="of:=([.D62]/[.C62])*100" office:value-type="float" office:value="-12.5" calcext:value-type="float">
            <text:p>-12.5</text:p>
          </table:table-cell>
          <table:table-cell office:value-type="float" office:value="9" calcext:value-type="float">
            <text:p>9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62]/[.C62])*100" office:value-type="float" office:value="-7.5" calcext:value-type="float">
            <text:p>-7.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rof_6783 </text:p>
          </table:table-cell>
          <table:table-cell office:value-type="float" office:value="150" calcext:value-type="float">
            <text:p>150</text:p>
          </table:table-cell>
          <table:table-cell table:formula="of:=[$Professors.B63]" office:value-type="float" office:value="160" calcext:value-type="float">
            <text:p>160</text:p>
          </table:table-cell>
          <table:table-cell table:formula="of:=[.B63]-[.C63]" office:value-type="float" office:value="-10" calcext:value-type="float">
            <text:p>-10</text:p>
          </table:table-cell>
          <table:table-cell table:formula="of:=([.D63]/[.C63])*100" office:value-type="float" office:value="-6.25" calcext:value-type="float">
            <text:p>-6.25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63]/[.C63])*100" office:value-type="float" office:value="-6.25" calcext:value-type="float">
            <text:p>-6.2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rof_6793 </text:p>
          </table:table-cell>
          <table:table-cell office:value-type="float" office:value="161" calcext:value-type="float">
            <text:p>161</text:p>
          </table:table-cell>
          <table:table-cell table:formula="of:=[$Professors.B64]" office:value-type="float" office:value="160" calcext:value-type="float">
            <text:p>160</text:p>
          </table:table-cell>
          <table:table-cell table:formula="of:=[.B64]-[.C64]" office:value-type="float" office:value="1" calcext:value-type="float">
            <text:p>1</text:p>
          </table:table-cell>
          <table:table-cell table:formula="of:=([.D64]/[.C64])*100" office:value-type="float" office:value="0.625" calcext:value-type="float">
            <text:p>0.625</text:p>
          </table:table-cell>
          <table:table-cell office:value-type="float" office:value="12" calcext:value-type="float">
            <text:p>12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64]/[.C64])*100" office:value-type="float" office:value="-7.5" calcext:value-type="float">
            <text:p>-7.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rof_6819 </text:p>
          </table:table-cell>
          <table:table-cell office:value-type="float" office:value="11" calcext:value-type="float">
            <text:p>11</text:p>
          </table:table-cell>
          <table:table-cell table:formula="of:=[$Professors.B65]" office:value-type="float" office:value="0" calcext:value-type="float">
            <text:p>0</text:p>
          </table:table-cell>
          <table:table-cell table:formula="of:=[.B65]-[.C65]" office:value-type="float" office:value="11" calcext:value-type="float">
            <text:p>11</text:p>
          </table:table-cell>
          <table:table-cell table:formula="of:=([.D65]/[.C65])*100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65]/[.C65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f_6856 </text:p>
          </table:table-cell>
          <table:table-cell office:value-type="float" office:value="135" calcext:value-type="float">
            <text:p>135</text:p>
          </table:table-cell>
          <table:table-cell table:formula="of:=[$Professors.B66]" office:value-type="float" office:value="130" calcext:value-type="float">
            <text:p>130</text:p>
          </table:table-cell>
          <table:table-cell table:formula="of:=[.B66]-[.C66]" office:value-type="float" office:value="5" calcext:value-type="float">
            <text:p>5</text:p>
          </table:table-cell>
          <table:table-cell table:formula="of:=([.D66]/[.C66])*100" office:value-type="float" office:value="3.84615384615385" calcext:value-type="float">
            <text:p>3.84615384615385</text:p>
          </table:table-cell>
          <table:table-cell office:value-type="float" office:value="7" calcext:value-type="float">
            <text:p>7</text:p>
          </table:table-cell>
          <table:table-cell office:value-type="float" office:value="118" calcext:value-type="float">
            <text:p>118</text:p>
          </table:table-cell>
          <table:table-cell office:value-type="float" office:value="-12" calcext:value-type="float">
            <text:p>-12</text:p>
          </table:table-cell>
          <table:table-cell table:formula="of:=([.H66]/[.C66])*100" office:value-type="float" office:value="-9.23076923076923" calcext:value-type="float">
            <text:p>-9.2307692307692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rof_6898 </text:p>
          </table:table-cell>
          <table:table-cell office:value-type="float" office:value="224" calcext:value-type="float">
            <text:p>224</text:p>
          </table:table-cell>
          <table:table-cell table:formula="of:=[$Professors.B67]" office:value-type="float" office:value="208" calcext:value-type="float">
            <text:p>208</text:p>
          </table:table-cell>
          <table:table-cell table:formula="of:=[.B67]-[.C67]" office:value-type="float" office:value="16" calcext:value-type="float">
            <text:p>16</text:p>
          </table:table-cell>
          <table:table-cell table:formula="of:=([.D67]/[.C67])*100" office:value-type="float" office:value="7.69230769230769" calcext:value-type="float">
            <text:p>7.69230769230769</text:p>
          </table:table-cell>
          <table:table-cell office:value-type="float" office:value="17" calcext:value-type="float">
            <text:p>17</text:p>
          </table:table-cell>
          <table:table-cell office:value-type="float" office:value="196" calcext:value-type="float">
            <text:p>196</text:p>
          </table:table-cell>
          <table:table-cell office:value-type="float" office:value="-12" calcext:value-type="float">
            <text:p>-12</text:p>
          </table:table-cell>
          <table:table-cell table:formula="of:=([.H67]/[.C67])*100" office:value-type="float" office:value="-5.76923076923077" calcext:value-type="float">
            <text:p>-5.7692307692307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rof_6945 </text:p>
          </table:table-cell>
          <table:table-cell office:value-type="float" office:value="172" calcext:value-type="float">
            <text:p>172</text:p>
          </table:table-cell>
          <table:table-cell table:formula="of:=[$Professors.B68]" office:value-type="float" office:value="172" calcext:value-type="float">
            <text:p>172</text:p>
          </table:table-cell>
          <table:table-cell table:formula="of:=[.B68]-[.C68]" office:value-type="float" office:value="0" calcext:value-type="float">
            <text:p>0</text:p>
          </table:table-cell>
          <table:table-cell table:formula="of:=([.D68]/[.C68])*10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office:value-type="float" office:value="-15" calcext:value-type="float">
            <text:p>-15</text:p>
          </table:table-cell>
          <table:table-cell table:formula="of:=([.H68]/[.C68])*100" office:value-type="float" office:value="-8.72093023255814" calcext:value-type="float">
            <text:p>-8.7209302325581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rof_6957 </text:p>
          </table:table-cell>
          <table:table-cell office:value-type="float" office:value="150" calcext:value-type="float">
            <text:p>150</text:p>
          </table:table-cell>
          <table:table-cell table:formula="of:=[$Professors.B69]" office:value-type="float" office:value="172" calcext:value-type="float">
            <text:p>172</text:p>
          </table:table-cell>
          <table:table-cell table:formula="of:=[.B69]-[.C69]" office:value-type="float" office:value="-22" calcext:value-type="float">
            <text:p>-22</text:p>
          </table:table-cell>
          <table:table-cell table:formula="of:=([.D69]/[.C69])*100" office:value-type="float" office:value="-12.7906976744186" calcext:value-type="float">
            <text:p>-12.7906976744186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-15" calcext:value-type="float">
            <text:p>-15</text:p>
          </table:table-cell>
          <table:table-cell table:formula="of:=([.H69]/[.C69])*100" office:value-type="float" office:value="-8.72093023255814" calcext:value-type="float">
            <text:p>-8.720930232558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rof_6961 </text:p>
          </table:table-cell>
          <table:table-cell office:value-type="float" office:value="78" calcext:value-type="float">
            <text:p>78</text:p>
          </table:table-cell>
          <table:table-cell table:formula="of:=[$Professors.B70]" office:value-type="float" office:value="90" calcext:value-type="float">
            <text:p>90</text:p>
          </table:table-cell>
          <table:table-cell table:formula="of:=[.B70]-[.C70]" office:value-type="float" office:value="-12" calcext:value-type="float">
            <text:p>-12</text:p>
          </table:table-cell>
          <table:table-cell table:formula="of:=([.D70]/[.C70])*100" office:value-type="float" office:value="-13.3333333333333" calcext:value-type="float">
            <text:p>-13.3333333333333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-9" calcext:value-type="float">
            <text:p>-9</text:p>
          </table:table-cell>
          <table:table-cell table:formula="of:=([.H70]/[.C70])*100"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f_7033 </text:p>
          </table:table-cell>
          <table:table-cell office:value-type="float" office:value="60" calcext:value-type="float">
            <text:p>60</text:p>
          </table:table-cell>
          <table:table-cell table:formula="of:=[$Professors.B71]" office:value-type="float" office:value="60" calcext:value-type="float">
            <text:p>60</text:p>
          </table:table-cell>
          <table:table-cell table:formula="of:=[.B71]-[.C71]" office:value-type="float" office:value="0" calcext:value-type="float">
            <text:p>0</text:p>
          </table:table-cell>
          <table:table-cell table:formula="of:=([.D71]/[.C71])*10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-9" calcext:value-type="float">
            <text:p>-9</text:p>
          </table:table-cell>
          <table:table-cell table:formula="of:=([.H71]/[.C71])*100"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f_7098 </text:p>
          </table:table-cell>
          <table:table-cell office:value-type="float" office:value="75" calcext:value-type="float">
            <text:p>75</text:p>
          </table:table-cell>
          <table:table-cell table:formula="of:=[$Professors.B72]" office:value-type="float" office:value="80" calcext:value-type="float">
            <text:p>80</text:p>
          </table:table-cell>
          <table:table-cell table:formula="of:=[.B72]-[.C72]" office:value-type="float" office:value="-5" calcext:value-type="float">
            <text:p>-5</text:p>
          </table:table-cell>
          <table:table-cell table:formula="of:=([.D72]/[.C72])*100" office:value-type="float" office:value="-6.25" calcext:value-type="float">
            <text:p>-6.25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-12" calcext:value-type="float">
            <text:p>-12</text:p>
          </table:table-cell>
          <table:table-cell table:formula="of:=([.H72]/[.C72])*100" office:value-type="float" office:value="-15" calcext:value-type="float">
            <text:p>-1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f_7160 </text:p>
          </table:table-cell>
          <table:table-cell office:value-type="float" office:value="156" calcext:value-type="float">
            <text:p>156</text:p>
          </table:table-cell>
          <table:table-cell table:formula="of:=[$Professors.B73]" office:value-type="float" office:value="172" calcext:value-type="float">
            <text:p>172</text:p>
          </table:table-cell>
          <table:table-cell table:formula="of:=[.B73]-[.C73]" office:value-type="float" office:value="-16" calcext:value-type="float">
            <text:p>-16</text:p>
          </table:table-cell>
          <table:table-cell table:formula="of:=([.D73]/[.C73])*100" office:value-type="float" office:value="-9.30232558139535" calcext:value-type="float">
            <text:p>-9.30232558139535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table:formula="of:=([.H73]/[.C73])*100" office:value-type="float" office:value="-6.3953488372093" calcext:value-type="float">
            <text:p>-6.395348837209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rof_7203 </text:p>
          </table:table-cell>
          <table:table-cell office:value-type="float" office:value="118" calcext:value-type="float">
            <text:p>118</text:p>
          </table:table-cell>
          <table:table-cell table:formula="of:=[$Professors.B74]" office:value-type="float" office:value="160" calcext:value-type="float">
            <text:p>160</text:p>
          </table:table-cell>
          <table:table-cell table:formula="of:=[.B74]-[.C74]" office:value-type="float" office:value="-42" calcext:value-type="float">
            <text:p>-42</text:p>
          </table:table-cell>
          <table:table-cell table:formula="of:=([.D74]/[.C74])*100" office:value-type="float" office:value="-26.25" calcext:value-type="float">
            <text:p>-26.25</text:p>
          </table:table-cell>
          <table:table-cell office:value-type="float" office:value="5" calcext:value-type="float">
            <text:p>5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74]/[.C74])*100" office:value-type="float" office:value="-7.5" calcext:value-type="float">
            <text:p>-7.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rof_7227 </text:p>
          </table:table-cell>
          <table:table-cell office:value-type="float" office:value="152" calcext:value-type="float">
            <text:p>152</text:p>
          </table:table-cell>
          <table:table-cell table:formula="of:=[$Professors.B75]" office:value-type="float" office:value="172" calcext:value-type="float">
            <text:p>172</text:p>
          </table:table-cell>
          <table:table-cell table:formula="of:=[.B75]-[.C75]" office:value-type="float" office:value="-20" calcext:value-type="float">
            <text:p>-20</text:p>
          </table:table-cell>
          <table:table-cell table:formula="of:=([.D75]/[.C75])*100" office:value-type="float" office:value="-11.6279069767442" calcext:value-type="float">
            <text:p>-11.6279069767442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table:formula="of:=([.H75]/[.C75])*100" office:value-type="float" office:value="-5.81395348837209" calcext:value-type="float">
            <text:p>-5.8139534883720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rof_7406 </text:p>
          </table:table-cell>
          <table:table-cell office:value-type="float" office:value="44" calcext:value-type="float">
            <text:p>44</text:p>
          </table:table-cell>
          <table:table-cell table:formula="of:=[$Professors.B76]" office:value-type="float" office:value="90" calcext:value-type="float">
            <text:p>90</text:p>
          </table:table-cell>
          <table:table-cell table:formula="of:=[.B76]-[.C76]" office:value-type="float" office:value="-46" calcext:value-type="float">
            <text:p>-46</text:p>
          </table:table-cell>
          <table:table-cell table:formula="of:=([.D76]/[.C76])*100" office:value-type="float" office:value="-51.1111111111111" calcext:value-type="float">
            <text:p>-51.1111111111111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76]/[.C76])*100" office:value-type="float" office:value="-13.3333333333333" calcext:value-type="float">
            <text:p>-13.333333333333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f_7577 </text:p>
          </table:table-cell>
          <table:table-cell office:value-type="float" office:value="84" calcext:value-type="float">
            <text:p>84</text:p>
          </table:table-cell>
          <table:table-cell table:formula="of:=[$Professors.B77]" office:value-type="float" office:value="90" calcext:value-type="float">
            <text:p>90</text:p>
          </table:table-cell>
          <table:table-cell table:formula="of:=[.B77]-[.C77]" office:value-type="float" office:value="-6" calcext:value-type="float">
            <text:p>-6</text:p>
          </table:table-cell>
          <table:table-cell table:formula="of:=([.D77]/[.C77])*100" office:value-type="float" office:value="-6.66666666666667" calcext:value-type="float">
            <text:p>-6.66666666666667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table:formula="of:=([.H77]/[.C77])*100" office:value-type="float" office:value="-12.2222222222222" calcext:value-type="float">
            <text:p>-12.222222222222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f_7684 </text:p>
          </table:table-cell>
          <table:table-cell office:value-type="float" office:value="167" calcext:value-type="float">
            <text:p>167</text:p>
          </table:table-cell>
          <table:table-cell table:formula="of:=[$Professors.B78]" office:value-type="float" office:value="172" calcext:value-type="float">
            <text:p>172</text:p>
          </table:table-cell>
          <table:table-cell table:formula="of:=[.B78]-[.C78]" office:value-type="float" office:value="-5" calcext:value-type="float">
            <text:p>-5</text:p>
          </table:table-cell>
          <table:table-cell table:formula="of:=([.D78]/[.C78])*100" office:value-type="float" office:value="-2.90697674418605" calcext:value-type="float">
            <text:p>-2.90697674418605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-12" calcext:value-type="float">
            <text:p>-12</text:p>
          </table:table-cell>
          <table:table-cell table:formula="of:=([.H78]/[.C78])*100" office:value-type="float" office:value="-6.97674418604651" calcext:value-type="float">
            <text:p>-6.97674418604651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rof_7716 </text:p>
          </table:table-cell>
          <table:table-cell office:value-type="float" office:value="146" calcext:value-type="float">
            <text:p>146</text:p>
          </table:table-cell>
          <table:table-cell table:formula="of:=[$Professors.B79]" office:value-type="float" office:value="160" calcext:value-type="float">
            <text:p>160</text:p>
          </table:table-cell>
          <table:table-cell table:formula="of:=[.B79]-[.C79]" office:value-type="float" office:value="-14" calcext:value-type="float">
            <text:p>-14</text:p>
          </table:table-cell>
          <table:table-cell table:formula="of:=([.D79]/[.C79])*100" office:value-type="float" office:value="-8.75" calcext:value-type="float">
            <text:p>-8.75</text:p>
          </table:table-cell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office:value-type="float" office:value="-11" calcext:value-type="float">
            <text:p>-11</text:p>
          </table:table-cell>
          <table:table-cell table:formula="of:=([.H79]/[.C79])*100" office:value-type="float" office:value="-6.875" calcext:value-type="float">
            <text:p>-6.87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rof_7824 </text:p>
          </table:table-cell>
          <table:table-cell office:value-type="float" office:value="47" calcext:value-type="float">
            <text:p>47</text:p>
          </table:table-cell>
          <table:table-cell table:formula="of:=[$Professors.B80]" office:value-type="float" office:value="60" calcext:value-type="float">
            <text:p>60</text:p>
          </table:table-cell>
          <table:table-cell table:formula="of:=[.B80]-[.C80]" office:value-type="float" office:value="-13" calcext:value-type="float">
            <text:p>-13</text:p>
          </table:table-cell>
          <table:table-cell table:formula="of:=([.D80]/[.C80])*100" office:value-type="float" office:value="-21.6666666666667" calcext:value-type="float">
            <text:p>-21.6666666666667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80]/[.C80])*100" office:value-type="float" office:value="-18.3333333333333" calcext:value-type="float">
            <text:p>-18.333333333333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of_7841 </text:p>
          </table:table-cell>
          <table:table-cell office:value-type="float" office:value="152" calcext:value-type="float">
            <text:p>152</text:p>
          </table:table-cell>
          <table:table-cell table:formula="of:=[$Professors.B81]" office:value-type="float" office:value="160" calcext:value-type="float">
            <text:p>160</text:p>
          </table:table-cell>
          <table:table-cell table:formula="of:=[.B81]-[.C81]" office:value-type="float" office:value="-8" calcext:value-type="float">
            <text:p>-8</text:p>
          </table:table-cell>
          <table:table-cell table:formula="of:=([.D81]/[.C81])*100"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81]/[.C81])*100" office:value-type="float" office:value="-7.5" calcext:value-type="float">
            <text:p>-7.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rof_7861 </text:p>
          </table:table-cell>
          <table:table-cell office:value-type="float" office:value="72" calcext:value-type="float">
            <text:p>72</text:p>
          </table:table-cell>
          <table:table-cell table:formula="of:=[$Professors.B82]" office:value-type="float" office:value="90" calcext:value-type="float">
            <text:p>90</text:p>
          </table:table-cell>
          <table:table-cell table:formula="of:=[.B82]-[.C82]" office:value-type="float" office:value="-18" calcext:value-type="float">
            <text:p>-18</text:p>
          </table:table-cell>
          <table:table-cell table:formula="of:=([.D82]/[.C82])*100" office:value-type="float" office:value="-20" calcext:value-type="float">
            <text:p>-20</text:p>
          </table:table-cell>
          <table:table-cell office:value-type="float" office:value="6" calcext:value-type="float">
            <text:p>6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table:formula="of:=([.H82]/[.C82])*100" office:value-type="float" office:value="-12.2222222222222" calcext:value-type="float">
            <text:p>-12.222222222222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rof_7880 </text:p>
          </table:table-cell>
          <table:table-cell office:value-type="float" office:value="186" calcext:value-type="float">
            <text:p>186</text:p>
          </table:table-cell>
          <table:table-cell table:formula="of:=[$Professors.B83]" office:value-type="float" office:value="172" calcext:value-type="float">
            <text:p>172</text:p>
          </table:table-cell>
          <table:table-cell table:formula="of:=[.B83]-[.C83]" office:value-type="float" office:value="14" calcext:value-type="float">
            <text:p>14</text:p>
          </table:table-cell>
          <table:table-cell table:formula="of:=([.D83]/[.C83])*100" office:value-type="float" office:value="8.13953488372093" calcext:value-type="float">
            <text:p>8.13953488372093</text:p>
          </table:table-cell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office:value-type="float" office:value="-8" calcext:value-type="float">
            <text:p>-8</text:p>
          </table:table-cell>
          <table:table-cell table:formula="of:=([.H83]/[.C83])*100" office:value-type="float" office:value="-4.65116279069768" calcext:value-type="float">
            <text:p>-4.6511627906976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rof_7961 </text:p>
          </table:table-cell>
          <table:table-cell office:value-type="float" office:value="92" calcext:value-type="float">
            <text:p>92</text:p>
          </table:table-cell>
          <table:table-cell table:formula="of:=[$Professors.B84]" office:value-type="float" office:value="90" calcext:value-type="float">
            <text:p>90</text:p>
          </table:table-cell>
          <table:table-cell table:formula="of:=[.B84]-[.C84]" office:value-type="float" office:value="2" calcext:value-type="float">
            <text:p>2</text:p>
          </table:table-cell>
          <table:table-cell table:formula="of:=([.D84]/[.C84])*100" office:value-type="float" office:value="2.22222222222222" calcext:value-type="float">
            <text:p>2.22222222222222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84]/[.C84])*100" office:value-type="float" office:value="-13.3333333333333" calcext:value-type="float">
            <text:p>-13.333333333333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f_8016 </text:p>
          </table:table-cell>
          <table:table-cell office:value-type="float" office:value="85.5" calcext:value-type="float">
            <text:p>85.5</text:p>
          </table:table-cell>
          <table:table-cell table:formula="of:=[$Professors.B85]" office:value-type="float" office:value="160" calcext:value-type="float">
            <text:p>160</text:p>
          </table:table-cell>
          <table:table-cell table:formula="of:=[.B85]-[.C85]" office:value-type="float" office:value="-74.5" calcext:value-type="float">
            <text:p>-74.5</text:p>
          </table:table-cell>
          <table:table-cell table:formula="of:=([.D85]/[.C85])*100" office:value-type="float" office:value="-46.5625" calcext:value-type="float">
            <text:p>-46.5625</text:p>
          </table:table-cell>
          <table:table-cell office:value-type="float" office:value="4" calcext:value-type="float">
            <text:p>4</text:p>
          </table:table-cell>
          <table:table-cell office:value-type="float" office:value="146.5" calcext:value-type="float">
            <text:p>146.5</text:p>
          </table:table-cell>
          <table:table-cell office:value-type="float" office:value="-13.5" calcext:value-type="float">
            <text:p>-13.5</text:p>
          </table:table-cell>
          <table:table-cell table:formula="of:=([.H85]/[.C85])*100" office:value-type="float" office:value="-8.4375" calcext:value-type="float">
            <text:p>-8.437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rof_8096 </text:p>
          </table:table-cell>
          <table:table-cell office:value-type="float" office:value="51" calcext:value-type="float">
            <text:p>51</text:p>
          </table:table-cell>
          <table:table-cell table:formula="of:=[$Professors.B86]" office:value-type="float" office:value="45" calcext:value-type="float">
            <text:p>45</text:p>
          </table:table-cell>
          <table:table-cell table:formula="of:=[.B86]-[.C86]" office:value-type="float" office:value="6" calcext:value-type="float">
            <text:p>6</text:p>
          </table:table-cell>
          <table:table-cell table:formula="of:=([.D86]/[.C86])*100" office:value-type="float" office:value="13.3333333333333" calcext:value-type="float">
            <text:p>13.3333333333333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-12" calcext:value-type="float">
            <text:p>-12</text:p>
          </table:table-cell>
          <table:table-cell table:formula="of:=([.H86]/[.C86])*100" office:value-type="float" office:value="-26.6666666666667" calcext:value-type="float">
            <text:p>-26.666666666666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f_8107 </text:p>
          </table:table-cell>
          <table:table-cell office:value-type="float" office:value="133" calcext:value-type="float">
            <text:p>133</text:p>
          </table:table-cell>
          <table:table-cell table:formula="of:=[$Professors.B87]" office:value-type="float" office:value="160" calcext:value-type="float">
            <text:p>160</text:p>
          </table:table-cell>
          <table:table-cell table:formula="of:=[.B87]-[.C87]" office:value-type="float" office:value="-27" calcext:value-type="float">
            <text:p>-27</text:p>
          </table:table-cell>
          <table:table-cell table:formula="of:=([.D87]/[.C87])*100" office:value-type="float" office:value="-16.875" calcext:value-type="float">
            <text:p>-16.875</text:p>
          </table:table-cell>
          <table:table-cell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office:value-type="float" office:value="-16" calcext:value-type="float">
            <text:p>-16</text:p>
          </table:table-cell>
          <table:table-cell table:formula="of:=([.H87]/[.C87])*100" office:value-type="float" office:value="-10" calcext:value-type="float">
            <text:p>-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rof_8109 </text:p>
          </table:table-cell>
          <table:table-cell office:value-type="float" office:value="16" calcext:value-type="float">
            <text:p>16</text:p>
          </table:table-cell>
          <table:table-cell table:formula="of:=[$Professors.B88]" office:value-type="float" office:value="0" calcext:value-type="float">
            <text:p>0</text:p>
          </table:table-cell>
          <table:table-cell table:formula="of:=[.B88]-[.C88]" office:value-type="float" office:value="16" calcext:value-type="float">
            <text:p>16</text:p>
          </table:table-cell>
          <table:table-cell table:formula="of:=([.D88]/[.C88])*100" office:value-type="string" office:string-value="" calcext:value-type="error">
            <text:p>#DIV/0!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88]/[.C88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f_8261 </text:p>
          </table:table-cell>
          <table:table-cell office:value-type="float" office:value="86" calcext:value-type="float">
            <text:p>86</text:p>
          </table:table-cell>
          <table:table-cell table:formula="of:=[$Professors.B89]" office:value-type="float" office:value="90" calcext:value-type="float">
            <text:p>90</text:p>
          </table:table-cell>
          <table:table-cell table:formula="of:=[.B89]-[.C89]" office:value-type="float" office:value="-4" calcext:value-type="float">
            <text:p>-4</text:p>
          </table:table-cell>
          <table:table-cell table:formula="of:=([.D89]/[.C89])*100" office:value-type="float" office:value="-4.44444444444444" calcext:value-type="float">
            <text:p>-4.44444444444444</text:p>
          </table:table-cell>
          <table:table-cell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-12" calcext:value-type="float">
            <text:p>-12</text:p>
          </table:table-cell>
          <table:table-cell table:formula="of:=([.H89]/[.C89])*100" office:value-type="float" office:value="-13.3333333333333" calcext:value-type="float">
            <text:p>-13.333333333333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f_8306 </text:p>
          </table:table-cell>
          <table:table-cell office:value-type="float" office:value="139" calcext:value-type="float">
            <text:p>139</text:p>
          </table:table-cell>
          <table:table-cell table:formula="of:=[$Professors.B90]" office:value-type="float" office:value="160" calcext:value-type="float">
            <text:p>160</text:p>
          </table:table-cell>
          <table:table-cell table:formula="of:=[.B90]-[.C90]" office:value-type="float" office:value="-21" calcext:value-type="float">
            <text:p>-21</text:p>
          </table:table-cell>
          <table:table-cell table:formula="of:=([.D90]/[.C90])*100" office:value-type="float" office:value="-13.125" calcext:value-type="float">
            <text:p>-13.125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-15" calcext:value-type="float">
            <text:p>-15</text:p>
          </table:table-cell>
          <table:table-cell table:formula="of:=([.H90]/[.C90])*100" office:value-type="float" office:value="-9.375" calcext:value-type="float">
            <text:p>-9.37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rof_8355 </text:p>
          </table:table-cell>
          <table:table-cell office:value-type="float" office:value="61" calcext:value-type="float">
            <text:p>61</text:p>
          </table:table-cell>
          <table:table-cell table:formula="of:=[$Professors.B91]" office:value-type="float" office:value="60" calcext:value-type="float">
            <text:p>60</text:p>
          </table:table-cell>
          <table:table-cell table:formula="of:=[.B91]-[.C91]" office:value-type="float" office:value="1" calcext:value-type="float">
            <text:p>1</text:p>
          </table:table-cell>
          <table:table-cell table:formula="of:=([.D91]/[.C91])*100" office:value-type="float" office:value="1.66666666666667" calcext:value-type="float">
            <text:p>1.6666666666666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91]/[.C91])*100" office:value-type="float" office:value="-16.6666666666667" calcext:value-type="float">
            <text:p>-16.666666666666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f_8395 </text:p>
          </table:table-cell>
          <table:table-cell office:value-type="float" office:value="27" calcext:value-type="float">
            <text:p>27</text:p>
          </table:table-cell>
          <table:table-cell table:formula="of:=[$Professors.B92]" office:value-type="float" office:value="0" calcext:value-type="float">
            <text:p>0</text:p>
          </table:table-cell>
          <table:table-cell table:formula="of:=[.B92]-[.C92]" office:value-type="float" office:value="27" calcext:value-type="float">
            <text:p>27</text:p>
          </table:table-cell>
          <table:table-cell table:formula="of:=([.D92]/[.C92])*100" office:value-type="string" office:string-value="" calcext:value-type="error">
            <text:p>#DIV/0!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92]/[.C92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f_8417 </text:p>
          </table:table-cell>
          <table:table-cell office:value-type="float" office:value="176" calcext:value-type="float">
            <text:p>176</text:p>
          </table:table-cell>
          <table:table-cell table:formula="of:=[$Professors.B93]" office:value-type="float" office:value="172" calcext:value-type="float">
            <text:p>172</text:p>
          </table:table-cell>
          <table:table-cell table:formula="of:=[.B93]-[.C93]" office:value-type="float" office:value="4" calcext:value-type="float">
            <text:p>4</text:p>
          </table:table-cell>
          <table:table-cell table:formula="of:=([.D93]/[.C93])*100" office:value-type="float" office:value="2.32558139534884" calcext:value-type="float">
            <text:p>2.32558139534884</text:p>
          </table:table-cell>
          <table:table-cell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office:value-type="float" office:value="-13" calcext:value-type="float">
            <text:p>-13</text:p>
          </table:table-cell>
          <table:table-cell table:formula="of:=([.H93]/[.C93])*100" office:value-type="float" office:value="-7.55813953488372" calcext:value-type="float">
            <text:p>-7.5581395348837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Prof_8496 </text:p>
          </table:table-cell>
          <table:table-cell office:value-type="float" office:value="24" calcext:value-type="float">
            <text:p>24</text:p>
          </table:table-cell>
          <table:table-cell table:formula="of:=[$Professors.B94]" office:value-type="float" office:value="45" calcext:value-type="float">
            <text:p>45</text:p>
          </table:table-cell>
          <table:table-cell table:formula="of:=[.B94]-[.C94]" office:value-type="float" office:value="-21" calcext:value-type="float">
            <text:p>-21</text:p>
          </table:table-cell>
          <table:table-cell table:formula="of:=([.D94]/[.C94])*100" office:value-type="float" office:value="-46.6666666666667" calcext:value-type="float">
            <text:p>-46.6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-10" calcext:value-type="float">
            <text:p>-10</text:p>
          </table:table-cell>
          <table:table-cell table:formula="of:=([.H94]/[.C94])*100" office:value-type="float" office:value="-22.2222222222222" calcext:value-type="float">
            <text:p>-22.222222222222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f_8550 </text:p>
          </table:table-cell>
          <table:table-cell office:value-type="float" office:value="83" calcext:value-type="float">
            <text:p>83</text:p>
          </table:table-cell>
          <table:table-cell table:formula="of:=[$Professors.B95]" office:value-type="float" office:value="90" calcext:value-type="float">
            <text:p>90</text:p>
          </table:table-cell>
          <table:table-cell table:formula="of:=[.B95]-[.C95]" office:value-type="float" office:value="-7" calcext:value-type="float">
            <text:p>-7</text:p>
          </table:table-cell>
          <table:table-cell table:formula="of:=([.D95]/[.C95])*100" office:value-type="float" office:value="-7.77777777777778" calcext:value-type="float">
            <text:p>-7.77777777777778</text:p>
          </table:table-cell>
          <table:table-cell office:value-type="float" office:value="4" calcext:value-type="float">
            <text:p>4</text:p>
          </table:table-cell>
          <table:table-cell office:value-type="float" office:value="80.5" calcext:value-type="float">
            <text:p>80.5</text:p>
          </table:table-cell>
          <table:table-cell office:value-type="float" office:value="-9.5" calcext:value-type="float">
            <text:p>-9.5</text:p>
          </table:table-cell>
          <table:table-cell table:formula="of:=([.H95]/[.C95])*100" office:value-type="float" office:value="-10.5555555555556" calcext:value-type="float">
            <text:p>-10.555555555555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rof_8593 </text:p>
          </table:table-cell>
          <table:table-cell office:value-type="float" office:value="56" calcext:value-type="float">
            <text:p>56</text:p>
          </table:table-cell>
          <table:table-cell table:formula="of:=[$Professors.B96]" office:value-type="float" office:value="90" calcext:value-type="float">
            <text:p>90</text:p>
          </table:table-cell>
          <table:table-cell table:formula="of:=[.B96]-[.C96]" office:value-type="float" office:value="-34" calcext:value-type="float">
            <text:p>-34</text:p>
          </table:table-cell>
          <table:table-cell table:formula="of:=([.D96]/[.C96])*100" office:value-type="float" office:value="-37.7777777777778" calcext:value-type="float">
            <text:p>-37.777777777777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-11" calcext:value-type="float">
            <text:p>-11</text:p>
          </table:table-cell>
          <table:table-cell table:formula="of:=([.H96]/[.C96])*100" office:value-type="float" office:value="-12.2222222222222" calcext:value-type="float">
            <text:p>-12.222222222222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rof_8622 </text:p>
          </table:table-cell>
          <table:table-cell office:value-type="float" office:value="133" calcext:value-type="float">
            <text:p>133</text:p>
          </table:table-cell>
          <table:table-cell table:formula="of:=[$Professors.B97]" office:value-type="float" office:value="172" calcext:value-type="float">
            <text:p>172</text:p>
          </table:table-cell>
          <table:table-cell table:formula="of:=[.B97]-[.C97]" office:value-type="float" office:value="-39" calcext:value-type="float">
            <text:p>-39</text:p>
          </table:table-cell>
          <table:table-cell table:formula="of:=([.D97]/[.C97])*100" office:value-type="float" office:value="-22.6744186046512" calcext:value-type="float">
            <text:p>-22.6744186046512</text:p>
          </table:table-cell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table:formula="of:=([.H97]/[.C97])*100" office:value-type="float" office:value="-6.3953488372093" calcext:value-type="float">
            <text:p>-6.395348837209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rof_8703 </text:p>
          </table:table-cell>
          <table:table-cell office:value-type="float" office:value="56" calcext:value-type="float">
            <text:p>56</text:p>
          </table:table-cell>
          <table:table-cell table:formula="of:=[$Professors.B98]" office:value-type="float" office:value="45" calcext:value-type="float">
            <text:p>45</text:p>
          </table:table-cell>
          <table:table-cell table:formula="of:=[.B98]-[.C98]" office:value-type="float" office:value="11" calcext:value-type="float">
            <text:p>11</text:p>
          </table:table-cell>
          <table:table-cell table:formula="of:=([.D98]/[.C98])*100" office:value-type="float" office:value="24.4444444444444" calcext:value-type="float">
            <text:p>24.4444444444444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-14" calcext:value-type="float">
            <text:p>-14</text:p>
          </table:table-cell>
          <table:table-cell table:formula="of:=([.H98]/[.C98])*100" office:value-type="float" office:value="-31.1111111111111" calcext:value-type="float">
            <text:p>-31.11111111111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f_8815 </text:p>
          </table:table-cell>
          <table:table-cell office:value-type="float" office:value="37" calcext:value-type="float">
            <text:p>37</text:p>
          </table:table-cell>
          <table:table-cell table:formula="of:=[$Professors.B99]" office:value-type="float" office:value="60" calcext:value-type="float">
            <text:p>60</text:p>
          </table:table-cell>
          <table:table-cell table:formula="of:=[.B99]-[.C99]" office:value-type="float" office:value="-23" calcext:value-type="float">
            <text:p>-23</text:p>
          </table:table-cell>
          <table:table-cell table:formula="of:=([.D99]/[.C99])*100" office:value-type="float" office:value="-38.3333333333333" calcext:value-type="float">
            <text:p>-38.333333333333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99]/[.C99])*100" office:value-type="float" office:value="-16.6666666666667" calcext:value-type="float">
            <text:p>-16.666666666666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Prof_9069 </text:p>
          </table:table-cell>
          <table:table-cell office:value-type="float" office:value="177" calcext:value-type="float">
            <text:p>177</text:p>
          </table:table-cell>
          <table:table-cell table:formula="of:=[$Professors.B100]" office:value-type="float" office:value="172" calcext:value-type="float">
            <text:p>172</text:p>
          </table:table-cell>
          <table:table-cell table:formula="of:=[.B100]-[.C100]" office:value-type="float" office:value="5" calcext:value-type="float">
            <text:p>5</text:p>
          </table:table-cell>
          <table:table-cell table:formula="of:=([.D100]/[.C100])*100" office:value-type="float" office:value="2.90697674418605" calcext:value-type="float">
            <text:p>2.90697674418605</text:p>
          </table:table-cell>
          <table:table-cell office:value-type="float" office:value="8" calcext:value-type="float">
            <text:p>8</text:p>
          </table:table-cell>
          <table:table-cell office:value-type="float" office:value="159" calcext:value-type="float">
            <text:p>159</text:p>
          </table:table-cell>
          <table:table-cell office:value-type="float" office:value="-13" calcext:value-type="float">
            <text:p>-13</text:p>
          </table:table-cell>
          <table:table-cell table:formula="of:=([.H100]/[.C100])*100" office:value-type="float" office:value="-7.55813953488372" calcext:value-type="float">
            <text:p>-7.5581395348837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rof_9077 </text:p>
          </table:table-cell>
          <table:table-cell office:value-type="float" office:value="153" calcext:value-type="float">
            <text:p>153</text:p>
          </table:table-cell>
          <table:table-cell table:formula="of:=[$Professors.B101]" office:value-type="float" office:value="160" calcext:value-type="float">
            <text:p>160</text:p>
          </table:table-cell>
          <table:table-cell table:formula="of:=[.B101]-[.C101]" office:value-type="float" office:value="-7" calcext:value-type="float">
            <text:p>-7</text:p>
          </table:table-cell>
          <table:table-cell table:formula="of:=([.D101]/[.C101])*100" office:value-type="float" office:value="-4.375" calcext:value-type="float">
            <text:p>-4.375</text:p>
          </table:table-cell>
          <table:table-cell office:value-type="float" office:value="8" calcext:value-type="float">
            <text:p>8</text:p>
          </table:table-cell>
          <table:table-cell office:value-type="float" office:value="146" calcext:value-type="float">
            <text:p>146</text:p>
          </table:table-cell>
          <table:table-cell office:value-type="float" office:value="-14" calcext:value-type="float">
            <text:p>-14</text:p>
          </table:table-cell>
          <table:table-cell table:formula="of:=([.H101]/[.C101])*100" office:value-type="float" office:value="-8.75" calcext:value-type="float">
            <text:p>-8.7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rof_9081 </text:p>
          </table:table-cell>
          <table:table-cell office:value-type="float" office:value="30" calcext:value-type="float">
            <text:p>30</text:p>
          </table:table-cell>
          <table:table-cell table:formula="of:=[$Professors.B102]" office:value-type="float" office:value="80" calcext:value-type="float">
            <text:p>80</text:p>
          </table:table-cell>
          <table:table-cell table:formula="of:=[.B102]-[.C102]" office:value-type="float" office:value="-50" calcext:value-type="float">
            <text:p>-50</text:p>
          </table:table-cell>
          <table:table-cell table:formula="of:=([.D102]/[.C102])*100" office:value-type="float" office:value="-62.5" calcext:value-type="float">
            <text:p>-62.5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-13" calcext:value-type="float">
            <text:p>-13</text:p>
          </table:table-cell>
          <table:table-cell table:formula="of:=([.H102]/[.C102])*100" office:value-type="float" office:value="-16.25" calcext:value-type="float">
            <text:p>-16.2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Prof_9114 </text:p>
          </table:table-cell>
          <table:table-cell office:value-type="float" office:value="12" calcext:value-type="float">
            <text:p>12</text:p>
          </table:table-cell>
          <table:table-cell table:formula="of:=[$Professors.B103]" office:value-type="float" office:value="60" calcext:value-type="float">
            <text:p>60</text:p>
          </table:table-cell>
          <table:table-cell table:formula="of:=[.B103]-[.C103]" office:value-type="float" office:value="-48" calcext:value-type="float">
            <text:p>-48</text:p>
          </table:table-cell>
          <table:table-cell table:formula="of:=([.D103]/[.C103])*100" office:value-type="float" office:value="-80" calcext:value-type="float">
            <text:p>-80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-11" calcext:value-type="float">
            <text:p>-11</text:p>
          </table:table-cell>
          <table:table-cell table:formula="of:=([.H103]/[.C103])*100" office:value-type="float" office:value="-18.3333333333333" calcext:value-type="float">
            <text:p>-18.333333333333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f_9384 </text:p>
          </table:table-cell>
          <table:table-cell office:value-type="float" office:value="110" calcext:value-type="float">
            <text:p>110</text:p>
          </table:table-cell>
          <table:table-cell table:formula="of:=[$Professors.B104]" office:value-type="float" office:value="60" calcext:value-type="float">
            <text:p>60</text:p>
          </table:table-cell>
          <table:table-cell table:formula="of:=[.B104]-[.C104]" office:value-type="float" office:value="50" calcext:value-type="float">
            <text:p>50</text:p>
          </table:table-cell>
          <table:table-cell table:formula="of:=([.D104]/[.C104])*100" office:value-type="float" office:value="83.3333333333333" calcext:value-type="float">
            <text:p>83.333333333333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-10" calcext:value-type="float">
            <text:p>-10</text:p>
          </table:table-cell>
          <table:table-cell table:formula="of:=([.H104]/[.C104])*100" office:value-type="float" office:value="-16.6666666666667" calcext:value-type="float">
            <text:p>-16.666666666666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rof_9580 </text:p>
          </table:table-cell>
          <table:table-cell office:value-type="float" office:value="156" calcext:value-type="float">
            <text:p>156</text:p>
          </table:table-cell>
          <table:table-cell table:formula="of:=[$Professors.B105]" office:value-type="float" office:value="160" calcext:value-type="float">
            <text:p>160</text:p>
          </table:table-cell>
          <table:table-cell table:formula="of:=[.B105]-[.C105]" office:value-type="float" office:value="-4" calcext:value-type="float">
            <text:p>-4</text:p>
          </table:table-cell>
          <table:table-cell table:formula="of:=([.D105]/[.C105])*100" office:value-type="float" office:value="-2.5" calcext:value-type="float">
            <text:p>-2.5</text:p>
          </table:table-cell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office:value-type="float" office:value="-8" calcext:value-type="float">
            <text:p>-8</text:p>
          </table:table-cell>
          <table:table-cell table:formula="of:=([.H105]/[.C105])*100" office:value-type="float" office:value="-5" calcext:value-type="float">
            <text:p>-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rof_9637 </text:p>
          </table:table-cell>
          <table:table-cell office:value-type="float" office:value="40" calcext:value-type="float">
            <text:p>40</text:p>
          </table:table-cell>
          <table:table-cell table:formula="of:=[$Professors.B106]" office:value-type="float" office:value="45" calcext:value-type="float">
            <text:p>45</text:p>
          </table:table-cell>
          <table:table-cell table:formula="of:=[.B106]-[.C106]" office:value-type="float" office:value="-5" calcext:value-type="float">
            <text:p>-5</text:p>
          </table:table-cell>
          <table:table-cell table:formula="of:=([.D106]/[.C106])*100" office:value-type="float" office:value="-11.1111111111111" calcext:value-type="float">
            <text:p>-11.111111111111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-7" calcext:value-type="float">
            <text:p>-7</text:p>
          </table:table-cell>
          <table:table-cell table:formula="of:=([.H106]/[.C106])*100" office:value-type="float" office:value="-15.5555555555556" calcext:value-type="float">
            <text:p>-15.555555555555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f_9638 </text:p>
          </table:table-cell>
          <table:table-cell office:value-type="float" office:value="155" calcext:value-type="float">
            <text:p>155</text:p>
          </table:table-cell>
          <table:table-cell table:formula="of:=[$Professors.B107]" office:value-type="float" office:value="160" calcext:value-type="float">
            <text:p>160</text:p>
          </table:table-cell>
          <table:table-cell table:formula="of:=[.B107]-[.C107]" office:value-type="float" office:value="-5" calcext:value-type="float">
            <text:p>-5</text:p>
          </table:table-cell>
          <table:table-cell table:formula="of:=([.D107]/[.C107])*100" office:value-type="float" office:value="-3.125" calcext:value-type="float">
            <text:p>-3.125</text:p>
          </table:table-cell>
          <table:table-cell office:value-type="float" office:value="14" calcext:value-type="float">
            <text:p>14</text:p>
          </table:table-cell>
          <table:table-cell office:value-type="float" office:value="147" calcext:value-type="float">
            <text:p>147</text:p>
          </table:table-cell>
          <table:table-cell office:value-type="float" office:value="-13" calcext:value-type="float">
            <text:p>-13</text:p>
          </table:table-cell>
          <table:table-cell table:formula="of:=([.H107]/[.C107])*100" office:value-type="float" office:value="-8.125" calcext:value-type="float">
            <text:p>-8.12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rof_9643 </text:p>
          </table:table-cell>
          <table:table-cell office:value-type="float" office:value="150" calcext:value-type="float">
            <text:p>150</text:p>
          </table:table-cell>
          <table:table-cell table:formula="of:=[$Professors.B108]" office:value-type="float" office:value="160" calcext:value-type="float">
            <text:p>160</text:p>
          </table:table-cell>
          <table:table-cell table:formula="of:=[.B108]-[.C108]" office:value-type="float" office:value="-10" calcext:value-type="float">
            <text:p>-10</text:p>
          </table:table-cell>
          <table:table-cell table:formula="of:=([.D108]/[.C108])*100" office:value-type="float" office:value="-6.25" calcext:value-type="float">
            <text:p>-6.25</text:p>
          </table:table-cell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-12" calcext:value-type="float">
            <text:p>-12</text:p>
          </table:table-cell>
          <table:table-cell table:formula="of:=([.H108]/[.C108])*100" office:value-type="float" office:value="-7.5" calcext:value-type="float">
            <text:p>-7.5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Prof_9648 </text:p>
          </table:table-cell>
          <table:table-cell office:value-type="float" office:value="234" calcext:value-type="float">
            <text:p>234</text:p>
          </table:table-cell>
          <table:table-cell table:formula="of:=[$Professors.B109]" office:value-type="float" office:value="172" calcext:value-type="float">
            <text:p>172</text:p>
          </table:table-cell>
          <table:table-cell table:formula="of:=[.B109]-[.C109]" office:value-type="float" office:value="62" calcext:value-type="float">
            <text:p>62</text:p>
          </table:table-cell>
          <table:table-cell table:formula="of:=([.D109]/[.C109])*100" office:value-type="float" office:value="36.046511627907" calcext:value-type="float">
            <text:p>36.046511627907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table:formula="of:=([.H109]/[.C109])*100" office:value-type="float" office:value="-5.81395348837209" calcext:value-type="float">
            <text:p>-5.81395348837209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Prof_9687 </text:p>
          </table:table-cell>
          <table:table-cell office:value-type="float" office:value="42" calcext:value-type="float">
            <text:p>42</text:p>
          </table:table-cell>
          <table:table-cell table:formula="of:=[$Professors.B110]" office:value-type="float" office:value="0" calcext:value-type="float">
            <text:p>0</text:p>
          </table:table-cell>
          <table:table-cell table:formula="of:=[.B110]-[.C110]" office:value-type="float" office:value="42" calcext:value-type="float">
            <text:p>42</text:p>
          </table:table-cell>
          <table:table-cell table:formula="of:=([.D110]/[.C110])*100" office:value-type="string" office:string-value="" calcext:value-type="error">
            <text:p>#DIV/0!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H110]/[.C110])*100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rof_9850 </text:p>
          </table:table-cell>
          <table:table-cell office:value-type="float" office:value="12" calcext:value-type="float">
            <text:p>12</text:p>
          </table:table-cell>
          <table:table-cell table:formula="of:=[$Professors.B111]" office:value-type="float" office:value="60" calcext:value-type="float">
            <text:p>60</text:p>
          </table:table-cell>
          <table:table-cell table:formula="of:=[.B111]-[.C111]" office:value-type="float" office:value="-48" calcext:value-type="float">
            <text:p>-48</text:p>
          </table:table-cell>
          <table:table-cell table:formula="of:=([.D111]/[.C111])*100" office:value-type="float" office:value="-80" calcext:value-type="float">
            <text:p>-8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-4" calcext:value-type="float">
            <text:p>-4</text:p>
          </table:table-cell>
          <table:table-cell table:formula="of:=([.H111]/[.C111])*100" office:value-type="float" office:value="-6.66666666666667" calcext:value-type="float">
            <text:p>-6.666666666666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rof_9963 </text:p>
          </table:table-cell>
          <table:table-cell office:value-type="float" office:value="126" calcext:value-type="float">
            <text:p>126</text:p>
          </table:table-cell>
          <table:table-cell table:formula="of:=[$Professors.B112]" office:value-type="float" office:value="160" calcext:value-type="float">
            <text:p>160</text:p>
          </table:table-cell>
          <table:table-cell table:formula="of:=[.B112]-[.C112]" office:value-type="float" office:value="-34" calcext:value-type="float">
            <text:p>-34</text:p>
          </table:table-cell>
          <table:table-cell table:formula="of:=([.D112]/[.C112])*100" office:value-type="float" office:value="-21.25" calcext:value-type="float">
            <text:p>-21.25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-10" calcext:value-type="float">
            <text:p>-10</text:p>
          </table:table-cell>
          <table:table-cell table:formula="of:=([.H112]/[.C112])*100" office:value-type="float" office:value="-6.25" calcext:value-type="float">
            <text:p>-6.2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2:.B112])" office:value-type="float" office:value="102.288288288288" calcext:value-type="float">
            <text:p>102.288288288288</text:p>
          </table:table-cell>
          <table:table-cell table:formula="of:=AVERAGE([.C2:.C112])" office:value-type="float" office:value="112.702702702703" calcext:value-type="float">
            <text:p>112.702702702703</text:p>
          </table:table-cell>
          <table:table-cell table:style-name="Default" table:formula="of:=AVERAGE([.D2:.D112])" office:value-type="float" office:value="-10.4144144144144" calcext:value-type="float">
            <text:p>-10.4144144144144</text:p>
          </table:table-cell>
          <table:table-cell table:style-name="Default" table:formula="of:=AVERAGE([.E2:.E112])" office:value-type="string" office:string-value="" calcext:value-type="error">
            <text:p>#DIV/0!</text:p>
          </table:table-cell>
          <table:table-cell table:style-name="Default" table:formula="of:=AVERAGE([.F2:.F112])" office:value-type="float" office:value="5.97297297297297" calcext:value-type="float">
            <text:p>5.97297297297297</text:p>
          </table:table-cell>
          <table:table-cell table:formula="of:=AVERAGE([.G2:.G112])" office:value-type="float" office:value="102.288288288288" calcext:value-type="float">
            <text:p>102.288288288288</text:p>
          </table:table-cell>
          <table:table-cell table:style-name="Default" table:formula="of:=AVERAGE([.H2:.H112])" office:value-type="float" office:value="-10.4144144144144" calcext:value-type="float">
            <text:p>-10.4144144144144</text:p>
          </table:table-cell>
          <table:table-cell table:style-name="Default"/>
          <table:table-cell table:style-name="Default" table:formula="of:=AVERAGE([.J2:.J112])" office:value-type="float" office:value="5.97297297297297" calcext:value-type="float">
            <text:p>5.97297297297297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12])" office:value-type="float" office:value="11354" calcext:value-type="float">
            <text:p>11354</text:p>
          </table:table-cell>
          <table:table-cell table:formula="of:=SUM([.C2:.C112])" office:value-type="float" office:value="12510" calcext:value-type="float">
            <text:p>12510</text:p>
          </table:table-cell>
          <table:table-cell table:style-name="Default" table:formula="of:=SUM([.D2:.D112])" office:value-type="float" office:value="-1156" calcext:value-type="float">
            <text:p>-1156</text:p>
          </table:table-cell>
          <table:table-cell table:style-name="Default" table:formula="of:=SUM([.E2:.E112])" office:value-type="string" office:string-value="" calcext:value-type="error">
            <text:p>#DIV/0!</text:p>
          </table:table-cell>
          <table:table-cell table:style-name="Default" table:formula="of:=SUM([.F2:.F112])" office:value-type="float" office:value="663" calcext:value-type="float">
            <text:p>663</text:p>
          </table:table-cell>
          <table:table-cell table:formula="of:=SUM([.G2:.G112])" office:value-type="float" office:value="11354" calcext:value-type="float">
            <text:p>11354</text:p>
          </table:table-cell>
          <table:table-cell table:style-name="Default" table:formula="of:=SUM([.H2:.H112])" office:value-type="float" office:value="-1156" calcext:value-type="float">
            <text:p>-1156</text:p>
          </table:table-cell>
          <table:table-cell table:style-name="Default"/>
          <table:table-cell table:style-name="Default" table:formula="of:=SUM([.J2:.J112])" office:value-type="float" office:value="663" calcext:value-type="float">
            <text:p>663</text:p>
          </table:table-cell>
          <table:table-cell/>
        </table:table-row>
        <table:table-row table:style-name="ro1">
          <table:table-cell office:value-type="string" calcext:value-type="string">
            <text:p>Sum abs</text:p>
          </table:table-cell>
          <table:table-cell table:number-columns-repeated="2"/>
          <table:table-cell table:style-name="Default" table:formula="of:=SUMPRODUCT(ABS([.D2:.D112]))" office:value-type="float" office:value="2498" calcext:value-type="float">
            <text:p>2498</text:p>
          </table:table-cell>
          <table:table-cell table:style-name="Default" table:number-columns-repeated="2"/>
          <table:table-cell/>
          <table:table-cell table:style-name="Default" table:formula="of:=SUMPRODUCT(ABS([.H2:.H112]))" office:value-type="float" office:value="1156" calcext:value-type="float">
            <text:p>1156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Variance</text:p>
          </table:table-cell>
          <table:table-cell table:number-columns-repeated="2"/>
          <table:table-cell table:style-name="Default" table:formula="of:=VAR([.D2:.D112])" office:value-type="float" office:value="737.067608517609" calcext:value-type="float">
            <text:p>737.067608517609</text:p>
          </table:table-cell>
          <table:table-cell table:style-name="Default" table:number-columns-repeated="2"/>
          <table:table-cell/>
          <table:table-cell table:style-name="Default" table:formula="of:=VAR([.H2:.H112])" office:value-type="float" office:value="14.722153972154" calcext:value-type="float">
            <text:p>14.72215397215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ediana</text:p>
          </table:table-cell>
          <table:table-cell table:number-columns-repeated="2"/>
          <table:table-cell table:style-name="Default" table:number-columns-repeated="2"/>
          <table:table-cell table:style-name="Default" table:formula="of:=MEDIAN([.F2:.F112])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Default" table:formula="of:=MEDIAN([.J2:.J112])" office:value-type="float" office:value="6" calcext:value-type="float">
            <text:p>6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Summations</text:p>
          </table:table-cell>
          <table:table-cell table:formula="of:=1/45" office:value-type="float" office:value="0.0222222222222222" calcext:value-type="float">
            <text:p>0.02222222222222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formula="of:=1/45+2/45" office:value-type="float" office:value="0.0666666666666667" calcext:value-type="float">
            <text:p>0.066666666666667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formula="of:=1/45+2/45+3/45" office:value-type="float" office:value="0.133333333333333" calcext:value-type="float">
            <text:p>0.133333333333333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formula="of:=1/45+2/45+3/45+4/45" office:value-type="float" office:value="0.222222222222222" calcext:value-type="float">
            <text:p>0.22222222222222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formula="of:=1/45+2/45+3/45+4/45+5/45" office:value-type="float" office:value="0.333333333333333" calcext:value-type="float">
            <text:p>0.333333333333333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formula="of:=1/45+2/45+3/45+4/45+5/45+6/45" office:value-type="float" office:value="0.466666666666667" calcext:value-type="float">
            <text:p>0.466666666666667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formula="of:=1/45+2/45+3/45+4/45+5/45+6/45+7/45" office:value-type="float" office:value="0.622222222222222" calcext:value-type="float">
            <text:p>0.622222222222222</text:p>
          </table:table-cell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</table:table-row>
        <calcext:conditional-formats>
          <calcext:conditional-format calcext:target-range-address="Sheet3.D2:Sheet3.D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E2:Sheet3.E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F2:Sheet3.F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H2:Sheet3.H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J2:Sheet3.J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3.I2:Sheet3.I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  <table:database-ranges>
        <table:database-range table:name="__Anonymous_Sheet_DB__1" table:target-range-address="PlaDoc_Anonim.A1:PlaDoc_Anonim.AMJ776">
          <table:sort table:bind-styles-to-content="false">
            <table:sort-by table:field-number="6" table:data-type="automatic"/>
            <table:sort-by table:field-number="2" table:data-type="automatic"/>
          </table:sort>
          <table:subtotal-rules table:bind-styles-to-content="false">
            <table:sort-groups/>
            <table:subtotal-rule table:group-by-field-number="6">
              <table:subtotal-field table:field-number="5" table:function="sum"/>
            </table:subtotal-rule>
          </table:subtotal-rules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 style:data-style-name="N2" text:time-value="00:58:02.2515216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Linux_X86_64 LibreOffice_project/20$Build-2</meta:generator>
    <dc:date>2019-05-12T01:53:42.895838410</dc:date>
    <meta:editing-duration>PT4H21M15S</meta:editing-duration>
    <meta:editing-cycles>5</meta:editing-cycles>
    <meta:document-statistic meta:table-count="3" meta:cell-count="691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02cm" svg:height="14.457cm" xlink:href=".." xlink:type="simple" chart:class="chart:bar" chart:style-name="ch1">
        <chart:legend chart:legend-position="end" svg:x="23.307cm" svg:y="6.68cm" style:legend-expansion="high" chart:style-name="ch2"/>
        <chart:plot-area chart:style-name="ch3" table:cell-range-address="Sheet3.D1:Sheet3.D112 Sheet3.H1:Sheet3.H112" chart:data-source-has-labels="row" svg:x="0.514cm" svg:y="0.289cm" svg:width="22.279cm" svg:height="13.879cm">
          <chartooo:coordinate-region svg:x="1.426cm" svg:y="0.489cm" svg:width="21.367cm" svg:height="13.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D2:Sheet3.D112" chart:label-cell-address="Sheet3.D1:Sheet3.D1" chart:class="chart:bar">
            <chart:data-point chart:repeated="111"/>
          </chart:series>
          <chart:series chart:style-name="ch8" chart:values-cell-range-address="Sheet3.H2:Sheet3.H112" chart:label-cell-address="Sheet3.H1:Sheet3.H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</text:p>
                <draw:g>
                  <svg:desc>Sheet3.D1:Sheet3.D1</svg:desc>
                </draw:g>
              </table:table-cell>
              <table:table-cell office:value-type="string">
                <text:p>Diff_funció</text:p>
                <draw:g>
                  <svg:desc>Sheet3.H1:Sheet3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Sheet3.D2:Sheet3.D112</svg:desc>
                </draw:g>
              </table:table-cell>
              <table:table-cell office:value-type="float" office:value="-12">
                <text:p>-12</text:p>
                <draw:g>
                  <svg:desc>Sheet3.H2:Sheet3.H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0">
                <text:p>-4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1">
                <text:p>-6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6">
                <text:p>-16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3.5">
                <text:p>-23.5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">
                <text:p>-4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4">
                <text:p>-6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4">
                <text:p>-4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-12.5">
                <text:p>-12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1">
                <text:p>-2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">
                <text:p>-18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8">
                <text:p>-2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">
                <text:p>-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">
                <text:p>-2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4">
                <text:p>-3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7">
                <text:p>-3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1">
                <text:p>-3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3">
                <text:p>-4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">
                <text:p>-6</text:p>
              </table:table-cell>
              <table:table-cell office:value-type="float" office:value="-11.5">
                <text:p>-11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">
                <text:p>-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">
                <text:p>2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0">
                <text:p>-8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6">
                <text:p>-26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6">
                <text:p>-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">
                <text:p>-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4">
                <text:p>-6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">
                <text:p>-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">
                <text:p>-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9">
                <text:p>-39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">
                <text:p>-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1">
                <text:p>-31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0">
                <text:p>-5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0">
                <text:p>-2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9">
                <text:p>-39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5">
                <text:p>-3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2">
                <text:p>-22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2">
                <text:p>-12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6">
                <text:p>-1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2">
                <text:p>-4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6">
                <text:p>-4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">
                <text:p>-6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">
                <text:p>-5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4">
                <text:p>-1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3">
                <text:p>-1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8">
                <text:p>-8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8">
                <text:p>-1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">
                <text:p>1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4.5">
                <text:p>-74.5</text:p>
              </table:table-cell>
              <table:table-cell office:value-type="float" office:value="-13.5">
                <text:p>-13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7">
                <text:p>-27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">
                <text:p>-4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1">
                <text:p>-2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1">
                <text:p>-21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4">
                <text:p>-34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9">
                <text:p>-39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3">
                <text:p>-2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">
                <text:p>-7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0">
                <text:p>-50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8">
                <text:p>-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">
                <text:p>5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">
                <text:p>-4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">
                <text:p>-5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">
                <text:p>-5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">
                <text:p>-10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">
                <text:p>6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8">
                <text:p>-4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">
                <text:p>-34</text:p>
              </table:table-cell>
              <table:table-cell office:value-type="float" office:value="-10">
                <text:p>-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92cm" svg:height="13.945cm" xlink:href=".." xlink:type="simple" chart:class="chart:bar" chart:style-name="ch1">
        <chart:legend chart:legend-position="end" svg:x="21.762cm" svg:y="6.424cm" style:legend-expansion="high" chart:style-name="ch2"/>
        <chart:plot-area chart:style-name="ch3" table:cell-range-address="Sheet3.E1:Sheet3.E112 Sheet3.I1:Sheet3.I112" chart:data-source-has-labels="row" svg:x="0.495cm" svg:y="0.278cm" svg:width="20.772cm" svg:height="13.389cm">
          <chartooo:coordinate-region svg:x="1.407cm" svg:y="0.477cm" svg:width="19.86cm" svg:height="12.9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E2:Sheet3.E112" chart:label-cell-address="Sheet3.E1:Sheet3.E1" chart:class="chart:bar">
            <chart:data-point chart:repeated="111"/>
          </chart:series>
          <chart:series chart:style-name="ch8" chart:values-cell-range-address="Sheet3.I2:Sheet3.I112" chart:label-cell-address="Sheet3.I1:Sheet3.I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_actual (%)</text:p>
                <draw:g>
                  <svg:desc>Sheet3.E1:Sheet3.E1</svg:desc>
                </draw:g>
              </table:table-cell>
              <table:table-cell office:value-type="string">
                <text:p>Diff_funció (%)</text:p>
                <draw:g>
                  <svg:desc>Sheet3.I1:Sheet3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.22222222222222">
                <text:p>-2.22222222222222</text:p>
                <draw:g>
                  <svg:desc>Sheet3.E2:Sheet3.E112</svg:desc>
                </draw:g>
              </table:table-cell>
              <table:table-cell office:value-type="float" office:value="-13.3333333333333">
                <text:p>-13.3333333333333</text:p>
                <draw:g>
                  <svg:desc>Sheet3.I2:Sheet3.I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25">
                <text:p>-6.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25">
                <text:p>-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8.125">
                <text:p>-38.125</text:p>
              </table:table-cell>
              <table:table-cell office:value-type="float" office:value="-6.875">
                <text:p>-6.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1.1111111111111">
                <text:p>-11.1111111111111</text:p>
              </table:table-cell>
              <table:table-cell office:value-type="float" office:value="-11.1111111111111">
                <text:p>-11.111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9.30232558139535">
                <text:p>-9.30232558139535</text:p>
              </table:table-cell>
              <table:table-cell office:value-type="float" office:value="-8.13953488372093">
                <text:p>-8.13953488372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1.2980769230769">
                <text:p>-11.2980769230769</text:p>
              </table:table-cell>
              <table:table-cell office:value-type="float" office:value="-6.73076923076923">
                <text:p>-6.730769230769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6.6666666666667">
                <text:p>-66.6666666666667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-11.1111111111111">
                <text:p>-11.11111111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7.2093023255814">
                <text:p>-37.2093023255814</text:p>
              </table:table-cell>
              <table:table-cell office:value-type="float" office:value="-6.3953488372093">
                <text:p>-6.39534883720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.65384615384615">
                <text:p>8.65384615384615</text:p>
              </table:table-cell>
              <table:table-cell office:value-type="float" office:value="-7.21153846153846">
                <text:p>-7.211538461538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5.5813953488372">
                <text:p>-25.5813953488372</text:p>
              </table:table-cell>
              <table:table-cell office:value-type="float" office:value="-8.13953488372093">
                <text:p>-8.139534883720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.1111111111111">
                <text:p>21.1111111111111</text:p>
              </table:table-cell>
              <table:table-cell office:value-type="float" office:value="-13.8888888888889">
                <text:p>-13.88888888888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3.125">
                <text:p>-13.12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0.4651162790698">
                <text:p>-10.4651162790698</text:p>
              </table:table-cell>
              <table:table-cell office:value-type="float" office:value="-4.06976744186047">
                <text:p>-4.069767441860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7.5">
                <text:p>-17.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.5">
                <text:p>-2.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80">
                <text:p>-80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7777777777778">
                <text:p>17.7777777777778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875">
                <text:p>11.87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5">
                <text:p>-1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1.25">
                <text:p>-21.2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.125">
                <text:p>-23.12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8.8888888888889">
                <text:p>-68.8888888888889</text:p>
              </table:table-cell>
              <table:table-cell office:value-type="float" office:value="-22.2222222222222">
                <text:p>-22.22222222222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0">
                <text:p>-10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71.6666666666667">
                <text:p>-71.6666666666667</text:p>
              </table:table-cell>
              <table:table-cell office:value-type="float" office:value="-21.6666666666667">
                <text:p>-21.6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3.3333333333333">
                <text:p>-13.3333333333333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25">
                <text:p>16.25</text:p>
              </table:table-cell>
              <table:table-cell office:value-type="float" office:value="-16.25">
                <text:p>-16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.75">
                <text:p>-3.75</text:p>
              </table:table-cell>
              <table:table-cell office:value-type="float" office:value="-7.1875">
                <text:p>-7.18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0">
                <text:p>-1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46.5116279069767">
                <text:p>-46.5116279069767</text:p>
              </table:table-cell>
              <table:table-cell office:value-type="float" office:value="-6.97674418604651">
                <text:p>-6.97674418604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2.32558139534884">
                <text:p>-2.32558139534884</text:p>
              </table:table-cell>
              <table:table-cell office:value-type="float" office:value="-6.97674418604651">
                <text:p>-6.976744186046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8.8888888888889">
                <text:p>-28.8888888888889</text:p>
              </table:table-cell>
              <table:table-cell office:value-type="float" office:value="-11.6666666666667">
                <text:p>-11.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0">
                <text:p>-2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.22222222222222">
                <text:p>-2.22222222222222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40">
                <text:p>-40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8.33333333333333">
                <text:p>-8.33333333333333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8.3333333333333">
                <text:p>-18.3333333333333</text:p>
              </table:table-cell>
              <table:table-cell office:value-type="float" office:value="-6.66666666666667">
                <text:p>-6.66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22.6744186046512">
                <text:p>-22.6744186046512</text:p>
              </table:table-cell>
              <table:table-cell office:value-type="float" office:value="-5.81395348837209">
                <text:p>-5.813953488372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">
                <text:p>-3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97674418604651">
                <text:p>6.97674418604651</text:p>
              </table:table-cell>
              <table:table-cell office:value-type="float" office:value="-8.72093023255814">
                <text:p>-8.720930232558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9.375">
                <text:p>-19.37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21.25">
                <text:p>-21.2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25">
                <text:p>0.6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">
                <text:p>-11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31.25">
                <text:p>-31.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2.5">
                <text:p>-12.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24.375">
                <text:p>-24.37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1.875">
                <text:p>-21.875</text:p>
              </table:table-cell>
              <table:table-cell office:value-type="float" office:value="-4.6875">
                <text:p>-4.68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.4444444444444">
                <text:p>24.4444444444444</text:p>
              </table:table-cell>
              <table:table-cell office:value-type="float" office:value="-26.6666666666667">
                <text:p>-26.66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2.5">
                <text:p>-12.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6.25">
                <text:p>-6.25</text:p>
              </table:table-cell>
              <table:table-cell office:value-type="float" office:value="-6.25">
                <text:p>-6.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5">
                <text:p>0.6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-9.23076923076923">
                <text:p>-9.2307692307692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-5.76923076923077">
                <text:p>-5.769230769230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-8.72093023255814">
                <text:p>-8.7209302325581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12.7906976744186">
                <text:p>-12.7906976744186</text:p>
              </table:table-cell>
              <table:table-cell office:value-type="float" office:value="-8.72093023255814">
                <text:p>-8.720930232558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3.3333333333333">
                <text:p>-13.3333333333333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.25">
                <text:p>-6.2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9.30232558139535">
                <text:p>-9.30232558139535</text:p>
              </table:table-cell>
              <table:table-cell office:value-type="float" office:value="-6.3953488372093">
                <text:p>-6.39534883720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26.25">
                <text:p>-26.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11.6279069767442">
                <text:p>-11.6279069767442</text:p>
              </table:table-cell>
              <table:table-cell office:value-type="float" office:value="-5.81395348837209">
                <text:p>-5.813953488372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1.1111111111111">
                <text:p>-51.1111111111111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.66666666666667">
                <text:p>-6.66666666666667</text:p>
              </table:table-cell>
              <table:table-cell office:value-type="float" office:value="-12.2222222222222">
                <text:p>-12.22222222222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.90697674418605">
                <text:p>-2.90697674418605</text:p>
              </table:table-cell>
              <table:table-cell office:value-type="float" office:value="-6.97674418604651">
                <text:p>-6.9767441860465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8.75">
                <text:p>-8.75</text:p>
              </table:table-cell>
              <table:table-cell office:value-type="float" office:value="-6.875">
                <text:p>-6.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21.6666666666667">
                <text:p>-21.6666666666667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5">
                <text:p>-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20">
                <text:p>-20</text:p>
              </table:table-cell>
              <table:table-cell office:value-type="float" office:value="-12.2222222222222">
                <text:p>-12.22222222222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13953488372093">
                <text:p>8.13953488372093</text:p>
              </table:table-cell>
              <table:table-cell office:value-type="float" office:value="-4.65116279069768">
                <text:p>-4.651162790697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46.5625">
                <text:p>-46.5625</text:p>
              </table:table-cell>
              <table:table-cell office:value-type="float" office:value="-8.4375">
                <text:p>-8.4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-26.6666666666667">
                <text:p>-26.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6.875">
                <text:p>-16.87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.44444444444444">
                <text:p>-4.44444444444444</text:p>
              </table:table-cell>
              <table:table-cell office:value-type="float" office:value="-13.3333333333333">
                <text:p>-13.333333333333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3.125">
                <text:p>-13.125</text:p>
              </table:table-cell>
              <table:table-cell office:value-type="float" office:value="-9.375">
                <text:p>-9.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32558139534884">
                <text:p>2.32558139534884</text:p>
              </table:table-cell>
              <table:table-cell office:value-type="float" office:value="-7.55813953488372">
                <text:p>-7.558139534883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46.6666666666667">
                <text:p>-46.6666666666667</text:p>
              </table:table-cell>
              <table:table-cell office:value-type="float" office:value="-22.2222222222222">
                <text:p>-22.22222222222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.77777777777778">
                <text:p>-7.77777777777778</text:p>
              </table:table-cell>
              <table:table-cell office:value-type="float" office:value="-10.5555555555556">
                <text:p>-10.55555555555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7.7777777777778">
                <text:p>-37.7777777777778</text:p>
              </table:table-cell>
              <table:table-cell office:value-type="float" office:value="-12.2222222222222">
                <text:p>-12.22222222222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22.6744186046512">
                <text:p>-22.6744186046512</text:p>
              </table:table-cell>
              <table:table-cell office:value-type="float" office:value="-6.3953488372093">
                <text:p>-6.39534883720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4.4444444444444">
                <text:p>24.4444444444444</text:p>
              </table:table-cell>
              <table:table-cell office:value-type="float" office:value="-31.1111111111111">
                <text:p>-31.11111111111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38.3333333333333">
                <text:p>-38.3333333333333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90697674418605">
                <text:p>2.90697674418605</text:p>
              </table:table-cell>
              <table:table-cell office:value-type="float" office:value="-7.55813953488372">
                <text:p>-7.558139534883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.375">
                <text:p>-4.375</text:p>
              </table:table-cell>
              <table:table-cell office:value-type="float" office:value="-8.75">
                <text:p>-8.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62.5">
                <text:p>-62.5</text:p>
              </table:table-cell>
              <table:table-cell office:value-type="float" office:value="-16.25">
                <text:p>-16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80">
                <text:p>-80</text:p>
              </table:table-cell>
              <table:table-cell office:value-type="float" office:value="-18.3333333333333">
                <text:p>-18.33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2.5">
                <text:p>-2.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11.1111111111111">
                <text:p>-11.1111111111111</text:p>
              </table:table-cell>
              <table:table-cell office:value-type="float" office:value="-15.5555555555556">
                <text:p>-15.55555555555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3.125">
                <text:p>-3.125</text:p>
              </table:table-cell>
              <table:table-cell office:value-type="float" office:value="-8.125">
                <text:p>-8.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6.25">
                <text:p>-6.25</text:p>
              </table:table-cell>
              <table:table-cell office:value-type="float" office:value="-7.5">
                <text:p>-7.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.046511627907">
                <text:p>36.046511627907</text:p>
              </table:table-cell>
              <table:table-cell office:value-type="float" office:value="-5.81395348837209">
                <text:p>-5.813953488372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80">
                <text:p>-80</text:p>
              </table:table-cell>
              <table:table-cell office:value-type="float" office:value="-6.66666666666667">
                <text:p>-6.6666666666666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21.25">
                <text:p>-21.25</text:p>
              </table:table-cell>
              <table:table-cell office:value-type="float" office:value="-6.25">
                <text:p>-6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097cm" svg:height="13.555cm" xlink:href=".." xlink:type="simple" chart:class="chart:bar" chart:style-name="ch1">
        <chart:plot-area chart:style-name="ch2" table:cell-range-address="Sheet3.D2:Sheet3.D112" svg:x="0.481cm" svg:y="0.271cm" svg:width="23.135cm" svg:height="13.013cm">
          <chartooo:coordinate-region svg:x="1.393cm" svg:y="0.47cm" svg:width="22.223cm" svg:height="12.61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3.D2:Sheet3.D112" chart:class="chart:bar">
            <chart:data-point chart:repeated="1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">
                <text:p>-2</text:p>
                <draw:g>
                  <svg:desc>Sheet3.D2:Sheet3.D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1">
                <text:p>-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3.5">
                <text:p>-23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4.5">
                <text:p>-74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48">
                <text:p>-4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34">
                <text:p>-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705cm" svg:y="3.952cm" style:legend-expansion="high" chart:style-name="ch2"/>
        <chart:plot-area chart:style-name="ch3" table:cell-range-address="Sheet3.F1:Sheet3.F112 Sheet3.J1:Sheet3.J112" chart:data-source-has-labels="row" svg:x="0.32cm" svg:y="0.18cm" svg:width="12.065cm" svg:height="8.64cm">
          <chartooo:coordinate-region svg:x="0.941cm" svg:y="0.379cm" svg:width="11.444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F2:Sheet3.F112" chart:label-cell-address="Sheet3.F1:Sheet3.F1" chart:class="chart:bar">
            <chart:data-point chart:repeated="111"/>
          </chart:series>
          <chart:series chart:style-name="ch8" chart:values-cell-range-address="Sheet3.J2:Sheet3.J112" chart:label-cell-address="Sheet3.J1:Sheet3.J1" chart:class="chart:bar"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ersió_actual</text:p>
                <draw:g>
                  <svg:desc>Sheet3.F1:Sheet3.F1</svg:desc>
                </draw:g>
              </table:table-cell>
              <table:table-cell office:value-type="string">
                <text:p>Dispersió_funció</text:p>
                <draw:g>
                  <svg:desc>Sheet3.J1:Sheet3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3.F2:Sheet3.F112</svg:desc>
                </draw:g>
              </table:table-cell>
              <table:table-cell office:value-type="float" office:value="9">
                <text:p>9</text:p>
                <draw:g>
                  <svg:desc>Sheet3.J2:Sheet3.J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3.F1:Sheet3.F112" chart:data-source-has-labels="row" svg:x="0.32cm" svg:y="0.18cm" svg:width="15.36cm" svg:height="8.64cm">
          <chartooo:coordinate-region svg:x="0.941cm" svg:y="0.379cm" svg:width="14.739cm" svg:height="8.24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3.F2:Sheet3.F112" chart:label-cell-address="Sheet3.F1:Sheet3.F1" chart:class="chart:bar">
            <chart:data-point chart:repeated="1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persió_actual</text:p>
                <draw:g>
                  <svg:desc>Sheet3.F1:Sheet3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3.F2:Sheet3.F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